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64in"/>
    </style:style>
    <style:style style:name="co2" style:family="table-column">
      <style:table-column-properties fo:break-before="auto" style:column-width="1.5917in"/>
    </style:style>
    <style:style style:name="co3" style:family="table-column">
      <style:table-column-properties fo:break-before="auto" style:column-width="1.8709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29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29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29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29">
      <style:table-cell-properties fo:border-bottom="0.74pt solid #666666" fo:background-color="#b2b2b2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29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29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s_change_counts_day" table:style-name="ta1">
        <table:table-column table:style-name="co1" table:default-cell-style-name="ce15"/>
        <table:table-column table:style-name="co2" table:number-columns-repeated="2" table:default-cell-style-name="ce20"/>
        <table:table-column table:style-name="co3" table:number-columns-repeated="2" table:default-cell-style-name="ce20"/>
        <table:table-column table:style-name="co4" table:default-cell-style-name="ce27"/>
        <table:table-row table:style-name="ro1">
          <table:table-cell table:style-name="ce1" office:value-type="string" calcext:value-type="string">
            <text:p>Statistic</text:p>
          </table:table-cell>
          <table:table-cell table:style-name="ce19" office:value-type="string" calcext:value-type="string">
            <text:p>ipv4_prefix_count</text:p>
          </table:table-cell>
          <table:table-cell table:style-name="ce19" office:value-type="string" calcext:value-type="string">
            <text:p>ipv6_prefix_count</text:p>
          </table:table-cell>
          <table:table-cell table:style-name="ce19" office:value-type="string" calcext:value-type="string">
            <text:p>ipv4_neighbor_count</text:p>
          </table:table-cell>
          <table:table-cell table:style-name="ce19" office:value-type="string" calcext:value-type="string">
            <text:p>ipv6_neighbor_count</text:p>
          </table:table-cell>
          <table:table-cell table:style-name="ce1" office:value-type="string" calcext:value-type="string">
            <text:p>Total_Change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.85566247224278" calcext:value-type="float">
            <text:p>1.9</text:p>
          </table:table-cell>
          <table:table-cell office:value-type="float" office:value="1.90227272727273" calcext:value-type="float">
            <text:p>1.9</text:p>
          </table:table-cell>
          <table:table-cell office:value-type="float" office:value="1.93231750531538" calcext:value-type="float">
            <text:p>1.9</text:p>
          </table:table-cell>
          <table:table-cell office:value-type="float" office:value="2.13987022350397" calcext:value-type="float">
            <text:p>2.1</text:p>
          </table:table-cell>
          <table:table-cell table:style-name="ce24" office:value-type="float" office:value="2.65755590693472" calcext:value-type="float">
            <text:p>2.7</text:p>
          </table:table-cell>
        </table:table-row>
        <table:table-row table:style-name="ro1">
          <table:table-cell table:style-name="ce16" office:value-type="string" calcext:value-type="string">
            <text:p>Median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5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.3858689431083" calcext:value-type="float">
            <text:p>1.4</text:p>
          </table:table-cell>
          <table:table-cell office:value-type="float" office:value="1.68930558664972" calcext:value-type="float">
            <text:p>1.7</text:p>
          </table:table-cell>
          <table:table-cell office:value-type="float" office:value="1.39656648943649" calcext:value-type="float">
            <text:p>1.4</text:p>
          </table:table-cell>
          <table:table-cell office:value-type="float" office:value="1.63362599565501" calcext:value-type="float">
            <text:p>1.6</text:p>
          </table:table-cell>
          <table:table-cell table:style-name="ce24" office:value-type="float" office:value="2.5787574095738" calcext:value-type="float">
            <text:p>2.6</text:p>
          </table:table-cell>
        </table:table-row>
        <table:table-row table:style-name="ro1">
          <table:table-cell table:style-name="ce16"/>
          <table:table-cell table:style-name="ce21" table:number-columns-repeated="4"/>
          <table:table-cell table:style-name="ce25"/>
        </table:table-row>
        <table:table-row table:style-name="ro1">
          <table:table-cell table:style-name="ce17" office:value-type="string" calcext:value-type="string">
            <text:p>AS_ID</text:p>
          </table:table-cell>
          <table:table-cell table:style-name="ce22" office:value-type="string" calcext:value-type="string">
            <text:p>ipv4_prefix_count</text:p>
          </table:table-cell>
          <table:table-cell table:style-name="ce22" office:value-type="string" calcext:value-type="string">
            <text:p>ipv6_prefix_count</text:p>
          </table:table-cell>
          <table:table-cell table:style-name="ce22" office:value-type="string" calcext:value-type="string">
            <text:p>ipv4_neighbor_count</text:p>
          </table:table-cell>
          <table:table-cell table:style-name="ce22" office:value-type="string" calcext:value-type="string">
            <text:p>ipv6_neighbor_count</text:p>
          </table:table-cell>
          <table:table-cell table:style-name="ce26" office:value-type="string" calcext:value-type="string">
            <text:p>Total_Changes</text:p>
          </table:table-cell>
        </table:table-row>
        <table:table-row table:style-name="ro1">
          <table:table-cell table:style-name="ce16" office:value-type="float" office:value="19653" calcext:value-type="float">
            <text:p>19653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39120" calcext:value-type="float">
            <text:p>39120</text:p>
          </table:table-cell>
          <table:table-cell table:number-columns-repeated="2"/>
          <table:table-cell table:number-columns-repeated="2" office:value-type="float" office:value="11" calcext:value-type="float">
            <text:p>11.0</text:p>
          </table:table-cell>
          <table:table-cell table:style-name="ce28" office:value-type="float" office:value="22" calcext:value-type="float">
            <text:p>22.0</text:p>
          </table:table-cell>
        </table:table-row>
        <table:table-row table:style-name="ro1">
          <table:table-cell table:style-name="ce16" office:value-type="float" office:value="13335" calcext:value-type="float">
            <text:p>13335</text:p>
          </table:table-cell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9" calcext:value-type="float">
            <text:p>9.0</text:p>
          </table:table-cell>
          <table:table-cell table:number-columns-repeated="2" table:style-name="ce21" office:value-type="float" office:value="4" calcext:value-type="float">
            <text:p>4.0</text:p>
          </table:table-cell>
          <table:table-cell office:value-type="float" office:value="22" calcext:value-type="float">
            <text:p>22.0</text:p>
          </table:table-cell>
        </table:table-row>
        <table:table-row table:style-name="ro1">
          <table:table-cell office:value-type="float" office:value="61568" calcext:value-type="float">
            <text:p>61568</text:p>
          </table:table-cell>
          <table:table-cell table:number-columns-repeated="2"/>
          <table:table-cell office:value-type="float" office:value="11" calcext:value-type="float">
            <text:p>11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1299" calcext:value-type="float">
            <text:p>1299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0" calcext:value-type="float">
            <text:p>10.0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28" office:value-type="float" office:value="20" calcext:value-type="float">
            <text:p>20.0</text:p>
          </table:table-cell>
        </table:table-row>
        <table:table-row table:style-name="ro1">
          <table:table-cell table:style-name="ce16" office:value-type="float" office:value="45352" calcext:value-type="float">
            <text:p>45352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8001" calcext:value-type="float">
            <text:p>3800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2"/>
          <table:table-cell table:number-columns-repeated="2" office:value-type="float" office:value="9" calcext:value-type="float">
            <text:p>9.0</text:p>
          </table:table-cell>
          <table:table-cell table:style-name="ce28" office:value-type="float" office:value="18" calcext:value-type="float">
            <text:p>18.0</text:p>
          </table:table-cell>
        </table:table-row>
        <table:table-row table:style-name="ro1">
          <table:table-cell table:style-name="ce16" office:value-type="float" office:value="209" calcext:value-type="float">
            <text:p>20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style-name="ce28" office:value-type="float" office:value="20" calcext:value-type="float">
            <text:p>20.0</text:p>
          </table:table-cell>
        </table:table-row>
        <table:table-row table:style-name="ro1">
          <table:table-cell table:style-name="ce16" office:value-type="float" office:value="3257" calcext:value-type="float">
            <text:p>325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63927" calcext:value-type="float">
            <text:p>63927</text:p>
          </table:table-cell>
          <table:table-cell table:number-columns-repeated="2"/>
          <table:table-cell table:number-columns-repeated="2" office:value-type="float" office:value="8" calcext:value-type="float">
            <text:p>8.0</text:p>
          </table:table-cell>
          <table:table-cell table:style-name="ce28" office:value-type="float" office:value="16" calcext:value-type="float">
            <text:p>16.0</text:p>
          </table:table-cell>
        </table:table-row>
        <table:table-row table:style-name="ro1">
          <table:table-cell table:style-name="ce16" office:value-type="float" office:value="174" calcext:value-type="float">
            <text:p>174</text:p>
          </table:table-cell>
          <table:table-cell table:number-columns-repeated="2" table:style-name="ce21" office:value-type="float" office:value="3" calcext:value-type="float">
            <text:p>3.0</text:p>
          </table:table-cell>
          <table:table-cell table:style-name="ce21" office:value-type="float" office:value="10" calcext:value-type="float">
            <text:p>10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24" calcext:value-type="float">
            <text:p>24.0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4" calcext:value-type="float">
            <text:p>4.0</text:p>
          </table:table-cell>
          <table:table-cell office:value-type="float" office:value="11" calcext:value-type="float">
            <text:p>11.0</text:p>
          </table:table-cell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17" calcext:value-type="float">
            <text:p>17.0</text:p>
          </table:table-cell>
        </table:table-row>
        <table:table-row table:style-name="ro1">
          <table:table-cell table:style-name="ce16" office:value-type="float" office:value="4764" calcext:value-type="float">
            <text:p>4764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10" calcext:value-type="float">
            <text:p>10.0</text:p>
          </table:table-cell>
          <table:table-cell table:style-name="ce28" office:value-type="float" office:value="19" calcext:value-type="float">
            <text:p>19.0</text:p>
          </table:table-cell>
        </table:table-row>
        <table:table-row table:style-name="ro1">
          <table:table-cell table:style-name="ce16" office:value-type="float" office:value="1239" calcext:value-type="float">
            <text:p>123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number-columns-repeated="2" table:style-name="ce21" office:value-type="float" office:value="7" calcext:value-type="float">
            <text:p>7.0</text:p>
          </table:table-cell>
          <table:table-cell office:value-type="float" office:value="16" calcext:value-type="float">
            <text:p>16.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7468" calcext:value-type="float">
            <text:p>37468</text:p>
          </table:table-cell>
          <table:table-cell table:style-name="ce21" table:number-columns-repeated="2"/>
          <table:table-cell table:style-name="ce21" office:value-type="float" office:value="9" calcext:value-type="float">
            <text:p>9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4637" calcext:value-type="float">
            <text:p>4637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5" calcext:value-type="float">
            <text:p>5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23969" calcext:value-type="float">
            <text:p>2396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002" calcext:value-type="float">
            <text:p>9002</text:p>
          </table:table-cell>
          <table:table-cell table:style-name="ce21" table:number-columns-repeated="2"/>
          <table:table-cell table:style-name="ce21" office:value-type="float" office:value="9" calcext:value-type="float">
            <text:p>9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461" calcext:value-type="float">
            <text:p>646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4766" calcext:value-type="float">
            <text:p>4766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28" calcext:value-type="float">
            <text:p>1828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16" calcext:value-type="float">
            <text:p>16.0</text:p>
          </table:table-cell>
        </table:table-row>
        <table:table-row table:style-name="ro1">
          <table:table-cell table:style-name="ce16" office:value-type="float" office:value="64049" calcext:value-type="float">
            <text:p>64049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55836" calcext:value-type="float">
            <text:p>55836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132215" calcext:value-type="float">
            <text:p>13221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2"/>
          <table:table-cell table:number-columns-repeated="2" office:value-type="float" office:value="9" calcext:value-type="float">
            <text:p>9.0</text:p>
          </table:table-cell>
          <table:table-cell table:style-name="ce28" office:value-type="float" office:value="18" calcext:value-type="float">
            <text:p>18.0</text:p>
          </table:table-cell>
        </table:table-row>
        <table:table-row table:style-name="ro1">
          <table:table-cell table:style-name="ce16" office:value-type="float" office:value="3320" calcext:value-type="float">
            <text:p>332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0" calcext:value-type="float">
            <text:p>10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18" calcext:value-type="float">
            <text:p>18.0</text:p>
          </table:table-cell>
        </table:table-row>
        <table:table-row table:style-name="ro1">
          <table:table-cell office:value-type="float" office:value="57463" calcext:value-type="float">
            <text:p>57463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41095" calcext:value-type="float">
            <text:p>4109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8" calcext:value-type="float">
            <text:p>8.0</text:p>
          </table:table-cell>
          <table:table-cell office:value-type="float" office:value="17" calcext:value-type="float">
            <text:p>17.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14" calcext:value-type="float">
            <text:p>14.0</text:p>
          </table:table-cell>
        </table:table-row>
        <table:table-row table:style-name="ro1">
          <table:table-cell table:style-name="ce16" office:value-type="float" office:value="16735" calcext:value-type="float">
            <text:p>16735</text:p>
          </table:table-cell>
          <table:table-cell table:style-name="ce21" table:number-columns-repeated="2"/>
          <table:table-cell table:style-name="ce21" office:value-type="float" office:value="10" calcext:value-type="float">
            <text:p>10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8" calcext:value-type="float">
            <text:p>18.0</text:p>
          </table:table-cell>
        </table:table-row>
        <table:table-row table:style-name="ro1">
          <table:table-cell office:value-type="float" office:value="33891" calcext:value-type="float">
            <text:p>3389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5410" calcext:value-type="float">
            <text:p>5541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8881" calcext:value-type="float">
            <text:p>18881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2956" calcext:value-type="float">
            <text:p>12956</text:p>
          </table:table-cell>
          <table:table-cell table:style-name="ce21" table:number-columns-repeated="2"/>
          <table:table-cell table:style-name="ce21" office:value-type="float" office:value="11" calcext:value-type="float">
            <text:p>11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3764" calcext:value-type="float">
            <text:p>23764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4635" calcext:value-type="float">
            <text:p>4635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9838" calcext:value-type="float">
            <text:p>2983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9360" calcext:value-type="float">
            <text:p>593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409" calcext:value-type="float">
            <text:p>137409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136907" calcext:value-type="float">
            <text:p>13690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2975" calcext:value-type="float">
            <text:p>1297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5169" calcext:value-type="float">
            <text:p>15169</text:p>
          </table:table-cell>
          <table:table-cell table:style-name="ce21" office:value-type="float" office:value="6" calcext:value-type="float">
            <text:p>6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140951" calcext:value-type="float">
            <text:p>14095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874" calcext:value-type="float">
            <text:p>12874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4984" calcext:value-type="float">
            <text:p>349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1280" calcext:value-type="float">
            <text:p>11280</text:p>
          </table:table-cell>
          <table:table-cell table:style-name="ce21" table:number-columns-repeated="2"/>
          <table:table-cell table:style-name="ce21" office:value-type="float" office:value="9" calcext:value-type="float">
            <text:p>9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2787" calcext:value-type="float">
            <text:p>3278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0844" calcext:value-type="float">
            <text:p>3084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7713" calcext:value-type="float">
            <text:p>7713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52320" calcext:value-type="float">
            <text:p>5232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7" calcext:value-type="float">
            <text:p>7.0</text:p>
          </table:table-cell>
          <table:table-cell table:style-name="ce28" office:value-type="float" office:value="18" calcext:value-type="float">
            <text:p>18.0</text:p>
          </table:table-cell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485" calcext:value-type="float">
            <text:p>20485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12552" calcext:value-type="float">
            <text:p>1255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2400" calcext:value-type="float">
            <text:p>1240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00612" calcext:value-type="float">
            <text:p>200612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0673" calcext:value-type="float">
            <text:p>5067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01776" calcext:value-type="float">
            <text:p>20177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676" calcext:value-type="float">
            <text:p>40676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0764" calcext:value-type="float">
            <text:p>20764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  <table:table-cell table:style-name="ce28" office:value-type="float" office:value="14" calcext:value-type="float">
            <text:p>14.0</text:p>
          </table:table-cell>
        </table:table-row>
        <table:table-row table:style-name="ro1">
          <table:table-cell table:style-name="ce16" office:value-type="float" office:value="43100" calcext:value-type="float">
            <text:p>43100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3440" calcext:value-type="float">
            <text:p>20344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520" calcext:value-type="float">
            <text:p>235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9119" calcext:value-type="float">
            <text:p>2911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6509" calcext:value-type="float">
            <text:p>16509</text:p>
          </table:table-cell>
          <table:table-cell office:value-type="float" office:value="10" calcext:value-type="float">
            <text:p>10.0</text:p>
          </table:table-cell>
          <table:table-cell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25" calcext:value-type="float">
            <text:p>25.0</text:p>
          </table:table-cell>
        </table:table-row>
        <table:table-row table:style-name="ro1">
          <table:table-cell table:style-name="ce16" office:value-type="float" office:value="35297" calcext:value-type="float">
            <text:p>3529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359" calcext:value-type="float">
            <text:p>835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9535" calcext:value-type="float">
            <text:p>29535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927" calcext:value-type="float">
            <text:p>349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10" calcext:value-type="float">
            <text:p>10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20473" calcext:value-type="float">
            <text:p>20473</text:p>
          </table:table-cell>
          <table:table-cell office:value-type="float" office:value="2" calcext:value-type="float">
            <text:p>2.0</text:p>
          </table:table-cell>
          <table:table-cell office:value-type="float" office:value="11" calcext:value-type="float">
            <text:p>11.0</text:p>
          </table:table-cell>
          <table:table-cell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  <table:table-cell table:style-name="ce28" office:value-type="float" office:value="26" calcext:value-type="float">
            <text:p>26.0</text:p>
          </table:table-cell>
        </table:table-row>
        <table:table-row table:style-name="ro1">
          <table:table-cell table:style-name="ce16" office:value-type="float" office:value="19905" calcext:value-type="float">
            <text:p>19905</text:p>
          </table:table-cell>
          <table:table-cell table:style-name="ce21" office:value-type="float" office:value="7" calcext:value-type="float">
            <text:p>7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34549" calcext:value-type="float">
            <text:p>3454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31500" calcext:value-type="float">
            <text:p>31500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1" calcext:value-type="float">
            <text:p>1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14" calcext:value-type="float">
            <text:p>14.0</text:p>
          </table:table-cell>
        </table:table-row>
        <table:table-row table:style-name="ro1">
          <table:table-cell table:style-name="ce16" office:value-type="float" office:value="133334" calcext:value-type="float">
            <text:p>133334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9324" calcext:value-type="float">
            <text:p>19324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9386" calcext:value-type="float">
            <text:p>39386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832" calcext:value-type="float">
            <text:p>4983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0629" calcext:value-type="float">
            <text:p>5062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217" calcext:value-type="float">
            <text:p>4421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771" calcext:value-type="float">
            <text:p>2077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181" calcext:value-type="float">
            <text:p>21118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8293" calcext:value-type="float">
            <text:p>208293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12330" calcext:value-type="float">
            <text:p>21233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7701" calcext:value-type="float">
            <text:p>20770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2705" calcext:value-type="float">
            <text:p>4270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1277" calcext:value-type="float">
            <text:p>2127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6019" calcext:value-type="float">
            <text:p>160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097" calcext:value-type="float">
            <text:p>16097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8529" calcext:value-type="float">
            <text:p>8529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25369" calcext:value-type="float">
            <text:p>2536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196925" calcext:value-type="float">
            <text:p>19692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002" calcext:value-type="float">
            <text:p>55002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47474" calcext:value-type="float">
            <text:p>4747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249" calcext:value-type="float">
            <text:p>1324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4684" calcext:value-type="float">
            <text:p>446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4929" calcext:value-type="float">
            <text:p>3492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98589" calcext:value-type="float">
            <text:p>198589</text:p>
          </table:table-cell>
          <table:table-cell table:number-columns-repeated="4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8369" calcext:value-type="float">
            <text:p>8369</text:p>
          </table:table-cell>
          <table:table-cell table:style-name="ce21" office:value-type="float" office:value="7" calcext:value-type="float">
            <text:p>7.0</text:p>
          </table:table-cell>
          <table:table-cell table:style-name="ce21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6606" calcext:value-type="float">
            <text:p>46606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64437" calcext:value-type="float">
            <text:p>644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2773" calcext:value-type="float">
            <text:p>22773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0058" calcext:value-type="float">
            <text:p>5005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61138" calcext:value-type="float">
            <text:p>61138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3094" calcext:value-type="float">
            <text:p>13094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7692" calcext:value-type="float">
            <text:p>47692</text:p>
          </table:table-cell>
          <table:table-cell table:style-name="ce21" table:number-columns-repeated="2"/>
          <table:table-cell table:style-name="ce21" office:value-type="float" office:value="11" calcext:value-type="float">
            <text:p>11.0</text:p>
          </table:table-cell>
          <table:table-cell table:style-name="ce21"/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57588" calcext:value-type="float">
            <text:p>57588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9216" calcext:value-type="float">
            <text:p>3921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9422" calcext:value-type="float">
            <text:p>59422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8980" calcext:value-type="float">
            <text:p>4898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0731" calcext:value-type="float">
            <text:p>6073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89" calcext:value-type="float">
            <text:p>508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231" calcext:value-type="float">
            <text:p>6123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097" calcext:value-type="float">
            <text:p>3209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1684" calcext:value-type="float">
            <text:p>51684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5391" calcext:value-type="float">
            <text:p>13539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825" calcext:value-type="float">
            <text:p>20682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86" calcext:value-type="float">
            <text:p>13786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10021" calcext:value-type="float">
            <text:p>210021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617" calcext:value-type="float">
            <text:p>561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9796" calcext:value-type="float">
            <text:p>59796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31221" calcext:value-type="float">
            <text:p>31221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1715" calcext:value-type="float">
            <text:p>21171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175" calcext:value-type="float">
            <text:p>3917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271" calcext:value-type="float">
            <text:p>58271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64" calcext:value-type="float">
            <text:p>27064</text:p>
          </table:table-cell>
          <table:table-cell table:style-name="ce21" office:value-type="float" office:value="6" calcext:value-type="float">
            <text:p>6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0796" calcext:value-type="float">
            <text:p>10796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536" calcext:value-type="float">
            <text:p>1353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459" calcext:value-type="float">
            <text:p>745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60" calcext:value-type="float">
            <text:p>1376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7282" calcext:value-type="float">
            <text:p>3728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3657" calcext:value-type="float">
            <text:p>33657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7552" calcext:value-type="float">
            <text:p>7552</text:p>
          </table:table-cell>
          <table:table-cell table:style-name="ce21" table:number-columns-repeated="2"/>
          <table:table-cell table:number-columns-repeated="2" table:style-name="ce21"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52468" calcext:value-type="float">
            <text:p>52468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table:style-name="ce28" office:value-type="float" office:value="13" calcext:value-type="float">
            <text:p>13.0</text:p>
          </table:table-cell>
        </table:table-row>
        <table:table-row table:style-name="ro1">
          <table:table-cell table:style-name="ce16" office:value-type="float" office:value="263237" calcext:value-type="float">
            <text:p>26323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4088" calcext:value-type="float">
            <text:p>2408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5899" calcext:value-type="float">
            <text:p>45899</text:p>
          </table:table-cell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4" calcext:value-type="float">
            <text:p>14.0</text:p>
          </table:table-cell>
        </table:table-row>
        <table:table-row table:style-name="ro1">
          <table:table-cell office:value-type="float" office:value="38158" calcext:value-type="float">
            <text:p>3815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6637" calcext:value-type="float">
            <text:p>16637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9465" calcext:value-type="float">
            <text:p>2946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230" calcext:value-type="float">
            <text:p>4230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53667" calcext:value-type="float">
            <text:p>53667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15" calcext:value-type="float">
            <text:p>15.0</text:p>
          </table:table-cell>
        </table:table-row>
        <table:table-row table:style-name="ro1">
          <table:table-cell table:style-name="ce16" office:value-type="float" office:value="812" calcext:value-type="float">
            <text:p>81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3356" calcext:value-type="float">
            <text:p>53356</text:p>
          </table:table-cell>
          <table:table-cell table:style-name="ce21"/>
          <table:table-cell table:style-name="ce21" office:value-type="float" office:value="10" calcext:value-type="float">
            <text:p>10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9" calcext:value-type="float">
            <text:p>19.0</text:p>
          </table:table-cell>
        </table:table-row>
        <table:table-row table:style-name="ro1">
          <table:table-cell office:value-type="float" office:value="136620" calcext:value-type="float">
            <text:p>136620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2210" calcext:value-type="float">
            <text:p>5221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6123" calcext:value-type="float">
            <text:p>396123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13" calcext:value-type="float">
            <text:p>13.0</text:p>
          </table:table-cell>
        </table:table-row>
        <table:table-row table:style-name="ro1">
          <table:table-cell table:style-name="ce16" office:value-type="float" office:value="49304" calcext:value-type="float">
            <text:p>493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0849" calcext:value-type="float">
            <text:p>60849</text:p>
          </table:table-cell>
          <table:table-cell table:number-columns-repeated="4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52025" calcext:value-type="float">
            <text:p>5202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057" calcext:value-type="float">
            <text:p>60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0715" calcext:value-type="float">
            <text:p>21071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167" calcext:value-type="float">
            <text:p>8167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66583" calcext:value-type="float">
            <text:p>266583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8329" calcext:value-type="float">
            <text:p>28329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65269" calcext:value-type="float">
            <text:p>2652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4997" calcext:value-type="float">
            <text:p>264997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574" calcext:value-type="float">
            <text:p>2157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7613" calcext:value-type="float">
            <text:p>267613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265239" calcext:value-type="float">
            <text:p>26523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009" calcext:value-type="float">
            <text:p>263009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6438" calcext:value-type="float">
            <text:p>26643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5933" calcext:value-type="float">
            <text:p>2593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9194" calcext:value-type="float">
            <text:p>269194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8496" calcext:value-type="float">
            <text:p>3849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8717" calcext:value-type="float">
            <text:p>5871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4779" calcext:value-type="float">
            <text:p>4779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33840" calcext:value-type="float">
            <text:p>13384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8715" calcext:value-type="float">
            <text:p>58715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138840" calcext:value-type="float">
            <text:p>138840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7524" calcext:value-type="float">
            <text:p>752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153" calcext:value-type="float">
            <text:p>3915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057" calcext:value-type="float">
            <text:p>5805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9" calcext:value-type="float">
            <text:p>9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34602" calcext:value-type="float">
            <text:p>3460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5082" calcext:value-type="float">
            <text:p>2508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1163" calcext:value-type="float">
            <text:p>3116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3763" calcext:value-type="float">
            <text:p>33763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6" calcext:value-type="float">
            <text:p>6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.0</text:p>
          </table:table-cell>
          <table:table-cell table:style-name="ce28" office:value-type="float" office:value="18" calcext:value-type="float">
            <text:p>18.0</text:p>
          </table:table-cell>
        </table:table-row>
        <table:table-row table:style-name="ro1">
          <table:table-cell table:style-name="ce16" office:value-type="float" office:value="55352" calcext:value-type="float">
            <text:p>55352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4222" calcext:value-type="float">
            <text:p>3422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8452" calcext:value-type="float">
            <text:p>8452</text:p>
          </table:table-cell>
          <table:table-cell table:style-name="ce21" office:value-type="float" office:value="7" calcext:value-type="float">
            <text:p>7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06611" calcext:value-type="float">
            <text:p>206611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0597" calcext:value-type="float">
            <text:p>50597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12692" calcext:value-type="float">
            <text:p>21269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682" calcext:value-type="float">
            <text:p>58682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05262" calcext:value-type="float">
            <text:p>20526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384" calcext:value-type="float">
            <text:p>50384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0276" calcext:value-type="float">
            <text:p>20027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155" calcext:value-type="float">
            <text:p>9155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0051" calcext:value-type="float">
            <text:p>60051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3214" calcext:value-type="float">
            <text:p>203214</text:p>
          </table:table-cell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17" calcext:value-type="float">
            <text:p>17.0</text:p>
          </table:table-cell>
        </table:table-row>
        <table:table-row table:style-name="ro1">
          <table:table-cell office:value-type="float" office:value="199739" calcext:value-type="float">
            <text:p>19973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1461" calcext:value-type="float">
            <text:p>61461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8322" calcext:value-type="float">
            <text:p>58322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8952" calcext:value-type="float">
            <text:p>26895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114" calcext:value-type="float">
            <text:p>1911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368" calcext:value-type="float">
            <text:p>28368</text:p>
          </table:table-cell>
          <table:table-cell table:style-name="ce21" table:number-columns-repeated="2"/>
          <table:table-cell table:style-name="ce21" office:value-type="float" office:value="10" calcext:value-type="float">
            <text:p>10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28283" calcext:value-type="float">
            <text:p>2828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888" calcext:value-type="float">
            <text:p>888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136744" calcext:value-type="float">
            <text:p>13674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97067" calcext:value-type="float">
            <text:p>39706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9873" calcext:value-type="float">
            <text:p>29873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7138" calcext:value-type="float">
            <text:p>207138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52465" calcext:value-type="float">
            <text:p>5246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115" calcext:value-type="float">
            <text:p>1331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148" calcext:value-type="float">
            <text:p>3714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7440" calcext:value-type="float">
            <text:p>37440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6925" calcext:value-type="float">
            <text:p>3692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998" calcext:value-type="float">
            <text:p>36998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37075" calcext:value-type="float">
            <text:p>3707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5818" calcext:value-type="float">
            <text:p>258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137990" calcext:value-type="float">
            <text:p>13799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757" calcext:value-type="float">
            <text:p>387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845" calcext:value-type="float">
            <text:p>4584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326" calcext:value-type="float">
            <text:p>134326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35908" calcext:value-type="float">
            <text:p>35908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5661" calcext:value-type="float">
            <text:p>3566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3482" calcext:value-type="float">
            <text:p>263482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459" calcext:value-type="float">
            <text:p>26245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469" calcext:value-type="float">
            <text:p>26746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6040" calcext:value-type="float">
            <text:p>266040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8220" calcext:value-type="float">
            <text:p>2822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2866" calcext:value-type="float">
            <text:p>5286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629" calcext:value-type="float">
            <text:p>263629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8359" calcext:value-type="float">
            <text:p>28359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6207" calcext:value-type="float">
            <text:p>2662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8191" calcext:value-type="float">
            <text:p>2819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126" calcext:value-type="float">
            <text:p>2812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1844" calcext:value-type="float">
            <text:p>61844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2875" calcext:value-type="float">
            <text:p>26287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6233" calcext:value-type="float">
            <text:p>2662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2579" calcext:value-type="float">
            <text:p>5257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3180" calcext:value-type="float">
            <text:p>5318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2863" calcext:value-type="float">
            <text:p>52863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7827" calcext:value-type="float">
            <text:p>2782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761" calcext:value-type="float">
            <text:p>262761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09015" calcext:value-type="float">
            <text:p>20901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273" calcext:value-type="float">
            <text:p>3927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8784" calcext:value-type="float">
            <text:p>20878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4112" calcext:value-type="float">
            <text:p>6411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566" calcext:value-type="float">
            <text:p>2675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066" calcext:value-type="float">
            <text:p>265066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2503" calcext:value-type="float">
            <text:p>262503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72193" calcext:value-type="float">
            <text:p>27219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7614" calcext:value-type="float">
            <text:p>267614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41032" calcext:value-type="float">
            <text:p>4103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3459" calcext:value-type="float">
            <text:p>203459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61226" calcext:value-type="float">
            <text:p>612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4" calcext:value-type="float">
            <text:p>4.0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00081" calcext:value-type="float">
            <text:p>20008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7944" calcext:value-type="float">
            <text:p>20794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1675" calcext:value-type="float">
            <text:p>20167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7324" calcext:value-type="float">
            <text:p>57324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3217" calcext:value-type="float">
            <text:p>203217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14" calcext:value-type="float">
            <text:p>14.0</text:p>
          </table:table-cell>
        </table:table-row>
        <table:table-row table:style-name="ro1">
          <table:table-cell table:style-name="ce16" office:value-type="float" office:value="59588" calcext:value-type="float">
            <text:p>59588</text:p>
          </table:table-cell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12795" calcext:value-type="float">
            <text:p>21279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2541" calcext:value-type="float">
            <text:p>42541</text:p>
          </table:table-cell>
          <table:table-cell table:style-name="ce21" table:number-columns-repeated="2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269783" calcext:value-type="float">
            <text:p>26978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474" calcext:value-type="float">
            <text:p>262474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4297" calcext:value-type="float">
            <text:p>26429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817" calcext:value-type="float">
            <text:p>26381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579" calcext:value-type="float">
            <text:p>26857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4567" calcext:value-type="float">
            <text:p>26456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572" calcext:value-type="float">
            <text:p>26257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937" calcext:value-type="float">
            <text:p>26593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642" calcext:value-type="float">
            <text:p>2626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869" calcext:value-type="float">
            <text:p>26286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7373" calcext:value-type="float">
            <text:p>26737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942" calcext:value-type="float">
            <text:p>26794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145" calcext:value-type="float">
            <text:p>27114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2660" calcext:value-type="float">
            <text:p>526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130" calcext:value-type="float">
            <text:p>26513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53121" calcext:value-type="float">
            <text:p>531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886" calcext:value-type="float">
            <text:p>26888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058" calcext:value-type="float">
            <text:p>1105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773" calcext:value-type="float">
            <text:p>262773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3336" calcext:value-type="float">
            <text:p>263336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8919" calcext:value-type="float">
            <text:p>2689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154" calcext:value-type="float">
            <text:p>2815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021" calcext:value-type="float">
            <text:p>2690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498" calcext:value-type="float">
            <text:p>26649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470" calcext:value-type="float">
            <text:p>26347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587" calcext:value-type="float">
            <text:p>26258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586" calcext:value-type="float">
            <text:p>270586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6644" calcext:value-type="float">
            <text:p>266644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52327" calcext:value-type="float">
            <text:p>523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965" calcext:value-type="float">
            <text:p>266965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6992" calcext:value-type="float">
            <text:p>26699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6489" calcext:value-type="float">
            <text:p>26648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396" calcext:value-type="float">
            <text:p>267396</text:p>
          </table:table-cell>
          <table:table-cell table:number-columns-repeated="3"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68240" calcext:value-type="float">
            <text:p>26824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60919" calcext:value-type="float">
            <text:p>609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266" calcext:value-type="float">
            <text:p>35266</text:p>
          </table:table-cell>
          <table:table-cell table:number-columns-repeated="2"/>
          <table:table-cell table:number-columns-repeated="2" office:value-type="float" office:value="11" calcext:value-type="float">
            <text:p>11.0</text:p>
          </table:table-cell>
          <table:table-cell table:style-name="ce28" office:value-type="float" office:value="22" calcext:value-type="float">
            <text:p>22.0</text:p>
          </table:table-cell>
        </table:table-row>
        <table:table-row table:style-name="ro1">
          <table:table-cell table:style-name="ce16" office:value-type="float" office:value="141137" calcext:value-type="float">
            <text:p>1411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4128" calcext:value-type="float">
            <text:p>5412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3940" calcext:value-type="float">
            <text:p>4394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325" calcext:value-type="float">
            <text:p>143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206" calcext:value-type="float">
            <text:p>1220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217" calcext:value-type="float">
            <text:p>1221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2639" calcext:value-type="float">
            <text:p>22639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3246" calcext:value-type="float">
            <text:p>232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305" calcext:value-type="float">
            <text:p>39730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2825" calcext:value-type="float">
            <text:p>6282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0674" calcext:value-type="float">
            <text:p>3067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5515" calcext:value-type="float">
            <text:p>2551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839" calcext:value-type="float">
            <text:p>45839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01749" calcext:value-type="float">
            <text:p>201749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198169" calcext:value-type="float">
            <text:p>19816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4577" calcext:value-type="float">
            <text:p>20457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3103" calcext:value-type="float">
            <text:p>431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407" calcext:value-type="float">
            <text:p>48407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6484" calcext:value-type="float">
            <text:p>56484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773" calcext:value-type="float">
            <text:p>157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811" calcext:value-type="float">
            <text:p>20781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9579" calcext:value-type="float">
            <text:p>19957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154" calcext:value-type="float">
            <text:p>2315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654" calcext:value-type="float">
            <text:p>12654</text:p>
          </table:table-cell>
          <table:table-cell table:number-columns-repeated="4" table:style-name="ce21" office:value-type="float" office:value="11" calcext:value-type="float">
            <text:p>11.0</text:p>
          </table:table-cell>
          <table:table-cell office:value-type="float" office:value="44" calcext:value-type="float">
            <text:p>44.0</text:p>
          </table:table-cell>
        </table:table-row>
        <table:table-row table:style-name="ro1">
          <table:table-cell office:value-type="float" office:value="44844" calcext:value-type="float">
            <text:p>4484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076" calcext:value-type="float">
            <text:p>3507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958" calcext:value-type="float">
            <text:p>202958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97107" calcext:value-type="float">
            <text:p>1971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442" calcext:value-type="float">
            <text:p>20344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5732" calcext:value-type="float">
            <text:p>3573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664" calcext:value-type="float">
            <text:p>476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385" calcext:value-type="float">
            <text:p>48385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9861" calcext:value-type="float">
            <text:p>498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446" calcext:value-type="float">
            <text:p>5044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626" calcext:value-type="float">
            <text:p>204626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6762" calcext:value-type="float">
            <text:p>196762</text:p>
          </table:table-cell>
          <table:table-cell table:style-name="ce21" table:number-columns-repeated="2"/>
          <table:table-cell table:style-name="ce21" office:value-type="float" office:value="9" calcext:value-type="float">
            <text:p>9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197035" calcext:value-type="float">
            <text:p>1970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936" calcext:value-type="float">
            <text:p>5693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881" calcext:value-type="float">
            <text:p>20788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873" calcext:value-type="float">
            <text:p>1988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573" calcext:value-type="float">
            <text:p>212573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1524" calcext:value-type="float">
            <text:p>415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660" calcext:value-type="float">
            <text:p>3466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619" calcext:value-type="float">
            <text:p>1986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4302" calcext:value-type="float">
            <text:p>6430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7996" calcext:value-type="float">
            <text:p>32799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441" calcext:value-type="float">
            <text:p>2444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994" calcext:value-type="float">
            <text:p>14999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9704" calcext:value-type="float">
            <text:p>149704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58704" calcext:value-type="float">
            <text:p>5870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1746" calcext:value-type="float">
            <text:p>13174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423" calcext:value-type="float">
            <text:p>9423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094" calcext:value-type="float">
            <text:p>15009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7704" calcext:value-type="float">
            <text:p>13770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100" calcext:value-type="float">
            <text:p>13710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269" calcext:value-type="float">
            <text:p>1372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9734" calcext:value-type="float">
            <text:p>13973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097" calcext:value-type="float">
            <text:p>13809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258" calcext:value-type="float">
            <text:p>14925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6644" calcext:value-type="float">
            <text:p>13664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9950" calcext:value-type="float">
            <text:p>1399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424" calcext:value-type="float">
            <text:p>1404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024" calcext:value-type="float">
            <text:p>1410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416" calcext:value-type="float">
            <text:p>1414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146" calcext:value-type="float">
            <text:p>1411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566" calcext:value-type="float">
            <text:p>1415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745" calcext:value-type="float">
            <text:p>14174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1782" calcext:value-type="float">
            <text:p>1417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879" calcext:value-type="float">
            <text:p>141879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41939" calcext:value-type="float">
            <text:p>14193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7131" calcext:value-type="float">
            <text:p>14713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070" calcext:value-type="float">
            <text:p>14707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7122" calcext:value-type="float">
            <text:p>1471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358" calcext:value-type="float">
            <text:p>21235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588" calcext:value-type="float">
            <text:p>14958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49934" calcext:value-type="float">
            <text:p>1499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2678" calcext:value-type="float">
            <text:p>13267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286" calcext:value-type="float">
            <text:p>3928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12148" calcext:value-type="float">
            <text:p>1214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993" calcext:value-type="float">
            <text:p>2629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571" calcext:value-type="float">
            <text:p>4957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2" office:value-type="float" office:value="3" calcext:value-type="float">
            <text:p>3.0</text:p>
          </table:table-cell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65928" calcext:value-type="float">
            <text:p>26592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637" calcext:value-type="float">
            <text:p>6263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177" calcext:value-type="float">
            <text:p>26417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229" calcext:value-type="float">
            <text:p>26422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2250" calcext:value-type="float">
            <text:p>212250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" calcext:value-type="float">
            <text:p>1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47065" calcext:value-type="float">
            <text:p>47065</text:p>
          </table:table-cell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3746" calcext:value-type="float">
            <text:p>2037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704" calcext:value-type="float">
            <text:p>2707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451" calcext:value-type="float">
            <text:p>19745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589" calcext:value-type="float">
            <text:p>20058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843" calcext:value-type="float">
            <text:p>20084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7741" calcext:value-type="float">
            <text:p>77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972" calcext:value-type="float">
            <text:p>2659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220" calcext:value-type="float">
            <text:p>1922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644" calcext:value-type="float">
            <text:p>26264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111" calcext:value-type="float">
            <text:p>26511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2624" calcext:value-type="float">
            <text:p>2726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324" calcext:value-type="float">
            <text:p>2713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934" calcext:value-type="float">
            <text:p>26293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4928" calcext:value-type="float">
            <text:p>26492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4942" calcext:value-type="float">
            <text:p>264942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708" calcext:value-type="float">
            <text:p>277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382" calcext:value-type="float">
            <text:p>26638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593" calcext:value-type="float">
            <text:p>26259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4353" calcext:value-type="float">
            <text:p>39435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357" calcext:value-type="float">
            <text:p>3993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893" calcext:value-type="float">
            <text:p>197893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0121" calcext:value-type="float">
            <text:p>501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3836" calcext:value-type="float">
            <text:p>438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442" calcext:value-type="float">
            <text:p>2634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97" calcext:value-type="float">
            <text:p>527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441" calcext:value-type="float">
            <text:p>262441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652" calcext:value-type="float">
            <text:p>526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813" calcext:value-type="float">
            <text:p>262813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2540" calcext:value-type="float">
            <text:p>26254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639" calcext:value-type="float">
            <text:p>27163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578" calcext:value-type="float">
            <text:p>525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186" calcext:value-type="float">
            <text:p>271186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72465" calcext:value-type="float">
            <text:p>27246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6049" calcext:value-type="float">
            <text:p>4604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815" calcext:value-type="float">
            <text:p>6081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9826" calcext:value-type="float">
            <text:p>19982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1982" calcext:value-type="float">
            <text:p>20198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9625" calcext:value-type="float">
            <text:p>59625</text:p>
          </table:table-cell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204149" calcext:value-type="float">
            <text:p>204149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4778" calcext:value-type="float">
            <text:p>20477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3301" calcext:value-type="float">
            <text:p>20330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3257" calcext:value-type="float">
            <text:p>203257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2699" calcext:value-type="float">
            <text:p>20269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372" calcext:value-type="float">
            <text:p>3937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454" calcext:value-type="float">
            <text:p>2024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997" calcext:value-type="float">
            <text:p>20599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5169" calcext:value-type="float">
            <text:p>205169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3653" calcext:value-type="float">
            <text:p>20365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1090" calcext:value-type="float">
            <text:p>211090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11534" calcext:value-type="float">
            <text:p>21153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8175" calcext:value-type="float">
            <text:p>4817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3824" calcext:value-type="float">
            <text:p>2038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101" calcext:value-type="float">
            <text:p>263101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2822" calcext:value-type="float">
            <text:p>26282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072" calcext:value-type="float">
            <text:p>5307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1364" calcext:value-type="float">
            <text:p>113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713" calcext:value-type="float">
            <text:p>357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8060" calcext:value-type="float">
            <text:p>1980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825" calcext:value-type="float">
            <text:p>20782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750" calcext:value-type="float">
            <text:p>287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60434" calcext:value-type="float">
            <text:p>6043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8989" calcext:value-type="float">
            <text:p>2898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928" calcext:value-type="float">
            <text:p>20792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131" calcext:value-type="float">
            <text:p>3913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319" calcext:value-type="float">
            <text:p>5831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2316" calcext:value-type="float">
            <text:p>202316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6374" calcext:value-type="float">
            <text:p>5637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28066" calcext:value-type="float">
            <text:p>3280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332" calcext:value-type="float">
            <text:p>27133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573" calcext:value-type="float">
            <text:p>27057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343" calcext:value-type="float">
            <text:p>271343</text:p>
          </table:table-cell>
          <table:table-cell table:number-columns-repeated="2" table:style-name="ce21" office:value-type="float" office:value="3" calcext:value-type="float">
            <text:p>3.0</text:p>
          </table:table-cell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26593" calcext:value-type="float">
            <text:p>265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998" calcext:value-type="float">
            <text:p>27099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1820" calcext:value-type="float">
            <text:p>618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827" calcext:value-type="float">
            <text:p>178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271" calcext:value-type="float">
            <text:p>39627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6621" calcext:value-type="float">
            <text:p>466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55222" calcext:value-type="float">
            <text:p>552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9304" calcext:value-type="float">
            <text:p>930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3491" calcext:value-type="float">
            <text:p>3491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2548" calcext:value-type="float">
            <text:p>2254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12389" calcext:value-type="float">
            <text:p>1238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615" calcext:value-type="float">
            <text:p>26615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7" calcext:value-type="float">
            <text:p>7.0</text:p>
          </table:table-cell>
          <table:table-cell office:value-type="float" office:value="16" calcext:value-type="float">
            <text:p>16.0</text:p>
          </table:table-cell>
        </table:table-row>
        <table:table-row table:style-name="ro1">
          <table:table-cell office:value-type="float" office:value="22356" calcext:value-type="float">
            <text:p>22356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7271" calcext:value-type="float">
            <text:p>3727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4224" calcext:value-type="float">
            <text:p>3422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1133" calcext:value-type="float">
            <text:p>31133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42929" calcext:value-type="float">
            <text:p>42929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5913" calcext:value-type="float">
            <text:p>35913</text:p>
          </table:table-cell>
          <table:table-cell office:value-type="float" office:value="8" calcext:value-type="float">
            <text:p>8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12477" calcext:value-type="float">
            <text:p>21247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524" calcext:value-type="float">
            <text:p>19952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5598" calcext:value-type="float">
            <text:p>3559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0171" calcext:value-type="float">
            <text:p>6017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5007" calcext:value-type="float">
            <text:p>3500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2652" calcext:value-type="float">
            <text:p>4265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578" calcext:value-type="float">
            <text:p>1345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018" calcext:value-type="float">
            <text:p>701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8761" calcext:value-type="float">
            <text:p>28761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5329" calcext:value-type="float">
            <text:p>5532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082" calcext:value-type="float">
            <text:p>3808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16322" calcext:value-type="float">
            <text:p>1632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3491" calcext:value-type="float">
            <text:p>33491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16397" calcext:value-type="float">
            <text:p>1639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13" calcext:value-type="float">
            <text:p>132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67" calcext:value-type="float">
            <text:p>326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9605" calcext:value-type="float">
            <text:p>59605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0712" calcext:value-type="float">
            <text:p>20712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2" calcext:value-type="float">
            <text:p>2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53013" calcext:value-type="float">
            <text:p>5301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number-columns-repeated="2" table:style-name="ce21" office:value-type="float" office:value="5" calcext:value-type="float">
            <text:p>5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7478" calcext:value-type="float">
            <text:p>4747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3298" calcext:value-type="float">
            <text:p>4329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7" calcext:value-type="float">
            <text:p>7.0</text:p>
          </table:table-cell>
          <table:table-cell/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32098" calcext:value-type="float">
            <text:p>3209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30517" calcext:value-type="float">
            <text:p>3051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639" calcext:value-type="float">
            <text:p>17639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4036" calcext:value-type="float">
            <text:p>5403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761" calcext:value-type="float">
            <text:p>476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7762" calcext:value-type="float">
            <text:p>1776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4190" calcext:value-type="float">
            <text:p>13419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552" calcext:value-type="float">
            <text:p>5855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8656" calcext:value-type="float">
            <text:p>5865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5824" calcext:value-type="float">
            <text:p>55824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9829" calcext:value-type="float">
            <text:p>982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8678" calcext:value-type="float">
            <text:p>18678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840" calcext:value-type="float">
            <text:p>14840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6" calcext:value-type="float">
            <text:p>16.0</text:p>
          </table:table-cell>
        </table:table-row>
        <table:table-row table:style-name="ro1">
          <table:table-cell office:value-type="float" office:value="23947" calcext:value-type="float">
            <text:p>23947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398143" calcext:value-type="float">
            <text:p>39814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895" calcext:value-type="float">
            <text:p>2128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53062" calcext:value-type="float">
            <text:p>53062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5" calcext:value-type="float">
            <text:p>5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3106" calcext:value-type="float">
            <text:p>23106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61832" calcext:value-type="float">
            <text:p>61832</text:p>
          </table:table-cell>
          <table:table-cell table:style-name="ce21" table:number-columns-repeated="2"/>
          <table:table-cell table:style-name="ce21" office:value-type="float" office:value="7" calcext:value-type="float">
            <text:p>7.0</text:p>
          </table:table-cell>
          <table:table-cell table:style-name="ce21" office:value-type="float" office:value="5" calcext:value-type="float">
            <text:p>5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  <table:table-cell/>
          <table:table-cell office:value-type="float" office:value="4" calcext:value-type="float">
            <text:p>4.0</text:p>
          </table:table-cell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8264" calcext:value-type="float">
            <text:p>38264</text:p>
          </table:table-cell>
          <table:table-cell table:style-name="ce21" table:number-columns-repeated="2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17922" calcext:value-type="float">
            <text:p>1792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0024" calcext:value-type="float">
            <text:p>100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731" calcext:value-type="float">
            <text:p>14173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4056" calcext:value-type="float">
            <text:p>3405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9646" calcext:value-type="float">
            <text:p>13964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4397" calcext:value-type="float">
            <text:p>264397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4409" calcext:value-type="float">
            <text:p>264409</text:p>
          </table:table-cell>
          <table:table-cell table:style-name="ce21" table:number-columns-repeated="2"/>
          <table:table-cell table:style-name="ce21" office:value-type="float" office:value="8" calcext:value-type="float">
            <text:p>8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8976" calcext:value-type="float">
            <text:p>26897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521" calcext:value-type="float">
            <text:p>267521</text:p>
          </table:table-cell>
          <table:table-cell table:style-name="ce21" office:value-type="float" office:value="2" calcext:value-type="float">
            <text:p>2.0</text:p>
          </table:table-cell>
          <table:table-cell table:number-columns-repeated="2" table:style-name="ce21" office:value-type="float" office:value="3" calcext:value-type="float">
            <text:p>3.0</text:p>
          </table:table-cell>
          <table:table-cell table:style-name="ce21" office:value-type="float" office:value="5" calcext:value-type="float">
            <text:p>5.0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5570" calcext:value-type="float">
            <text:p>26557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2" calcext:value-type="float">
            <text:p>2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64273" calcext:value-type="float">
            <text:p>2642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3544" calcext:value-type="float">
            <text:p>39354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6030" calcext:value-type="float">
            <text:p>5603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2762" calcext:value-type="float">
            <text:p>52762</text:p>
          </table:table-cell>
          <table:table-cell table:number-columns-repeated="4" table:style-name="ce21"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3966" calcext:value-type="float">
            <text:p>263966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6873" calcext:value-type="float">
            <text:p>3687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3676" calcext:value-type="float">
            <text:p>133676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3524" calcext:value-type="float">
            <text:p>1335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650" calcext:value-type="float">
            <text:p>45650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8758" calcext:value-type="float">
            <text:p>3875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8186" calcext:value-type="float">
            <text:p>2818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873" calcext:value-type="float">
            <text:p>5287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015" calcext:value-type="float">
            <text:p>26601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551" calcext:value-type="float">
            <text:p>5255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903" calcext:value-type="float">
            <text:p>263903</text:p>
          </table:table-cell>
          <table:table-cell table:style-name="ce21" table:number-columns-repeated="2"/>
          <table:table-cell table:number-columns-repeated="2" table:style-name="ce21"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5274" calcext:value-type="float">
            <text:p>265274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6302" calcext:value-type="float">
            <text:p>266302</text:p>
          </table:table-cell>
          <table:table-cell table:style-name="ce21" table:number-columns-repeated="2"/>
          <table:table-cell table:style-name="ce21" office:value-type="float" office:value="8" calcext:value-type="float">
            <text:p>8.0</text:p>
          </table:table-cell>
          <table:table-cell table:style-name="ce21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6247" calcext:value-type="float">
            <text:p>26624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186" calcext:value-type="float">
            <text:p>262186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7201" calcext:value-type="float">
            <text:p>267201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29" calcext:value-type="float">
            <text:p>5429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725" calcext:value-type="float">
            <text:p>262725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3791" calcext:value-type="float">
            <text:p>263791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70353" calcext:value-type="float">
            <text:p>27035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754" calcext:value-type="float">
            <text:p>177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446" calcext:value-type="float">
            <text:p>20344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353" calcext:value-type="float">
            <text:p>266353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3998" calcext:value-type="float">
            <text:p>26399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194" calcext:value-type="float">
            <text:p>26319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250" calcext:value-type="float">
            <text:p>2642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966" calcext:value-type="float">
            <text:p>27096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651" calcext:value-type="float">
            <text:p>26865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8674" calcext:value-type="float">
            <text:p>26867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201" calcext:value-type="float">
            <text:p>2692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315" calcext:value-type="float">
            <text:p>2663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029" calcext:value-type="float">
            <text:p>268029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6416" calcext:value-type="float">
            <text:p>26641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8091" calcext:value-type="float">
            <text:p>26809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7056" calcext:value-type="float">
            <text:p>26705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8210" calcext:value-type="float">
            <text:p>2821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185" calcext:value-type="float">
            <text:p>26318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270" calcext:value-type="float">
            <text:p>26527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043" calcext:value-type="float">
            <text:p>5304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518" calcext:value-type="float">
            <text:p>2635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3363" calcext:value-type="float">
            <text:p>26336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146" calcext:value-type="float">
            <text:p>269146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3230" calcext:value-type="float">
            <text:p>5323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398" calcext:value-type="float">
            <text:p>26439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2648" calcext:value-type="float">
            <text:p>5264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9895" calcext:value-type="float">
            <text:p>26989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28112" calcext:value-type="float">
            <text:p>32811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911" calcext:value-type="float">
            <text:p>2669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963" calcext:value-type="float">
            <text:p>26696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973" calcext:value-type="float">
            <text:p>26297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110" calcext:value-type="float">
            <text:p>26711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6710" calcext:value-type="float">
            <text:p>266710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7209" calcext:value-type="float">
            <text:p>2672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7284" calcext:value-type="float">
            <text:p>2672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311" calcext:value-type="float">
            <text:p>26731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196" calcext:value-type="float">
            <text:p>268196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259" calcext:value-type="float">
            <text:p>135259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1711" calcext:value-type="float">
            <text:p>13171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668" calcext:value-type="float">
            <text:p>586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4774" calcext:value-type="float">
            <text:p>204774</text:p>
          </table:table-cell>
          <table:table-cell table:number-columns-repeated="4"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8655" calcext:value-type="float">
            <text:p>5865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4128" calcext:value-type="float">
            <text:p>13412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7342" calcext:value-type="float">
            <text:p>7342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559" calcext:value-type="float">
            <text:p>255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1854" calcext:value-type="float">
            <text:p>1185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0362" calcext:value-type="float">
            <text:p>60362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3585" calcext:value-type="float">
            <text:p>20358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006" calcext:value-type="float">
            <text:p>340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574" calcext:value-type="float">
            <text:p>355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7822" calcext:value-type="float">
            <text:p>327822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9378" calcext:value-type="float">
            <text:p>5937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1722" calcext:value-type="float">
            <text:p>13172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665" calcext:value-type="float">
            <text:p>5866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928" calcext:value-type="float">
            <text:p>13492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6748" calcext:value-type="float">
            <text:p>1367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6683" calcext:value-type="float">
            <text:p>13668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6645" calcext:value-type="float">
            <text:p>13664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383" calcext:value-type="float">
            <text:p>13838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868" calcext:value-type="float">
            <text:p>134868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9418" calcext:value-type="float">
            <text:p>13941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9822" calcext:value-type="float">
            <text:p>13982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185" calcext:value-type="float">
            <text:p>14118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2926" calcext:value-type="float">
            <text:p>13292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5384" calcext:value-type="float">
            <text:p>135384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41937" calcext:value-type="float">
            <text:p>1419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153" calcext:value-type="float">
            <text:p>14215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419" calcext:value-type="float">
            <text:p>13341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896" calcext:value-type="float">
            <text:p>26589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0930" calcext:value-type="float">
            <text:p>270930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72158" calcext:value-type="float">
            <text:p>27215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234" calcext:value-type="float">
            <text:p>2642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869" calcext:value-type="float">
            <text:p>263869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72694" calcext:value-type="float">
            <text:p>272694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149290" calcext:value-type="float">
            <text:p>14929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512" calcext:value-type="float">
            <text:p>19512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7353" calcext:value-type="float">
            <text:p>2735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415" calcext:value-type="float">
            <text:p>26541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880" calcext:value-type="float">
            <text:p>26288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898" calcext:value-type="float">
            <text:p>52898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4917" calcext:value-type="float">
            <text:p>2649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275" calcext:value-type="float">
            <text:p>39627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270" calcext:value-type="float">
            <text:p>26627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490" calcext:value-type="float">
            <text:p>26549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021" calcext:value-type="float">
            <text:p>2660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548" calcext:value-type="float">
            <text:p>525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556" calcext:value-type="float">
            <text:p>26355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545" calcext:value-type="float">
            <text:p>26254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520" calcext:value-type="float">
            <text:p>26352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71644" calcext:value-type="float">
            <text:p>27164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192" calcext:value-type="float">
            <text:p>2711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0081" calcext:value-type="float">
            <text:p>270081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1516" calcext:value-type="float">
            <text:p>27151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2224" calcext:value-type="float">
            <text:p>622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9757" calcext:value-type="float">
            <text:p>19975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2059" calcext:value-type="float">
            <text:p>5205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9906" calcext:value-type="float">
            <text:p>19990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0767" calcext:value-type="float">
            <text:p>3076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075" calcext:value-type="float">
            <text:p>21307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996" calcext:value-type="float">
            <text:p>26299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121" calcext:value-type="float">
            <text:p>281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4357" calcext:value-type="float">
            <text:p>204357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328" calcext:value-type="float">
            <text:p>28328</text:p>
          </table:table-cell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35783" calcext:value-type="float">
            <text:p>3578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640" calcext:value-type="float">
            <text:p>3564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3788" calcext:value-type="float">
            <text:p>3378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012" calcext:value-type="float">
            <text:p>27001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494" calcext:value-type="float">
            <text:p>454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452" calcext:value-type="float">
            <text:p>174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7002" calcext:value-type="float">
            <text:p>39700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512" calcext:value-type="float">
            <text:p>19951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851" calcext:value-type="float">
            <text:p>2685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1370" calcext:value-type="float">
            <text:p>20137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712" calcext:value-type="float">
            <text:p>134712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7597" calcext:value-type="float">
            <text:p>47597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3367" calcext:value-type="float">
            <text:p>2336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21859" calcext:value-type="float">
            <text:p>21859</text:p>
          </table:table-cell>
          <table:table-cell table:style-name="ce21" office:value-type="float" office:value="6" calcext:value-type="float">
            <text:p>6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4788" calcext:value-type="float">
            <text:p>478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562" calcext:value-type="float">
            <text:p>2056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223" calcext:value-type="float">
            <text:p>322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826" calcext:value-type="float">
            <text:p>482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769" calcext:value-type="float">
            <text:p>4576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708" calcext:value-type="float">
            <text:p>870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589" calcext:value-type="float">
            <text:p>262589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1027" calcext:value-type="float">
            <text:p>310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42831" calcext:value-type="float">
            <text:p>4283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1317" calcext:value-type="float">
            <text:p>61317</text:p>
          </table:table-cell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60299" calcext:value-type="float">
            <text:p>6029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1053" calcext:value-type="float">
            <text:p>201053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0607" calcext:value-type="float">
            <text:p>50607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551" calcext:value-type="float">
            <text:p>8551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9049" calcext:value-type="float">
            <text:p>9049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810" calcext:value-type="float">
            <text:p>5081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1200" calcext:value-type="float">
            <text:p>3120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002" calcext:value-type="float">
            <text:p>580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642" calcext:value-type="float">
            <text:p>486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393" calcext:value-type="float">
            <text:p>7393</text:p>
          </table:table-cell>
          <table:table-cell table:style-name="ce21" office:value-type="float" office:value="7" calcext:value-type="float">
            <text:p>7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3561" calcext:value-type="float">
            <text:p>4356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426" calcext:value-type="float">
            <text:p>11426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074" calcext:value-type="float">
            <text:p>390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59" calcext:value-type="float">
            <text:p>205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151" calcext:value-type="float">
            <text:p>1915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619" calcext:value-type="float">
            <text:p>2116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01" calcext:value-type="float">
            <text:p>2000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552" calcext:value-type="float">
            <text:p>2755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503" calcext:value-type="float">
            <text:p>605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.0</text:p>
          </table:table-cell>
          <table:table-cell table:style-name="ce28" office:value-type="float" office:value="16" calcext:value-type="float">
            <text:p>16.0</text:p>
          </table:table-cell>
        </table:table-row>
        <table:table-row table:style-name="ro1">
          <table:table-cell table:style-name="ce16" office:value-type="float" office:value="50107" calcext:value-type="float">
            <text:p>501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166" calcext:value-type="float">
            <text:p>481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941" calcext:value-type="float">
            <text:p>179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5758" calcext:value-type="float">
            <text:p>3575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820" calcext:value-type="float">
            <text:p>45820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3089" calcext:value-type="float">
            <text:p>2308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3651" calcext:value-type="float">
            <text:p>3365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3652" calcext:value-type="float">
            <text:p>33652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1758" calcext:value-type="float">
            <text:p>1175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7405" calcext:value-type="float">
            <text:p>1740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54" calcext:value-type="float">
            <text:p>204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385" calcext:value-type="float">
            <text:p>738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3005" calcext:value-type="float">
            <text:p>2300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3233" calcext:value-type="float">
            <text:p>3932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3570" calcext:value-type="float">
            <text:p>3357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551" calcext:value-type="float">
            <text:p>1955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876" calcext:value-type="float">
            <text:p>13876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393748" calcext:value-type="float">
            <text:p>39374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54" calcext:value-type="float">
            <text:p>139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746" calcext:value-type="float">
            <text:p>3674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108" calcext:value-type="float">
            <text:p>19108</text:p>
          </table:table-cell>
          <table:table-cell office:value-type="float" office:value="6" calcext:value-type="float">
            <text:p>6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479" calcext:value-type="float">
            <text:p>2647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313" calcext:value-type="float">
            <text:p>3631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9009" calcext:value-type="float">
            <text:p>139009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8229" calcext:value-type="float">
            <text:p>18229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8193" calcext:value-type="float">
            <text:p>3819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165" calcext:value-type="float">
            <text:p>13216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7918" calcext:value-type="float">
            <text:p>1791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807" calcext:value-type="float">
            <text:p>13807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734" calcext:value-type="float">
            <text:p>18734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5" calcext:value-type="float">
            <text:p>5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186" calcext:value-type="float">
            <text:p>1218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4227" calcext:value-type="float">
            <text:p>64227</text:p>
          </table:table-cell>
          <table:table-cell/>
          <table:table-cell table:number-columns-repeated="3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0882" calcext:value-type="float">
            <text:p>1088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3524" calcext:value-type="float">
            <text:p>39352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1232" calcext:value-type="float">
            <text:p>1123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5140" calcext:value-type="float">
            <text:p>551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7134" calcext:value-type="float">
            <text:p>39713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927" calcext:value-type="float">
            <text:p>22927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4522" calcext:value-type="float">
            <text:p>14522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31877" calcext:value-type="float">
            <text:p>3187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198" calcext:value-type="float">
            <text:p>5519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1582" calcext:value-type="float">
            <text:p>1158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63444" calcext:value-type="float">
            <text:p>263444</text:p>
          </table:table-cell>
          <table:table-cell table:style-name="ce21" table:number-columns-repeated="2"/>
          <table:table-cell table:number-columns-repeated="2" table:style-name="ce21" office:value-type="float" office:value="5" calcext:value-type="float">
            <text:p>5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8260" calcext:value-type="float">
            <text:p>2826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93775" calcext:value-type="float">
            <text:p>39377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918" calcext:value-type="float">
            <text:p>409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0133" calcext:value-type="float">
            <text:p>101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7439" calcext:value-type="float">
            <text:p>1743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678" calcext:value-type="float">
            <text:p>58678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45474" calcext:value-type="float">
            <text:p>454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186" calcext:value-type="float">
            <text:p>24186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7642" calcext:value-type="float">
            <text:p>764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5655" calcext:value-type="float">
            <text:p>5565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8880" calcext:value-type="float">
            <text:p>388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4469" calcext:value-type="float">
            <text:p>20446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872" calcext:value-type="float">
            <text:p>3487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00020" calcext:value-type="float">
            <text:p>20002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3275" calcext:value-type="float">
            <text:p>13327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269" calcext:value-type="float">
            <text:p>13526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275" calcext:value-type="float">
            <text:p>4827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632" calcext:value-type="float">
            <text:p>2063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843" calcext:value-type="float">
            <text:p>2784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686" calcext:value-type="float">
            <text:p>11686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4836" calcext:value-type="float">
            <text:p>26483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211" calcext:value-type="float">
            <text:p>192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07" calcext:value-type="float">
            <text:p>200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888" calcext:value-type="float">
            <text:p>11888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9955" calcext:value-type="float">
            <text:p>199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861" calcext:value-type="float">
            <text:p>133861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2965" calcext:value-type="float">
            <text:p>52965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5856" calcext:value-type="float">
            <text:p>26585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288" calcext:value-type="float">
            <text:p>37288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7219" calcext:value-type="float">
            <text:p>3721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7721" calcext:value-type="float">
            <text:p>377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523" calcext:value-type="float">
            <text:p>20452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661" calcext:value-type="float">
            <text:p>2366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001" calcext:value-type="float">
            <text:p>13300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2770" calcext:value-type="float">
            <text:p>132770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9901" calcext:value-type="float">
            <text:p>139901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8311" calcext:value-type="float">
            <text:p>13831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2296" calcext:value-type="float">
            <text:p>1322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222" calcext:value-type="float">
            <text:p>172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689" calcext:value-type="float">
            <text:p>268689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2462" calcext:value-type="float">
            <text:p>26246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493" calcext:value-type="float">
            <text:p>26249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66520" calcext:value-type="float">
            <text:p>2665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6240" calcext:value-type="float">
            <text:p>266240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031" calcext:value-type="float">
            <text:p>13503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696" calcext:value-type="float">
            <text:p>26869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9582" calcext:value-type="float">
            <text:p>1958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table:number-columns-repeated="2"/>
          <table:table-cell table:number-columns-repeated="2"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6672" calcext:value-type="float">
            <text:p>26667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" calcext:value-type="float">
            <text:p>3.0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62494" calcext:value-type="float">
            <text:p>262494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55967" calcext:value-type="float">
            <text:p>5596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1717" calcext:value-type="float">
            <text:p>1317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014" calcext:value-type="float">
            <text:p>13401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510" calcext:value-type="float">
            <text:p>1551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894" calcext:value-type="float">
            <text:p>26689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699" calcext:value-type="float">
            <text:p>26769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8198" calcext:value-type="float">
            <text:p>28198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716" calcext:value-type="float">
            <text:p>271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106" calcext:value-type="float">
            <text:p>2681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750" calcext:value-type="float">
            <text:p>2637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048" calcext:value-type="float">
            <text:p>5304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9090" calcext:value-type="float">
            <text:p>26909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1578" calcext:value-type="float">
            <text:p>27157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5863" calcext:value-type="float">
            <text:p>26586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107" calcext:value-type="float">
            <text:p>26710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746" calcext:value-type="float">
            <text:p>26474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769" calcext:value-type="float">
            <text:p>26676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296" calcext:value-type="float">
            <text:p>26829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769" calcext:value-type="float">
            <text:p>557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7204" calcext:value-type="float">
            <text:p>19720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235" calcext:value-type="float">
            <text:p>19723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557" calcext:value-type="float">
            <text:p>415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7777" calcext:value-type="float">
            <text:p>39777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995" calcext:value-type="float">
            <text:p>39699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3382" calcext:value-type="float">
            <text:p>21338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745" calcext:value-type="float">
            <text:p>2874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9751" calcext:value-type="float">
            <text:p>1975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3227" calcext:value-type="float">
            <text:p>393227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547" calcext:value-type="float">
            <text:p>1354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52" calcext:value-type="float">
            <text:p>266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181" calcext:value-type="float">
            <text:p>4018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4723" calcext:value-type="float">
            <text:p>5472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00" calcext:value-type="float">
            <text:p>2640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988" calcext:value-type="float">
            <text:p>39898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347" calcext:value-type="float">
            <text:p>5334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107" calcext:value-type="float">
            <text:p>1210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4609" calcext:value-type="float">
            <text:p>39460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656" calcext:value-type="float">
            <text:p>1165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8113" calcext:value-type="float">
            <text:p>39811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1936" calcext:value-type="float">
            <text:p>27193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033" calcext:value-type="float">
            <text:p>630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606" calcext:value-type="float">
            <text:p>406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365" calcext:value-type="float">
            <text:p>2736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393" calcext:value-type="float">
            <text:p>3239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457" calcext:value-type="float">
            <text:p>3994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324" calcext:value-type="float">
            <text:p>363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047" calcext:value-type="float">
            <text:p>3004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257" calcext:value-type="float">
            <text:p>3992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0251" calcext:value-type="float">
            <text:p>40025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697" calcext:value-type="float">
            <text:p>5369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754" calcext:value-type="float">
            <text:p>20975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035" calcext:value-type="float">
            <text:p>450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849" calcext:value-type="float">
            <text:p>288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162" calcext:value-type="float">
            <text:p>4416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932" calcext:value-type="float">
            <text:p>20293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9857" calcext:value-type="float">
            <text:p>1998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803" calcext:value-type="float">
            <text:p>1988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539" calcext:value-type="float">
            <text:p>19853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0515" calcext:value-type="float">
            <text:p>210515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8681" calcext:value-type="float">
            <text:p>19868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821" calcext:value-type="float">
            <text:p>39982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8842" calcext:value-type="float">
            <text:p>32884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28282" calcext:value-type="float">
            <text:p>32828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8634" calcext:value-type="float">
            <text:p>3286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303" calcext:value-type="float">
            <text:p>13430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1781" calcext:value-type="float">
            <text:p>131781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5588" calcext:value-type="float">
            <text:p>4558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423" calcext:value-type="float">
            <text:p>14042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830" calcext:value-type="float">
            <text:p>983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173" calcext:value-type="float">
            <text:p>5917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933" calcext:value-type="float">
            <text:p>13393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4146" calcext:value-type="float">
            <text:p>13414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214" calcext:value-type="float">
            <text:p>13421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841" calcext:value-type="float">
            <text:p>13684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118" calcext:value-type="float">
            <text:p>13711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7347" calcext:value-type="float">
            <text:p>13734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883" calcext:value-type="float">
            <text:p>134883</text:p>
          </table:table-cell>
          <table:table-cell table:style-name="ce21"/>
          <table:table-cell table:number-columns-repeated="3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8424" calcext:value-type="float">
            <text:p>1384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278" calcext:value-type="float">
            <text:p>138278</text:p>
          </table:table-cell>
          <table:table-cell table:style-name="ce21"/>
          <table:table-cell table:number-columns-repeated="3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40429" calcext:value-type="float">
            <text:p>14042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878" calcext:value-type="float">
            <text:p>13887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870" calcext:value-type="float">
            <text:p>139870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40213" calcext:value-type="float">
            <text:p>14021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855" calcext:value-type="float">
            <text:p>1398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619" calcext:value-type="float">
            <text:p>1406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570" calcext:value-type="float">
            <text:p>13957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463" calcext:value-type="float">
            <text:p>14146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4248" calcext:value-type="float">
            <text:p>1342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740" calcext:value-type="float">
            <text:p>14174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837" calcext:value-type="float">
            <text:p>1418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6860" calcext:value-type="float">
            <text:p>1468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142" calcext:value-type="float">
            <text:p>150142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5963" calcext:value-type="float">
            <text:p>135963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34749" calcext:value-type="float">
            <text:p>13474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717" calcext:value-type="float">
            <text:p>136717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34" calcext:value-type="float">
            <text:p>1353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6018" calcext:value-type="float">
            <text:p>39601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99" calcext:value-type="float">
            <text:p>1349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8763" calcext:value-type="float">
            <text:p>387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665" calcext:value-type="float">
            <text:p>6166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387" calcext:value-type="float">
            <text:p>26238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761" calcext:value-type="float">
            <text:p>176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0013" calcext:value-type="float">
            <text:p>30013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3900" calcext:value-type="float">
            <text:p>26390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790" calcext:value-type="float">
            <text:p>2779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62428" calcext:value-type="float">
            <text:p>26242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9946" calcext:value-type="float">
            <text:p>5994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060" calcext:value-type="float">
            <text:p>399060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7750" calcext:value-type="float">
            <text:p>1775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69" calcext:value-type="float">
            <text:p>2626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819" calcext:value-type="float">
            <text:p>1981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92" calcext:value-type="float">
            <text:p>5692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3174" calcext:value-type="float">
            <text:p>6317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772" calcext:value-type="float">
            <text:p>3677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6745" calcext:value-type="float">
            <text:p>4674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981" calcext:value-type="float">
            <text:p>2798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025" calcext:value-type="float">
            <text:p>26502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068" calcext:value-type="float">
            <text:p>28068</text:p>
          </table:table-cell>
          <table:table-cell table:style-name="ce21"/>
          <table:table-cell table:number-columns-repeated="3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2878" calcext:value-type="float">
            <text:p>5287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583" calcext:value-type="float">
            <text:p>262583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309" calcext:value-type="float">
            <text:p>2623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531" calcext:value-type="float">
            <text:p>28531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97049" calcext:value-type="float">
            <text:p>19704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147" calcext:value-type="float">
            <text:p>27114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1148" calcext:value-type="float">
            <text:p>271148</text:p>
          </table:table-cell>
          <table:table-cell/>
          <table:table-cell table:number-columns-repeated="3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71116" calcext:value-type="float">
            <text:p>271116</text:p>
          </table:table-cell>
          <table:table-cell table:number-columns-repeated="4" table:style-name="ce21"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0156" calcext:value-type="float">
            <text:p>6015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883" calcext:value-type="float">
            <text:p>5988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748" calcext:value-type="float">
            <text:p>20274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972" calcext:value-type="float">
            <text:p>20397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8980" calcext:value-type="float">
            <text:p>389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466" calcext:value-type="float">
            <text:p>2114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390" calcext:value-type="float">
            <text:p>3939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602" calcext:value-type="float">
            <text:p>2036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097" calcext:value-type="float">
            <text:p>2809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8109" calcext:value-type="float">
            <text:p>28109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3143" calcext:value-type="float">
            <text:p>263143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0454" calcext:value-type="float">
            <text:p>4045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679" calcext:value-type="float">
            <text:p>1367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6433" calcext:value-type="float">
            <text:p>3964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04" calcext:value-type="float">
            <text:p>190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25" calcext:value-type="float">
            <text:p>1982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674" calcext:value-type="float">
            <text:p>276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608" calcext:value-type="float">
            <text:p>271608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71229" calcext:value-type="float">
            <text:p>27122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0460" calcext:value-type="float">
            <text:p>27046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505" calcext:value-type="float">
            <text:p>26750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510" calcext:value-type="float">
            <text:p>5551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360" calcext:value-type="float">
            <text:p>4036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6936" calcext:value-type="float">
            <text:p>3969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687" calcext:value-type="float">
            <text:p>1468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964" calcext:value-type="float">
            <text:p>2196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025" calcext:value-type="float">
            <text:p>2302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356" calcext:value-type="float">
            <text:p>39935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5006" calcext:value-type="float">
            <text:p>3950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362" calcext:value-type="float">
            <text:p>20636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799" calcext:value-type="float">
            <text:p>4079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0454" calcext:value-type="float">
            <text:p>200454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9583" calcext:value-type="float">
            <text:p>958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2203" calcext:value-type="float">
            <text:p>13220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237" calcext:value-type="float">
            <text:p>13237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7350" calcext:value-type="float">
            <text:p>373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662" calcext:value-type="float">
            <text:p>3766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27724" calcext:value-type="float">
            <text:p>3277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3035" calcext:value-type="float">
            <text:p>2130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717" calcext:value-type="float">
            <text:p>8717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4651" calcext:value-type="float">
            <text:p>2465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7922" calcext:value-type="float">
            <text:p>792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299" calcext:value-type="float">
            <text:p>58299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8" calcext:value-type="float">
            <text:p>8.0</text:p>
          </table:table-cell>
          <table:table-cell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326" calcext:value-type="float">
            <text:p>393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722" calcext:value-type="float">
            <text:p>1272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534" calcext:value-type="float">
            <text:p>5653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1261" calcext:value-type="float">
            <text:p>31261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7155" calcext:value-type="float">
            <text:p>7155</text:p>
          </table:table-cell>
          <table:table-cell table:style-name="ce21" office:value-type="float" office:value="2" calcext:value-type="float">
            <text:p>2.0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5168" calcext:value-type="float">
            <text:p>351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6694" calcext:value-type="float">
            <text:p>566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232" calcext:value-type="float">
            <text:p>47232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5000" calcext:value-type="float">
            <text:p>3500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449" calcext:value-type="float">
            <text:p>8449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1107" calcext:value-type="float">
            <text:p>41107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4600" calcext:value-type="float">
            <text:p>4460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714" calcext:value-type="float">
            <text:p>1271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694" calcext:value-type="float">
            <text:p>156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821" calcext:value-type="float">
            <text:p>148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6378" calcext:value-type="float">
            <text:p>4637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666" calcext:value-type="float">
            <text:p>3066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393" calcext:value-type="float">
            <text:p>4039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257" calcext:value-type="float">
            <text:p>192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6504" calcext:value-type="float">
            <text:p>16504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98949" calcext:value-type="float">
            <text:p>198949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table:style-name="ce28" office:value-type="float" office:value="12" calcext:value-type="float">
            <text:p>12.0</text:p>
          </table:table-cell>
        </table:table-row>
        <table:table-row table:style-name="ro1">
          <table:table-cell table:style-name="ce16" office:value-type="float" office:value="21508" calcext:value-type="float">
            <text:p>215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5290" calcext:value-type="float">
            <text:p>39529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2869" calcext:value-type="float">
            <text:p>32869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229" calcext:value-type="float">
            <text:p>1922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1796" calcext:value-type="float">
            <text:p>1179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337" calcext:value-type="float">
            <text:p>3963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557" calcext:value-type="float">
            <text:p>175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647" calcext:value-type="float">
            <text:p>13364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665" calcext:value-type="float">
            <text:p>1766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8106" calcext:value-type="float">
            <text:p>1810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7511" calcext:value-type="float">
            <text:p>175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213" calcext:value-type="float">
            <text:p>421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042" calcext:value-type="float">
            <text:p>120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296" calcext:value-type="float">
            <text:p>39829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652" calcext:value-type="float">
            <text:p>226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036" calcext:value-type="float">
            <text:p>30036</text:p>
          </table:table-cell>
          <table:table-cell table:number-columns-repeated="2"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505" calcext:value-type="float">
            <text:p>3250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2485" calcext:value-type="float">
            <text:p>624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40" calcext:value-type="float">
            <text:p>1974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708" calcext:value-type="float">
            <text:p>3270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8152" calcext:value-type="float">
            <text:p>13815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552" calcext:value-type="float">
            <text:p>225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133" calcext:value-type="float">
            <text:p>321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155" calcext:value-type="float">
            <text:p>26315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82" calcext:value-type="float">
            <text:p>1428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3558" calcext:value-type="float">
            <text:p>263558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0850" calcext:value-type="float">
            <text:p>4085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3639" calcext:value-type="float">
            <text:p>1363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915" calcext:value-type="float">
            <text:p>13891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543" calcext:value-type="float">
            <text:p>4554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7602" calcext:value-type="float">
            <text:p>7602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59179" calcext:value-type="float">
            <text:p>5917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047" calcext:value-type="float">
            <text:p>14104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103" calcext:value-type="float">
            <text:p>44103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8128" calcext:value-type="float">
            <text:p>13812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8808" calcext:value-type="float">
            <text:p>2088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019" calcext:value-type="float">
            <text:p>1970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418" calcext:value-type="float">
            <text:p>1241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50" calcext:value-type="float">
            <text:p>2105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8324" calcext:value-type="float">
            <text:p>83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385" calcext:value-type="float">
            <text:p>13338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253" calcext:value-type="float">
            <text:p>325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1825" calcext:value-type="float">
            <text:p>2018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3586" calcext:value-type="float">
            <text:p>5358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509" calcext:value-type="float">
            <text:p>26550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2724" calcext:value-type="float">
            <text:p>2272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945" calcext:value-type="float">
            <text:p>3294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10" calcext:value-type="float">
            <text:p>3281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30" calcext:value-type="float">
            <text:p>1973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8249" calcext:value-type="float">
            <text:p>3982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968" calcext:value-type="float">
            <text:p>39896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501" calcext:value-type="float">
            <text:p>1450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209" calcext:value-type="float">
            <text:p>2642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7613" calcext:value-type="float">
            <text:p>3761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0999" calcext:value-type="float">
            <text:p>3099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28832" calcext:value-type="float">
            <text:p>32883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098" calcext:value-type="float">
            <text:p>3709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920" calcext:value-type="float">
            <text:p>3692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294" calcext:value-type="float">
            <text:p>3729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198" calcext:value-type="float">
            <text:p>32819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001" calcext:value-type="float">
            <text:p>370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913" calcext:value-type="float">
            <text:p>3691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558" calcext:value-type="float">
            <text:p>4555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296" calcext:value-type="float">
            <text:p>4529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504" calcext:value-type="float">
            <text:p>14050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640" calcext:value-type="float">
            <text:p>5864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8945" calcext:value-type="float">
            <text:p>5894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2829" calcext:value-type="float">
            <text:p>13282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906" calcext:value-type="float">
            <text:p>5890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689" calcext:value-type="float">
            <text:p>586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615" calcext:value-type="float">
            <text:p>1326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969" calcext:value-type="float">
            <text:p>26496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3683" calcext:value-type="float">
            <text:p>27368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062" calcext:value-type="float">
            <text:p>26606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4562" calcext:value-type="float">
            <text:p>26456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136" calcext:value-type="float">
            <text:p>26613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545" calcext:value-type="float">
            <text:p>266545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52862" calcext:value-type="float">
            <text:p>5286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1689" calcext:value-type="float">
            <text:p>6168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2532" calcext:value-type="float">
            <text:p>26253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68925" calcext:value-type="float">
            <text:p>26892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747" calcext:value-type="float">
            <text:p>1874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2933" calcext:value-type="float">
            <text:p>13293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663" calcext:value-type="float">
            <text:p>26266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4598" calcext:value-type="float">
            <text:p>26459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7625" calcext:value-type="float">
            <text:p>26762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9611" calcext:value-type="float">
            <text:p>29611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6892" calcext:value-type="float">
            <text:p>20689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323" calcext:value-type="float">
            <text:p>1323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355" calcext:value-type="float">
            <text:p>4535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99785" calcext:value-type="float">
            <text:p>19978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505" calcext:value-type="float">
            <text:p>3950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830" calcext:value-type="float">
            <text:p>26683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432" calcext:value-type="float">
            <text:p>26843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144" calcext:value-type="float">
            <text:p>26414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456" calcext:value-type="float">
            <text:p>26345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703" calcext:value-type="float">
            <text:p>26570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552" calcext:value-type="float">
            <text:p>264552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920" calcext:value-type="float">
            <text:p>26892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851" calcext:value-type="float">
            <text:p>262851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69167" calcext:value-type="float">
            <text:p>26916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3094" calcext:value-type="float">
            <text:p>53094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65441" calcext:value-type="float">
            <text:p>26544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7750" calcext:value-type="float">
            <text:p>32775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326" calcext:value-type="float">
            <text:p>26732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256" calcext:value-type="float">
            <text:p>26225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1326" calcext:value-type="float">
            <text:p>513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824" calcext:value-type="float">
            <text:p>398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550" calcext:value-type="float">
            <text:p>1975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3571" calcext:value-type="float">
            <text:p>43571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264" calcext:value-type="float">
            <text:p>2026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166" calcext:value-type="float">
            <text:p>4516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8230" calcext:value-type="float">
            <text:p>1823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9876" calcext:value-type="float">
            <text:p>14987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980" calcext:value-type="float">
            <text:p>639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898" calcext:value-type="float">
            <text:p>1789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3731" calcext:value-type="float">
            <text:p>6373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264" calcext:value-type="float">
            <text:p>92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999" calcext:value-type="float">
            <text:p>1299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913" calcext:value-type="float">
            <text:p>1591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017" calcext:value-type="float">
            <text:p>3401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333" calcext:value-type="float">
            <text:p>633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034" calcext:value-type="float">
            <text:p>550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49" calcext:value-type="float">
            <text:p>135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831" calcext:value-type="float">
            <text:p>6283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582" calcext:value-type="float">
            <text:p>5358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4257" calcext:value-type="float">
            <text:p>3942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4212" calcext:value-type="float">
            <text:p>6421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221" calcext:value-type="float">
            <text:p>3622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516" calcext:value-type="float">
            <text:p>1851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674" calcext:value-type="float">
            <text:p>867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3709" calcext:value-type="float">
            <text:p>437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160" calcext:value-type="float">
            <text:p>328160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11609" calcext:value-type="float">
            <text:p>2116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95" calcext:value-type="float">
            <text:p>2089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454" calcext:value-type="float">
            <text:p>2145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95" calcext:value-type="float">
            <text:p>549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289" calcext:value-type="float">
            <text:p>132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0272" calcext:value-type="float">
            <text:p>20027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87" calcext:value-type="float">
            <text:p>538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826" calcext:value-type="float">
            <text:p>1988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27" calcext:value-type="float">
            <text:p>13627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96535" calcext:value-type="float">
            <text:p>3965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333" calcext:value-type="float">
            <text:p>207333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837" calcext:value-type="float">
            <text:p>448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196" calcext:value-type="float">
            <text:p>291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025" calcext:value-type="float">
            <text:p>350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988" calcext:value-type="float">
            <text:p>5098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96880" calcext:value-type="float">
            <text:p>1968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21" calcext:value-type="float">
            <text:p>1921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732" calcext:value-type="float">
            <text:p>4973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9024" calcext:value-type="float">
            <text:p>490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426" calcext:value-type="float">
            <text:p>3284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720" calcext:value-type="float">
            <text:p>377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269" calcext:value-type="float">
            <text:p>32826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661" calcext:value-type="float">
            <text:p>3286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854" calcext:value-type="float">
            <text:p>3288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343" calcext:value-type="float">
            <text:p>13134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989" calcext:value-type="float">
            <text:p>13398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2783" calcext:value-type="float">
            <text:p>13278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1329" calcext:value-type="float">
            <text:p>14132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966" calcext:value-type="float">
            <text:p>6396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990" calcext:value-type="float">
            <text:p>13399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436" calcext:value-type="float">
            <text:p>13143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50721" calcext:value-type="float">
            <text:p>150721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5806" calcext:value-type="float">
            <text:p>1358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5845" calcext:value-type="float">
            <text:p>13584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780" calcext:value-type="float">
            <text:p>1357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5911" calcext:value-type="float">
            <text:p>1359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108" calcext:value-type="float">
            <text:p>13710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323" calcext:value-type="float">
            <text:p>593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280" calcext:value-type="float">
            <text:p>1362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258" calcext:value-type="float">
            <text:p>138258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39943" calcext:value-type="float">
            <text:p>13994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658" calcext:value-type="float">
            <text:p>13865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736" calcext:value-type="float">
            <text:p>1387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9276" calcext:value-type="float">
            <text:p>13927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0045" calcext:value-type="float">
            <text:p>14004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730" calcext:value-type="float">
            <text:p>14173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204" calcext:value-type="float">
            <text:p>14020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1270" calcext:value-type="float">
            <text:p>14127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303" calcext:value-type="float">
            <text:p>14130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987" calcext:value-type="float">
            <text:p>13298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8225" calcext:value-type="float">
            <text:p>1822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5672" calcext:value-type="float">
            <text:p>5567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860" calcext:value-type="float">
            <text:p>13486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864" calcext:value-type="float">
            <text:p>14186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1807" calcext:value-type="float">
            <text:p>14180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978" calcext:value-type="float">
            <text:p>14197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952" calcext:value-type="float">
            <text:p>14195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2485" calcext:value-type="float">
            <text:p>14248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9009" calcext:value-type="float">
            <text:p>1490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7258" calcext:value-type="float">
            <text:p>14725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9515" calcext:value-type="float">
            <text:p>1395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9546" calcext:value-type="float">
            <text:p>14954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971" calcext:value-type="float">
            <text:p>134971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4861" calcext:value-type="float">
            <text:p>1348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903" calcext:value-type="float">
            <text:p>13490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670" calcext:value-type="float">
            <text:p>13567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658" calcext:value-type="float">
            <text:p>13265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697" calcext:value-type="float">
            <text:p>376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014" calcext:value-type="float">
            <text:p>6301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365" calcext:value-type="float">
            <text:p>5036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8138" calcext:value-type="float">
            <text:p>381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620" calcext:value-type="float">
            <text:p>266620</text:p>
          </table:table-cell>
          <table:table-cell table:style-name="ce21"/>
          <table:table-cell table:number-columns-repeated="3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5928" calcext:value-type="float">
            <text:p>3592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120" calcext:value-type="float">
            <text:p>2812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661" calcext:value-type="float">
            <text:p>2706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272" calcext:value-type="float">
            <text:p>264272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1257" calcext:value-type="float">
            <text:p>112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048" calcext:value-type="float">
            <text:p>2640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424" calcext:value-type="float">
            <text:p>2034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629" calcext:value-type="float">
            <text:p>3062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98" calcext:value-type="float">
            <text:p>179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625" calcext:value-type="float">
            <text:p>20562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5608" calcext:value-type="float">
            <text:p>3956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146" calcext:value-type="float">
            <text:p>32814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460" calcext:value-type="float">
            <text:p>6146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461" calcext:value-type="float">
            <text:p>2004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7958" calcext:value-type="float">
            <text:p>5795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596" calcext:value-type="float">
            <text:p>26359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393" calcext:value-type="float">
            <text:p>26539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2909" calcext:value-type="float">
            <text:p>2629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265" calcext:value-type="float">
            <text:p>1926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993" calcext:value-type="float">
            <text:p>279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055" calcext:value-type="float">
            <text:p>26505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9483" calcext:value-type="float">
            <text:p>39948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05" calcext:value-type="float">
            <text:p>1410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003" calcext:value-type="float">
            <text:p>53003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52583" calcext:value-type="float">
            <text:p>5258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6735" calcext:value-type="float">
            <text:p>1967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580" calcext:value-type="float">
            <text:p>5258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1484" calcext:value-type="float">
            <text:p>27148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43076" calcext:value-type="float">
            <text:p>4307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316" calcext:value-type="float">
            <text:p>20331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605" calcext:value-type="float">
            <text:p>20260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789" calcext:value-type="float">
            <text:p>20678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3203" calcext:value-type="float">
            <text:p>2032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635" calcext:value-type="float">
            <text:p>20963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255" calcext:value-type="float">
            <text:p>582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473" calcext:value-type="float">
            <text:p>524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962" calcext:value-type="float">
            <text:p>270962</text:p>
          </table:table-cell>
          <table:table-cell table:number-columns-repeated="2"/>
          <table:table-cell table:number-columns-repeated="2"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70538" calcext:value-type="float">
            <text:p>27053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0409" calcext:value-type="float">
            <text:p>27040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536" calcext:value-type="float">
            <text:p>26753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288" calcext:value-type="float">
            <text:p>2328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596" calcext:value-type="float">
            <text:p>3285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1671" calcext:value-type="float">
            <text:p>20167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938" calcext:value-type="float">
            <text:p>129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2292" calcext:value-type="float">
            <text:p>4229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718" calcext:value-type="float">
            <text:p>20371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9795" calcext:value-type="float">
            <text:p>20979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5371" calcext:value-type="float">
            <text:p>2537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629" calcext:value-type="float">
            <text:p>19862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2795" calcext:value-type="float">
            <text:p>1279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699" calcext:value-type="float">
            <text:p>669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793" calcext:value-type="float">
            <text:p>212793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7296" calcext:value-type="float">
            <text:p>5729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036" calcext:value-type="float">
            <text:p>37036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3981" calcext:value-type="float">
            <text:p>5398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7822" calcext:value-type="float">
            <text:p>39782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631" calcext:value-type="float">
            <text:p>2763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326" calcext:value-type="float">
            <text:p>2732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065" calcext:value-type="float">
            <text:p>1906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735" calcext:value-type="float">
            <text:p>327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156" calcext:value-type="float">
            <text:p>26215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0024" calcext:value-type="float">
            <text:p>27002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338" calcext:value-type="float">
            <text:p>27133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61833" calcext:value-type="float">
            <text:p>61833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1783" calcext:value-type="float">
            <text:p>27178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825" calcext:value-type="float">
            <text:p>4582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7918" calcext:value-type="float">
            <text:p>3979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637" calcext:value-type="float">
            <text:p>11637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7167" calcext:value-type="float">
            <text:p>1716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828" calcext:value-type="float">
            <text:p>1282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709" calcext:value-type="float">
            <text:p>39770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21" calcext:value-type="float">
            <text:p>1221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8392" calcext:value-type="float">
            <text:p>183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7724" calcext:value-type="float">
            <text:p>5772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9076" calcext:value-type="float">
            <text:p>2907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1327" calcext:value-type="float">
            <text:p>41327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5320" calcext:value-type="float">
            <text:p>3532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836" calcext:value-type="float">
            <text:p>183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240" calcext:value-type="float">
            <text:p>62240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3020" calcext:value-type="float">
            <text:p>203020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804" calcext:value-type="float">
            <text:p>20804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764" calcext:value-type="float">
            <text:p>8764</text:p>
          </table:table-cell>
          <table:table-cell table:style-name="ce21"/>
          <table:table-cell table:number-columns-repeated="3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0462" calcext:value-type="float">
            <text:p>20046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285" calcext:value-type="float">
            <text:p>132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224" calcext:value-type="float">
            <text:p>5822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650" calcext:value-type="float">
            <text:p>20465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9697" calcext:value-type="float">
            <text:p>49697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6541" calcext:value-type="float">
            <text:p>5654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659" calcext:value-type="float">
            <text:p>3465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844" calcext:value-type="float">
            <text:p>1284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849" calcext:value-type="float">
            <text:p>1284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1248" calcext:value-type="float">
            <text:p>512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901" calcext:value-type="float">
            <text:p>4490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6340" calcext:value-type="float">
            <text:p>5634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595" calcext:value-type="float">
            <text:p>20959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6810" calcext:value-type="float">
            <text:p>20681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3160" calcext:value-type="float">
            <text:p>4316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736" calcext:value-type="float">
            <text:p>2007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2708" calcext:value-type="float">
            <text:p>4270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7630" calcext:value-type="float">
            <text:p>39763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6887" calcext:value-type="float">
            <text:p>4688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95148" calcext:value-type="float">
            <text:p>3951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67" calcext:value-type="float">
            <text:p>1376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4309" calcext:value-type="float">
            <text:p>243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994" calcext:value-type="float">
            <text:p>54994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9754" calcext:value-type="float">
            <text:p>1975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340" calcext:value-type="float">
            <text:p>1434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489" calcext:value-type="float">
            <text:p>454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2904" calcext:value-type="float">
            <text:p>629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532" calcext:value-type="float">
            <text:p>49532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5859" calcext:value-type="float">
            <text:p>39585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326" calcext:value-type="float">
            <text:p>20326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2361" calcext:value-type="float">
            <text:p>5236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8598" calcext:value-type="float">
            <text:p>2859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8101" calcext:value-type="float">
            <text:p>181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453" calcext:value-type="float">
            <text:p>21453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2104" calcext:value-type="float">
            <text:p>421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277" calcext:value-type="float">
            <text:p>572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199" calcext:value-type="float">
            <text:p>3919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6740" calcext:value-type="float">
            <text:p>5674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269" calcext:value-type="float">
            <text:p>5826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8235" calcext:value-type="float">
            <text:p>3823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685" calcext:value-type="float">
            <text:p>2868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27" calcext:value-type="float">
            <text:p>2112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877" calcext:value-type="float">
            <text:p>578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008" calcext:value-type="float">
            <text:p>120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045" calcext:value-type="float">
            <text:p>27204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591" calcext:value-type="float">
            <text:p>20859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312" calcext:value-type="float">
            <text:p>39731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115" calcext:value-type="float">
            <text:p>5011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276" calcext:value-type="float">
            <text:p>3727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0990" calcext:value-type="float">
            <text:p>3099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122" calcext:value-type="float">
            <text:p>3712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822" calcext:value-type="float">
            <text:p>278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714" calcext:value-type="float">
            <text:p>3771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706" calcext:value-type="float">
            <text:p>1337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491" calcext:value-type="float">
            <text:p>137491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0312" calcext:value-type="float">
            <text:p>21031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137" calcext:value-type="float">
            <text:p>2071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367" calcext:value-type="float">
            <text:p>13736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912" calcext:value-type="float">
            <text:p>5891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989" calcext:value-type="float">
            <text:p>249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2410" calcext:value-type="float">
            <text:p>624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367" calcext:value-type="float">
            <text:p>208367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1573" calcext:value-type="float">
            <text:p>615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8331" calcext:value-type="float">
            <text:p>268331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637" calcext:value-type="float">
            <text:p>26863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963" calcext:value-type="float">
            <text:p>267963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2901" calcext:value-type="float">
            <text:p>262901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3324" calcext:value-type="float">
            <text:p>26332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288" calcext:value-type="float">
            <text:p>26228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0735" calcext:value-type="float">
            <text:p>270735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68835" calcext:value-type="float">
            <text:p>26883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586" calcext:value-type="float">
            <text:p>26558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060" calcext:value-type="float">
            <text:p>26906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9401" calcext:value-type="float">
            <text:p>26940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556" calcext:value-type="float">
            <text:p>26955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992" calcext:value-type="float">
            <text:p>32799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1762" calcext:value-type="float">
            <text:p>5176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94" calcext:value-type="float">
            <text:p>68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933" calcext:value-type="float">
            <text:p>329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033" calcext:value-type="float">
            <text:p>39903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3764" calcext:value-type="float">
            <text:p>53764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4006" calcext:value-type="float">
            <text:p>1340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456" calcext:value-type="float">
            <text:p>2945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473" calcext:value-type="float">
            <text:p>604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282" calcext:value-type="float">
            <text:p>482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542" calcext:value-type="float">
            <text:p>1554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6348" calcext:value-type="float">
            <text:p>463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437" calcext:value-type="float">
            <text:p>104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4541" calcext:value-type="float">
            <text:p>39454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4345" calcext:value-type="float">
            <text:p>39434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5962" calcext:value-type="float">
            <text:p>39596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266" calcext:value-type="float">
            <text:p>5326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7353" calcext:value-type="float">
            <text:p>207353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9767" calcext:value-type="float">
            <text:p>3976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737" calcext:value-type="float">
            <text:p>20873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7085" calcext:value-type="float">
            <text:p>570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107" calcext:value-type="float">
            <text:p>4810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446" calcext:value-type="float">
            <text:p>294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485" calcext:value-type="float">
            <text:p>20048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5111" calcext:value-type="float">
            <text:p>205111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9905" calcext:value-type="float">
            <text:p>4990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024" calcext:value-type="float">
            <text:p>520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6996" calcext:value-type="float">
            <text:p>569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279" calcext:value-type="float">
            <text:p>827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353" calcext:value-type="float">
            <text:p>4235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969" calcext:value-type="float">
            <text:p>20296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585" calcext:value-type="float">
            <text:p>3285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137" calcext:value-type="float">
            <text:p>3281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915" calcext:value-type="float">
            <text:p>3289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752" calcext:value-type="float">
            <text:p>3287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693" calcext:value-type="float">
            <text:p>13169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602" calcext:value-type="float">
            <text:p>5860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8655" calcext:value-type="float">
            <text:p>13865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33200" calcext:value-type="float">
            <text:p>13320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469" calcext:value-type="float">
            <text:p>1334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814" calcext:value-type="float">
            <text:p>13881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9126" calcext:value-type="float">
            <text:p>591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911" calcext:value-type="float">
            <text:p>1791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249" calcext:value-type="float">
            <text:p>13424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474" calcext:value-type="float">
            <text:p>15047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541" calcext:value-type="float">
            <text:p>13754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318" calcext:value-type="float">
            <text:p>13831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9285" calcext:value-type="float">
            <text:p>1392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389" calcext:value-type="float">
            <text:p>1393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832" calcext:value-type="float">
            <text:p>139832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40480" calcext:value-type="float">
            <text:p>14048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201" calcext:value-type="float">
            <text:p>14020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178" calcext:value-type="float">
            <text:p>14117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1460" calcext:value-type="float">
            <text:p>14146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560" calcext:value-type="float">
            <text:p>1415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069" calcext:value-type="float">
            <text:p>1370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473" calcext:value-type="float">
            <text:p>1494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794" calcext:value-type="float">
            <text:p>1779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2306" calcext:value-type="float">
            <text:p>202306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3378" calcext:value-type="float">
            <text:p>1333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848" calcext:value-type="float">
            <text:p>20584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430" calcext:value-type="float">
            <text:p>26443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594" calcext:value-type="float">
            <text:p>3259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862" calcext:value-type="float">
            <text:p>26486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5485" calcext:value-type="float">
            <text:p>26548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253" calcext:value-type="float">
            <text:p>270253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6518" calcext:value-type="float">
            <text:p>26651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806" calcext:value-type="float">
            <text:p>288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714" calcext:value-type="float">
            <text:p>5771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6169" calcext:value-type="float">
            <text:p>46169</text:p>
          </table:table-cell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49124" calcext:value-type="float">
            <text:p>49124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627" calcext:value-type="float">
            <text:p>27062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990" calcext:value-type="float">
            <text:p>20099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9485" calcext:value-type="float">
            <text:p>4948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317" calcext:value-type="float">
            <text:p>20431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979" calcext:value-type="float">
            <text:p>26997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348" calcext:value-type="float">
            <text:p>5234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829" calcext:value-type="float">
            <text:p>27282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156" calcext:value-type="float">
            <text:p>1215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0247" calcext:value-type="float">
            <text:p>210247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98941" calcext:value-type="float">
            <text:p>1989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326" calcext:value-type="float">
            <text:p>212326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4693" calcext:value-type="float">
            <text:p>4469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581" calcext:value-type="float">
            <text:p>2858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236" calcext:value-type="float">
            <text:p>242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8021" calcext:value-type="float">
            <text:p>380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481" calcext:value-type="float">
            <text:p>3648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414" calcext:value-type="float">
            <text:p>5041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760" calcext:value-type="float">
            <text:p>147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0671" calcext:value-type="float">
            <text:p>150671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713" calcext:value-type="float">
            <text:p>571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917" calcext:value-type="float">
            <text:p>2891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998" calcext:value-type="float">
            <text:p>396998</text:p>
          </table:table-cell>
          <table:table-cell table:style-name="ce21" table:number-columns-repeated="2"/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787" calcext:value-type="float">
            <text:p>13678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2455" calcext:value-type="float">
            <text:p>424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583" calcext:value-type="float">
            <text:p>4758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912" calcext:value-type="float">
            <text:p>12912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0509" calcext:value-type="float">
            <text:p>5050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5607" calcext:value-type="float">
            <text:p>13560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063" calcext:value-type="float">
            <text:p>906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296" calcext:value-type="float">
            <text:p>1332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1043" calcext:value-type="float">
            <text:p>5104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009" calcext:value-type="float">
            <text:p>130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681" calcext:value-type="float">
            <text:p>868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928" calcext:value-type="float">
            <text:p>509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165" calcext:value-type="float">
            <text:p>20716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8276" calcext:value-type="float">
            <text:p>4827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7704" calcext:value-type="float">
            <text:p>57704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8192" calcext:value-type="float">
            <text:p>581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9659" calcext:value-type="float">
            <text:p>596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125" calcext:value-type="float">
            <text:p>91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099" calcext:value-type="float">
            <text:p>5709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1603" calcext:value-type="float">
            <text:p>5160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106" calcext:value-type="float">
            <text:p>13610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4048" calcext:value-type="float">
            <text:p>5404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982" calcext:value-type="float">
            <text:p>1339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532" calcext:value-type="float">
            <text:p>2453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832" calcext:value-type="float">
            <text:p>5583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688" calcext:value-type="float">
            <text:p>23688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1430" calcext:value-type="float">
            <text:p>5143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641" calcext:value-type="float">
            <text:p>4864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9107" calcext:value-type="float">
            <text:p>2910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211" calcext:value-type="float">
            <text:p>4721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1985" calcext:value-type="float">
            <text:p>419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256" calcext:value-type="float">
            <text:p>4325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772" calcext:value-type="float">
            <text:p>427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835" calcext:value-type="float">
            <text:p>1283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309" calcext:value-type="float">
            <text:p>1993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087" calcext:value-type="float">
            <text:p>5308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7708" calcext:value-type="float">
            <text:p>26770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323" calcext:value-type="float">
            <text:p>24323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8077" calcext:value-type="float">
            <text:p>2680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708" calcext:value-type="float">
            <text:p>32770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6926" calcext:value-type="float">
            <text:p>369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284" calcext:value-type="float">
            <text:p>1628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1845" calcext:value-type="float">
            <text:p>1184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192" calcext:value-type="float">
            <text:p>371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940" calcext:value-type="float">
            <text:p>369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659" calcext:value-type="float">
            <text:p>32865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406" calcext:value-type="float">
            <text:p>3740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698" calcext:value-type="float">
            <text:p>2869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8316" calcext:value-type="float">
            <text:p>3283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014" calcext:value-type="float">
            <text:p>37014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267" calcext:value-type="float">
            <text:p>4526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8794" calcext:value-type="float">
            <text:p>387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736" calcext:value-type="float">
            <text:p>587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3519" calcext:value-type="float">
            <text:p>43519</text:p>
          </table:table-cell>
          <table:table-cell table:style-name="ce21"/>
          <table:table-cell table:number-columns-repeated="3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33954" calcext:value-type="float">
            <text:p>1339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296" calcext:value-type="float">
            <text:p>13829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2592" calcext:value-type="float">
            <text:p>20259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9518" calcext:value-type="float">
            <text:p>1995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5661" calcext:value-type="float">
            <text:p>26566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599" calcext:value-type="float">
            <text:p>61599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3774" calcext:value-type="float">
            <text:p>263774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092" calcext:value-type="float">
            <text:p>26609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6460" calcext:value-type="float">
            <text:p>26646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948" calcext:value-type="float">
            <text:p>26494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880" calcext:value-type="float">
            <text:p>26488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267" calcext:value-type="float">
            <text:p>26826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8924" calcext:value-type="float">
            <text:p>2089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144" calcext:value-type="float">
            <text:p>26314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7619" calcext:value-type="float">
            <text:p>26761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300" calcext:value-type="float">
            <text:p>26230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3599" calcext:value-type="float">
            <text:p>26359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8802" calcext:value-type="float">
            <text:p>20880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12" calcext:value-type="float">
            <text:p>2091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349" calcext:value-type="float">
            <text:p>4534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220" calcext:value-type="float">
            <text:p>13222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687" calcext:value-type="float">
            <text:p>13468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7743" calcext:value-type="float">
            <text:p>5774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393" calcext:value-type="float">
            <text:p>20839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551" calcext:value-type="float">
            <text:p>2955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019" calcext:value-type="float">
            <text:p>53019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470" calcext:value-type="float">
            <text:p>26847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201" calcext:value-type="float">
            <text:p>2320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693" calcext:value-type="float">
            <text:p>276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101" calcext:value-type="float">
            <text:p>26810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120" calcext:value-type="float">
            <text:p>26812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777" calcext:value-type="float">
            <text:p>26577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850" calcext:value-type="float">
            <text:p>26785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7921" calcext:value-type="float">
            <text:p>2679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899" calcext:value-type="float">
            <text:p>26789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247" calcext:value-type="float">
            <text:p>2824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9171" calcext:value-type="float">
            <text:p>269171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5432" calcext:value-type="float">
            <text:p>26543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269" calcext:value-type="float">
            <text:p>26926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360" calcext:value-type="float">
            <text:p>269360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1208" calcext:value-type="float">
            <text:p>27120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376" calcext:value-type="float">
            <text:p>26937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809" calcext:value-type="float">
            <text:p>2638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092" calcext:value-type="float">
            <text:p>3280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641" calcext:value-type="float">
            <text:p>26764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768" calcext:value-type="float">
            <text:p>277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801" calcext:value-type="float">
            <text:p>26380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194" calcext:value-type="float">
            <text:p>26719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7330" calcext:value-type="float">
            <text:p>267330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7343" calcext:value-type="float">
            <text:p>267343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8303" calcext:value-type="float">
            <text:p>268303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8825" calcext:value-type="float">
            <text:p>2088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409" calcext:value-type="float">
            <text:p>504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092" calcext:value-type="float">
            <text:p>190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6513" calcext:value-type="float">
            <text:p>3965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947" calcext:value-type="float">
            <text:p>1094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687" calcext:value-type="float">
            <text:p>3668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7018" calcext:value-type="float">
            <text:p>470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273" calcext:value-type="float">
            <text:p>3627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685" calcext:value-type="float">
            <text:p>1568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446" calcext:value-type="float">
            <text:p>21446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2187" calcext:value-type="float">
            <text:p>4218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897" calcext:value-type="float">
            <text:p>2128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008" calcext:value-type="float">
            <text:p>90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715" calcext:value-type="float">
            <text:p>1997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653" calcext:value-type="float">
            <text:p>5965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851" calcext:value-type="float">
            <text:p>3085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703" calcext:value-type="float">
            <text:p>317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931" calcext:value-type="float">
            <text:p>5193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0716" calcext:value-type="float">
            <text:p>507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735" calcext:value-type="float">
            <text:p>3973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842" calcext:value-type="float">
            <text:p>578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793" calcext:value-type="float">
            <text:p>6079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496" calcext:value-type="float">
            <text:p>124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829" calcext:value-type="float">
            <text:p>41829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1054" calcext:value-type="float">
            <text:p>2010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8068" calcext:value-type="float">
            <text:p>480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7327" calcext:value-type="float">
            <text:p>19732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610" calcext:value-type="float">
            <text:p>19761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7668" calcext:value-type="float">
            <text:p>1976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839" calcext:value-type="float">
            <text:p>60839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2058" calcext:value-type="float">
            <text:p>20205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384" calcext:value-type="float">
            <text:p>20538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9059" calcext:value-type="float">
            <text:p>2090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455" calcext:value-type="float">
            <text:p>104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0442" calcext:value-type="float">
            <text:p>21044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501" calcext:value-type="float">
            <text:p>3285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413" calcext:value-type="float">
            <text:p>32841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706" calcext:value-type="float">
            <text:p>32870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8695" calcext:value-type="float">
            <text:p>5869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683" calcext:value-type="float">
            <text:p>13968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51204" calcext:value-type="float">
            <text:p>1512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7137" calcext:value-type="float">
            <text:p>14713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851" calcext:value-type="float">
            <text:p>13585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802" calcext:value-type="float">
            <text:p>13580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2127" calcext:value-type="float">
            <text:p>142127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7127" calcext:value-type="float">
            <text:p>13712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7633" calcext:value-type="float">
            <text:p>1376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519" calcext:value-type="float">
            <text:p>13751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889" calcext:value-type="float">
            <text:p>13788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146" calcext:value-type="float">
            <text:p>1381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320" calcext:value-type="float">
            <text:p>1383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297" calcext:value-type="float">
            <text:p>13829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773" calcext:value-type="float">
            <text:p>13177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6285" calcext:value-type="float">
            <text:p>13628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9599" calcext:value-type="float">
            <text:p>13959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536" calcext:value-type="float">
            <text:p>14153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0546" calcext:value-type="float">
            <text:p>14054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150" calcext:value-type="float">
            <text:p>14215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40983" calcext:value-type="float">
            <text:p>14098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255" calcext:value-type="float">
            <text:p>1412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5944" calcext:value-type="float">
            <text:p>13594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317" calcext:value-type="float">
            <text:p>1413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920" calcext:value-type="float">
            <text:p>14192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378" calcext:value-type="float">
            <text:p>13537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9544" calcext:value-type="float">
            <text:p>13954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9610" calcext:value-type="float">
            <text:p>14961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9692" calcext:value-type="float">
            <text:p>14969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942" calcext:value-type="float">
            <text:p>1499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956" calcext:value-type="float">
            <text:p>13295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887" calcext:value-type="float">
            <text:p>265887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1732" calcext:value-type="float">
            <text:p>6173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723" calcext:value-type="float">
            <text:p>572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8103" calcext:value-type="float">
            <text:p>281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316" calcext:value-type="float">
            <text:p>26231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669" calcext:value-type="float">
            <text:p>26266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3823" calcext:value-type="float">
            <text:p>26382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026" calcext:value-type="float">
            <text:p>21002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395" calcext:value-type="float">
            <text:p>1439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791" calcext:value-type="float">
            <text:p>262791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97050" calcext:value-type="float">
            <text:p>3970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267" calcext:value-type="float">
            <text:p>27126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692" calcext:value-type="float">
            <text:p>26469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935" calcext:value-type="float">
            <text:p>26493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807" calcext:value-type="float">
            <text:p>26480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865" calcext:value-type="float">
            <text:p>2786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057" calcext:value-type="float">
            <text:p>39605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792" calcext:value-type="float">
            <text:p>5979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68" calcext:value-type="float">
            <text:p>26256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380" calcext:value-type="float">
            <text:p>5238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4598" calcext:value-type="float">
            <text:p>20459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828" calcext:value-type="float">
            <text:p>212828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62299" calcext:value-type="float">
            <text:p>6229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772" calcext:value-type="float">
            <text:p>27077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70674" calcext:value-type="float">
            <text:p>270674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71572" calcext:value-type="float">
            <text:p>271572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320" calcext:value-type="float">
            <text:p>270320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52375" calcext:value-type="float">
            <text:p>5237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433" calcext:value-type="float">
            <text:p>2704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533" calcext:value-type="float">
            <text:p>2635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3550" calcext:value-type="float">
            <text:p>3935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4121" calcext:value-type="float">
            <text:p>39412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853" calcext:value-type="float">
            <text:p>5385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752" calcext:value-type="float">
            <text:p>21075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4213" calcext:value-type="float">
            <text:p>44213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99670" calcext:value-type="float">
            <text:p>199670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9800" calcext:value-type="float">
            <text:p>3980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822" calcext:value-type="float">
            <text:p>42822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6249" calcext:value-type="float">
            <text:p>1624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942" calcext:value-type="float">
            <text:p>32794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870" calcext:value-type="float">
            <text:p>269870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1077" calcext:value-type="float">
            <text:p>27107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250" calcext:value-type="float">
            <text:p>2622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321" calcext:value-type="float">
            <text:p>270321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36624" calcext:value-type="float">
            <text:p>136624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6111" calcext:value-type="float">
            <text:p>4611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913" calcext:value-type="float">
            <text:p>249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004" calcext:value-type="float">
            <text:p>1600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116" calcext:value-type="float">
            <text:p>210116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50787" calcext:value-type="float">
            <text:p>15078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209" calcext:value-type="float">
            <text:p>5220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81" calcext:value-type="float">
            <text:p>238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600" calcext:value-type="float">
            <text:p>3060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41" calcext:value-type="float">
            <text:p>374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955" calcext:value-type="float">
            <text:p>249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9366" calcext:value-type="float">
            <text:p>19936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2081" calcext:value-type="float">
            <text:p>6208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8422" calcext:value-type="float">
            <text:p>4842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930" calcext:value-type="float">
            <text:p>3893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9226" calcext:value-type="float">
            <text:p>29226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004" calcext:value-type="float">
            <text:p>54004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1706" calcext:value-type="float">
            <text:p>2017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219" calcext:value-type="float">
            <text:p>512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967" calcext:value-type="float">
            <text:p>198967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57043" calcext:value-type="float">
            <text:p>5704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392" calcext:value-type="float">
            <text:p>3939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636" calcext:value-type="float">
            <text:p>863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4772" calcext:value-type="float">
            <text:p>347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83" calcext:value-type="float">
            <text:p>5483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7626" calcext:value-type="float">
            <text:p>4762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867" calcext:value-type="float">
            <text:p>5086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497" calcext:value-type="float">
            <text:p>214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337" calcext:value-type="float">
            <text:p>3983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37" calcext:value-type="float">
            <text:p>13737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788" calcext:value-type="float">
            <text:p>4078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7952" calcext:value-type="float">
            <text:p>3979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624" calcext:value-type="float">
            <text:p>28624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number-columns-repeated="2" table:style-name="ce21" office:value-type="float" office:value="3" calcext:value-type="float">
            <text:p>3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137557" calcext:value-type="float">
            <text:p>13755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814" calcext:value-type="float">
            <text:p>16814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1512" calcext:value-type="float">
            <text:p>6151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108" calcext:value-type="float">
            <text:p>1510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685" calcext:value-type="float">
            <text:p>5568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6255" calcext:value-type="float">
            <text:p>13625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662" calcext:value-type="float">
            <text:p>19966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387" calcext:value-type="float">
            <text:p>1238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008" calcext:value-type="float">
            <text:p>20300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268" calcext:value-type="float">
            <text:p>6026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49" calcext:value-type="float">
            <text:p>684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993" calcext:value-type="float">
            <text:p>3499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1206" calcext:value-type="float">
            <text:p>412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3238" calcext:value-type="float">
            <text:p>432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658" calcext:value-type="float">
            <text:p>2865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4329" calcext:value-type="float">
            <text:p>26432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658" calcext:value-type="float">
            <text:p>965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740" calcext:value-type="float">
            <text:p>2627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2907" calcext:value-type="float">
            <text:p>26290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179" calcext:value-type="float">
            <text:p>3717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287" calcext:value-type="float">
            <text:p>3728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931" calcext:value-type="float">
            <text:p>32793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556" calcext:value-type="float">
            <text:p>13255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995" calcext:value-type="float">
            <text:p>179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386" calcext:value-type="float">
            <text:p>13538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872" calcext:value-type="float">
            <text:p>5287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925" calcext:value-type="float">
            <text:p>26692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1253" calcext:value-type="float">
            <text:p>271253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3650" calcext:value-type="float">
            <text:p>263650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6009" calcext:value-type="float">
            <text:p>26600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145" calcext:value-type="float">
            <text:p>2814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6082" calcext:value-type="float">
            <text:p>2660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9418" calcext:value-type="float">
            <text:p>2694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144" calcext:value-type="float">
            <text:p>26514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5147" calcext:value-type="float">
            <text:p>26514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9804" calcext:value-type="float">
            <text:p>399804</text:p>
          </table:table-cell>
          <table:table-cell table:number-columns-repeated="4"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1614" calcext:value-type="float">
            <text:p>6161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786" calcext:value-type="float">
            <text:p>61786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816" calcext:value-type="float">
            <text:p>3816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6465" calcext:value-type="float">
            <text:p>26646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5828" calcext:value-type="float">
            <text:p>26582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0808" calcext:value-type="float">
            <text:p>6080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995" calcext:value-type="float">
            <text:p>4899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2137" calcext:value-type="float">
            <text:p>1321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364" calcext:value-type="float">
            <text:p>2023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031" calcext:value-type="float">
            <text:p>20003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330" calcext:value-type="float">
            <text:p>26833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4" calcext:value-type="float">
            <text:p>4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262868" calcext:value-type="float">
            <text:p>26286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2714" calcext:value-type="float">
            <text:p>52714</text:p>
          </table:table-cell>
          <table:table-cell table:style-name="ce21"/>
          <table:table-cell table:number-columns-repeated="3" table:style-name="ce21"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62285" calcext:value-type="float">
            <text:p>2622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505" calcext:value-type="float">
            <text:p>26850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5728" calcext:value-type="float">
            <text:p>26572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417" calcext:value-type="float">
            <text:p>2624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760" calcext:value-type="float">
            <text:p>26276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434" calcext:value-type="float">
            <text:p>26343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664" calcext:value-type="float">
            <text:p>26866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232" calcext:value-type="float">
            <text:p>26523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202" calcext:value-type="float">
            <text:p>5320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998" calcext:value-type="float">
            <text:p>26499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054" calcext:value-type="float">
            <text:p>2680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085" calcext:value-type="float">
            <text:p>268085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8127" calcext:value-type="float">
            <text:p>26812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475" calcext:value-type="float">
            <text:p>26747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714" calcext:value-type="float">
            <text:p>268714</text:p>
          </table:table-cell>
          <table:table-cell/>
          <table:table-cell table:number-columns-repeated="3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5135" calcext:value-type="float">
            <text:p>26513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7796" calcext:value-type="float">
            <text:p>267796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8841" calcext:value-type="float">
            <text:p>26884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878" calcext:value-type="float">
            <text:p>26887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9040" calcext:value-type="float">
            <text:p>26904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3374" calcext:value-type="float">
            <text:p>26337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9001" calcext:value-type="float">
            <text:p>2690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088" calcext:value-type="float">
            <text:p>26908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1303" calcext:value-type="float">
            <text:p>2713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429" calcext:value-type="float">
            <text:p>271429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502" calcext:value-type="float">
            <text:p>26650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169" calcext:value-type="float">
            <text:p>5316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019" calcext:value-type="float">
            <text:p>26501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1650" calcext:value-type="float">
            <text:p>6165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352" calcext:value-type="float">
            <text:p>2693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05" calcext:value-type="float">
            <text:p>5270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475" calcext:value-type="float">
            <text:p>26947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409" calcext:value-type="float">
            <text:p>5240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263" calcext:value-type="float">
            <text:p>13726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470" calcext:value-type="float">
            <text:p>5847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685" calcext:value-type="float">
            <text:p>266685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879" calcext:value-type="float">
            <text:p>26487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146" calcext:value-type="float">
            <text:p>2671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3345" calcext:value-type="float">
            <text:p>26334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384" calcext:value-type="float">
            <text:p>26838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388" calcext:value-type="float">
            <text:p>2683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423" calcext:value-type="float">
            <text:p>13542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931" calcext:value-type="float">
            <text:p>1293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394" calcext:value-type="float">
            <text:p>473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956" calcext:value-type="float">
            <text:p>23956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40594" calcext:value-type="float">
            <text:p>1405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3392" calcext:value-type="float">
            <text:p>333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444" calcext:value-type="float">
            <text:p>3044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8552" calcext:value-type="float">
            <text:p>1855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2877" calcext:value-type="float">
            <text:p>4287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964" calcext:value-type="float">
            <text:p>20096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11" calcext:value-type="float">
            <text:p>3961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376" calcext:value-type="float">
            <text:p>3137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28194" calcext:value-type="float">
            <text:p>3281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0427" calcext:value-type="float">
            <text:p>6042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576" calcext:value-type="float">
            <text:p>20576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5534" calcext:value-type="float">
            <text:p>255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1970" calcext:value-type="float">
            <text:p>21197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497" calcext:value-type="float">
            <text:p>2114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464" calcext:value-type="float">
            <text:p>84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8942" calcext:value-type="float">
            <text:p>3894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9239" calcext:value-type="float">
            <text:p>19923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725" calcext:value-type="float">
            <text:p>3172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711" calcext:value-type="float">
            <text:p>2471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1694" calcext:value-type="float">
            <text:p>416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9186" calcext:value-type="float">
            <text:p>2918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99978" calcext:value-type="float">
            <text:p>19997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363" calcext:value-type="float">
            <text:p>573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892" calcext:value-type="float">
            <text:p>19789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530" calcext:value-type="float">
            <text:p>32853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983" calcext:value-type="float">
            <text:p>32798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0607" calcext:value-type="float">
            <text:p>14060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2028" calcext:value-type="float">
            <text:p>13202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506" calcext:value-type="float">
            <text:p>5850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406" calcext:value-type="float">
            <text:p>1374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345" calcext:value-type="float">
            <text:p>13534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310" calcext:value-type="float">
            <text:p>1333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314" calcext:value-type="float">
            <text:p>14131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7004" calcext:value-type="float">
            <text:p>1370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092" calcext:value-type="float">
            <text:p>137092</text:p>
          </table:table-cell>
          <table:table-cell table:style-name="ce21" table:number-columns-repeated="2"/>
          <table:table-cell table:style-name="ce21" office:value-type="float" office:value="5" calcext:value-type="float">
            <text:p>5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3885" calcext:value-type="float">
            <text:p>638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316" calcext:value-type="float">
            <text:p>13731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487" calcext:value-type="float">
            <text:p>13848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368" calcext:value-type="float">
            <text:p>13836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8274" calcext:value-type="float">
            <text:p>13827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9052" calcext:value-type="float">
            <text:p>1390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404" calcext:value-type="float">
            <text:p>1414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995" calcext:value-type="float">
            <text:p>13499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9365" calcext:value-type="float">
            <text:p>5936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6450" calcext:value-type="float">
            <text:p>3964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508" calcext:value-type="float">
            <text:p>27150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351" calcext:value-type="float">
            <text:p>26435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503" calcext:value-type="float">
            <text:p>264503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4491" calcext:value-type="float">
            <text:p>264491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264103" calcext:value-type="float">
            <text:p>26410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775" calcext:value-type="float">
            <text:p>6177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3744" calcext:value-type="float">
            <text:p>273744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4274" calcext:value-type="float">
            <text:p>264274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63939" calcext:value-type="float">
            <text:p>26393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947" calcext:value-type="float">
            <text:p>263947</text:p>
          </table:table-cell>
          <table:table-cell table:style-name="ce21" table:number-columns-repeated="2"/>
          <table:table-cell table:style-name="ce21" office:value-type="float" office:value="4" calcext:value-type="float">
            <text:p>4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046" calcext:value-type="float">
            <text:p>26404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741" calcext:value-type="float">
            <text:p>5274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484" calcext:value-type="float">
            <text:p>2654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715" calcext:value-type="float">
            <text:p>262715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4754" calcext:value-type="float">
            <text:p>264754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814" calcext:value-type="float">
            <text:p>52814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4702" calcext:value-type="float">
            <text:p>264702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2593" calcext:value-type="float">
            <text:p>52593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338" calcext:value-type="float">
            <text:p>266338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2687" calcext:value-type="float">
            <text:p>26268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8775" calcext:value-type="float">
            <text:p>48775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3028" calcext:value-type="float">
            <text:p>530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514" calcext:value-type="float">
            <text:p>1151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053" calcext:value-type="float">
            <text:p>263053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6921" calcext:value-type="float">
            <text:p>1692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283" calcext:value-type="float">
            <text:p>26328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105" calcext:value-type="float">
            <text:p>26310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700" calcext:value-type="float">
            <text:p>27170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0155" calcext:value-type="float">
            <text:p>20015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322" calcext:value-type="float">
            <text:p>4432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9805" calcext:value-type="float">
            <text:p>4980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3124" calcext:value-type="float">
            <text:p>2031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138" calcext:value-type="float">
            <text:p>501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517" calcext:value-type="float">
            <text:p>5151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2520" calcext:value-type="float">
            <text:p>26252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096" calcext:value-type="float">
            <text:p>53096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70364" calcext:value-type="float">
            <text:p>27036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372" calcext:value-type="float">
            <text:p>27037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937" calcext:value-type="float">
            <text:p>270937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70382" calcext:value-type="float">
            <text:p>27038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528" calcext:value-type="float">
            <text:p>40528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2481" calcext:value-type="float">
            <text:p>272481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238" calcext:value-type="float">
            <text:p>2662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950" calcext:value-type="float">
            <text:p>2079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697" calcext:value-type="float">
            <text:p>19969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478" calcext:value-type="float">
            <text:p>4447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777" calcext:value-type="float">
            <text:p>2477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706" calcext:value-type="float">
            <text:p>127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589" calcext:value-type="float">
            <text:p>1258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513" calcext:value-type="float">
            <text:p>3751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027" calcext:value-type="float">
            <text:p>32802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342" calcext:value-type="float">
            <text:p>543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438" calcext:value-type="float">
            <text:p>27043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212" calcext:value-type="float">
            <text:p>26621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779" calcext:value-type="float">
            <text:p>27177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950" calcext:value-type="float">
            <text:p>61950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0054" calcext:value-type="float">
            <text:p>27005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792" calcext:value-type="float">
            <text:p>2727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939" calcext:value-type="float">
            <text:p>4593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5747" calcext:value-type="float">
            <text:p>4574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209" calcext:value-type="float">
            <text:p>212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248" calcext:value-type="float">
            <text:p>27224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619" calcext:value-type="float">
            <text:p>20361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622" calcext:value-type="float">
            <text:p>20762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5830" calcext:value-type="float">
            <text:p>1583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6630" calcext:value-type="float">
            <text:p>5663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6695" calcext:value-type="float">
            <text:p>1966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141" calcext:value-type="float">
            <text:p>2091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123" calcext:value-type="float">
            <text:p>3412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5454" calcext:value-type="float">
            <text:p>2545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741" calcext:value-type="float">
            <text:p>12741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2406" calcext:value-type="float">
            <text:p>124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384" calcext:value-type="float">
            <text:p>2043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5753" calcext:value-type="float">
            <text:p>39575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5658" calcext:value-type="float">
            <text:p>395658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7795" calcext:value-type="float">
            <text:p>779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055" calcext:value-type="float">
            <text:p>200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0267" calcext:value-type="float">
            <text:p>40026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876" calcext:value-type="float">
            <text:p>13287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668" calcext:value-type="float">
            <text:p>2646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987" calcext:value-type="float">
            <text:p>39898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001" calcext:value-type="float">
            <text:p>800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8949" calcext:value-type="float">
            <text:p>20894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8024" calcext:value-type="float">
            <text:p>48024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8470" calcext:value-type="float">
            <text:p>1847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231" calcext:value-type="float">
            <text:p>3623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442" calcext:value-type="float">
            <text:p>26544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078" calcext:value-type="float">
            <text:p>2650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670" calcext:value-type="float">
            <text:p>1767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606" calcext:value-type="float">
            <text:p>506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963" calcext:value-type="float">
            <text:p>1296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9582" calcext:value-type="float">
            <text:p>2958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285" calcext:value-type="float">
            <text:p>442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015" calcext:value-type="float">
            <text:p>4501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818" calcext:value-type="float">
            <text:p>3081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342" calcext:value-type="float">
            <text:p>26234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5592" calcext:value-type="float">
            <text:p>265592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799" calcext:value-type="float">
            <text:p>2079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545" calcext:value-type="float">
            <text:p>2854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5550" calcext:value-type="float">
            <text:p>2655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775" calcext:value-type="float">
            <text:p>2777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748" calcext:value-type="float">
            <text:p>297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472" calcext:value-type="float">
            <text:p>3747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223" calcext:value-type="float">
            <text:p>3722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619" calcext:value-type="float">
            <text:p>3061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7077" calcext:value-type="float">
            <text:p>37077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073" calcext:value-type="float">
            <text:p>1330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996" calcext:value-type="float">
            <text:p>179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194" calcext:value-type="float">
            <text:p>451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766" calcext:value-type="float">
            <text:p>457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254" calcext:value-type="float">
            <text:p>382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8563" calcext:value-type="float">
            <text:p>20856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666" calcext:value-type="float">
            <text:p>2866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151" calcext:value-type="float">
            <text:p>26315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503" calcext:value-type="float">
            <text:p>2685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841" calcext:value-type="float">
            <text:p>20484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276" calcext:value-type="float">
            <text:p>26727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772" calcext:value-type="float">
            <text:p>52772</text:p>
          </table:table-cell>
          <table:table-cell table:style-name="ce21" table:number-columns-repeated="2"/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478" calcext:value-type="float">
            <text:p>26447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352" calcext:value-type="float">
            <text:p>283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596" calcext:value-type="float">
            <text:p>267596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4512" calcext:value-type="float">
            <text:p>26451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8346" calcext:value-type="float">
            <text:p>13834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667" calcext:value-type="float">
            <text:p>4366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529" calcext:value-type="float">
            <text:p>26852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527" calcext:value-type="float">
            <text:p>2685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440" calcext:value-type="float">
            <text:p>26644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915" calcext:value-type="float">
            <text:p>26491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949" calcext:value-type="float">
            <text:p>26594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2381" calcext:value-type="float">
            <text:p>2238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048" calcext:value-type="float">
            <text:p>2680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619" calcext:value-type="float">
            <text:p>2646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772" calcext:value-type="float">
            <text:p>2677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152" calcext:value-type="float">
            <text:p>2681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778" calcext:value-type="float">
            <text:p>2677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569" calcext:value-type="float">
            <text:p>265569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8178" calcext:value-type="float">
            <text:p>281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869" calcext:value-type="float">
            <text:p>268869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265663" calcext:value-type="float">
            <text:p>265663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947" calcext:value-type="float">
            <text:p>26894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611" calcext:value-type="float">
            <text:p>26361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321" calcext:value-type="float">
            <text:p>26432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9441" calcext:value-type="float">
            <text:p>26944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368" calcext:value-type="float">
            <text:p>26936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9419" calcext:value-type="float">
            <text:p>2694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223" calcext:value-type="float">
            <text:p>2642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954" calcext:value-type="float">
            <text:p>2659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135" calcext:value-type="float">
            <text:p>26713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164" calcext:value-type="float">
            <text:p>267164</text:p>
          </table:table-cell>
          <table:table-cell table:number-columns-repeated="4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5547" calcext:value-type="float">
            <text:p>26554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3980" calcext:value-type="float">
            <text:p>2639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611" calcext:value-type="float">
            <text:p>26661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823" calcext:value-type="float">
            <text:p>26682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795" calcext:value-type="float">
            <text:p>13579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097" calcext:value-type="float">
            <text:p>260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08" calcext:value-type="float">
            <text:p>1350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589" calcext:value-type="float">
            <text:p>27589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2413" calcext:value-type="float">
            <text:p>22413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648" calcext:value-type="float">
            <text:p>13964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719" calcext:value-type="float">
            <text:p>3987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650" calcext:value-type="float">
            <text:p>2765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065" calcext:value-type="float">
            <text:p>39906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8420" calcext:value-type="float">
            <text:p>39842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685" calcext:value-type="float">
            <text:p>868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8128" calcext:value-type="float">
            <text:p>1981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924" calcext:value-type="float">
            <text:p>3092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1126" calcext:value-type="float">
            <text:p>2011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684" calcext:value-type="float">
            <text:p>2096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274" calcext:value-type="float">
            <text:p>32827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923" calcext:value-type="float">
            <text:p>239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517" calcext:value-type="float">
            <text:p>15051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8187" calcext:value-type="float">
            <text:p>1818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298" calcext:value-type="float">
            <text:p>13229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932" calcext:value-type="float">
            <text:p>13493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2480" calcext:value-type="float">
            <text:p>1324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454" calcext:value-type="float">
            <text:p>1404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172" calcext:value-type="float">
            <text:p>138172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5566" calcext:value-type="float">
            <text:p>5556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043" calcext:value-type="float">
            <text:p>13804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004" calcext:value-type="float">
            <text:p>1390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592" calcext:value-type="float">
            <text:p>13359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972" calcext:value-type="float">
            <text:p>13997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750" calcext:value-type="float">
            <text:p>15075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41129" calcext:value-type="float">
            <text:p>14112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1359" calcext:value-type="float">
            <text:p>15135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340" calcext:value-type="float">
            <text:p>14234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2616" calcext:value-type="float">
            <text:p>1426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2373" calcext:value-type="float">
            <text:p>1423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201" calcext:value-type="float">
            <text:p>147201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016" calcext:value-type="float">
            <text:p>14901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9785" calcext:value-type="float">
            <text:p>1497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368" calcext:value-type="float">
            <text:p>1343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258" calcext:value-type="float">
            <text:p>13425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874" calcext:value-type="float">
            <text:p>2068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246" calcext:value-type="float">
            <text:p>21024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093" calcext:value-type="float">
            <text:p>1209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752" calcext:value-type="float">
            <text:p>617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845" calcext:value-type="float">
            <text:p>5284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137" calcext:value-type="float">
            <text:p>26413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374" calcext:value-type="float">
            <text:p>262374</text:p>
          </table:table-cell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1890" calcext:value-type="float">
            <text:p>6189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111" calcext:value-type="float">
            <text:p>53111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9049" calcext:value-type="float">
            <text:p>39904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148" calcext:value-type="float">
            <text:p>39614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766" calcext:value-type="float">
            <text:p>4676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5607" calcext:value-type="float">
            <text:p>3956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533" calcext:value-type="float">
            <text:p>28533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2022" calcext:value-type="float">
            <text:p>27202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765" calcext:value-type="float">
            <text:p>39876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6779" calcext:value-type="float">
            <text:p>13677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281" calcext:value-type="float">
            <text:p>20628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97" calcext:value-type="float">
            <text:p>1797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8032" calcext:value-type="float">
            <text:p>32803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579" calcext:value-type="float">
            <text:p>1457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356" calcext:value-type="float">
            <text:p>265356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1181" calcext:value-type="float">
            <text:p>27118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5836" calcext:value-type="float">
            <text:p>39583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986" calcext:value-type="float">
            <text:p>32798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282" calcext:value-type="float">
            <text:p>26628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473" calcext:value-type="float">
            <text:p>26647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044" calcext:value-type="float">
            <text:p>26504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350" calcext:value-type="float">
            <text:p>26635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901" calcext:value-type="float">
            <text:p>6190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281" calcext:value-type="float">
            <text:p>26228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373" calcext:value-type="float">
            <text:p>2713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615" calcext:value-type="float">
            <text:p>26261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114" calcext:value-type="float">
            <text:p>271114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659" calcext:value-type="float">
            <text:p>1996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595" calcext:value-type="float">
            <text:p>6059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3372" calcext:value-type="float">
            <text:p>2033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017" calcext:value-type="float">
            <text:p>500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9009" calcext:value-type="float">
            <text:p>490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317" calcext:value-type="float">
            <text:p>21331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6620" calcext:value-type="float">
            <text:p>206620</text:p>
          </table:table-cell>
          <table:table-cell table:number-columns-repeated="4"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2686" calcext:value-type="float">
            <text:p>4268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2071" calcext:value-type="float">
            <text:p>62071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713" calcext:value-type="float">
            <text:p>27271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9604" calcext:value-type="float">
            <text:p>2096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43" calcext:value-type="float">
            <text:p>2824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597" calcext:value-type="float">
            <text:p>2115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23" calcext:value-type="float">
            <text:p>282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426" calcext:value-type="float">
            <text:p>2704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757" calcext:value-type="float">
            <text:p>227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677" calcext:value-type="float">
            <text:p>306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217" calcext:value-type="float">
            <text:p>26621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366" calcext:value-type="float">
            <text:p>6036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0298" calcext:value-type="float">
            <text:p>5029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781" calcext:value-type="float">
            <text:p>3578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462" calcext:value-type="float">
            <text:p>3746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797" calcext:value-type="float">
            <text:p>367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002" calcext:value-type="float">
            <text:p>27000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799" calcext:value-type="float">
            <text:p>6179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847" calcext:value-type="float">
            <text:p>4584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4843" calcext:value-type="float">
            <text:p>5484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729" calcext:value-type="float">
            <text:p>4672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9143" calcext:value-type="float">
            <text:p>399143</text:p>
          </table:table-cell>
          <table:table-cell table:number-columns-repeated="4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71330" calcext:value-type="float">
            <text:p>271330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654" calcext:value-type="float">
            <text:p>156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475" calcext:value-type="float">
            <text:p>20947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453" calcext:value-type="float">
            <text:p>5845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9121" calcext:value-type="float">
            <text:p>9121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147" calcext:value-type="float">
            <text:p>4714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692" calcext:value-type="float">
            <text:p>416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179" calcext:value-type="float">
            <text:p>3517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742" calcext:value-type="float">
            <text:p>307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713" calcext:value-type="float">
            <text:p>127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302" calcext:value-type="float">
            <text:p>330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628" calcext:value-type="float">
            <text:p>1396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60" calcext:value-type="float">
            <text:p>208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173" calcext:value-type="float">
            <text:p>4817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178" calcext:value-type="float">
            <text:p>5117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889" calcext:value-type="float">
            <text:p>2488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873" calcext:value-type="float">
            <text:p>5187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815" calcext:value-type="float">
            <text:p>21281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60159" calcext:value-type="float">
            <text:p>6015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455" calcext:value-type="float">
            <text:p>574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518" calcext:value-type="float">
            <text:p>595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158" calcext:value-type="float">
            <text:p>5915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1971" calcext:value-type="float">
            <text:p>20197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377" calcext:value-type="float">
            <text:p>153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145" calcext:value-type="float">
            <text:p>914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734" calcext:value-type="float">
            <text:p>477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49" calcext:value-type="float">
            <text:p>136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8712" calcext:value-type="float">
            <text:p>1871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4000" calcext:value-type="float">
            <text:p>39400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951" calcext:value-type="float">
            <text:p>27951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4152" calcext:value-type="float">
            <text:p>39415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280" calcext:value-type="float">
            <text:p>13228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2228" calcext:value-type="float">
            <text:p>5222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459" calcext:value-type="float">
            <text:p>445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8549" calcext:value-type="float">
            <text:p>39854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4939" calcext:value-type="float">
            <text:p>3493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285" calcext:value-type="float">
            <text:p>4028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2646" calcext:value-type="float">
            <text:p>226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563" calcext:value-type="float">
            <text:p>27056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573" calcext:value-type="float">
            <text:p>5257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494" calcext:value-type="float">
            <text:p>174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095" calcext:value-type="float">
            <text:p>19909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988" calcext:value-type="float">
            <text:p>2798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19" calcext:value-type="float">
            <text:p>2121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739" calcext:value-type="float">
            <text:p>2473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566" calcext:value-type="float">
            <text:p>3856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3009" calcext:value-type="float">
            <text:p>430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969" calcext:value-type="float">
            <text:p>13696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133" calcext:value-type="float">
            <text:p>3713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387" calcext:value-type="float">
            <text:p>3738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492" calcext:value-type="float">
            <text:p>3749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504" calcext:value-type="float">
            <text:p>3750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809" calcext:value-type="float">
            <text:p>13480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206" calcext:value-type="float">
            <text:p>26220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098" calcext:value-type="float">
            <text:p>26609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133" calcext:value-type="float">
            <text:p>26413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158" calcext:value-type="float">
            <text:p>5315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649" calcext:value-type="float">
            <text:p>616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678" calcext:value-type="float">
            <text:p>61678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143" calcext:value-type="float">
            <text:p>270143</text:p>
          </table:table-cell>
          <table:table-cell table:number-columns-repeated="4" table:style-name="ce21"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7556" calcext:value-type="float">
            <text:p>267556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3137" calcext:value-type="float">
            <text:p>531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817" calcext:value-type="float">
            <text:p>2781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032" calcext:value-type="float">
            <text:p>2803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8596" calcext:value-type="float">
            <text:p>4859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2241" calcext:value-type="float">
            <text:p>622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674" calcext:value-type="float">
            <text:p>13367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5506" calcext:value-type="float">
            <text:p>2550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593" calcext:value-type="float">
            <text:p>2685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198" calcext:value-type="float">
            <text:p>26519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455" calcext:value-type="float">
            <text:p>2684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007" calcext:value-type="float">
            <text:p>2680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994" calcext:value-type="float">
            <text:p>267994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8108" calcext:value-type="float">
            <text:p>26810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137" calcext:value-type="float">
            <text:p>26813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752" calcext:value-type="float">
            <text:p>26775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172" calcext:value-type="float">
            <text:p>26817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373" calcext:value-type="float">
            <text:p>523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587" calcext:value-type="float">
            <text:p>265587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160" calcext:value-type="float">
            <text:p>26616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5417" calcext:value-type="float">
            <text:p>265417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9755" calcext:value-type="float">
            <text:p>2697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280" calcext:value-type="float">
            <text:p>269280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9313" calcext:value-type="float">
            <text:p>26931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195" calcext:value-type="float">
            <text:p>26619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660" calcext:value-type="float">
            <text:p>269660</text:p>
          </table:table-cell>
          <table:table-cell table:style-name="ce21"/>
          <table:table-cell table:number-columns-repeated="3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6938" calcext:value-type="float">
            <text:p>266938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67277" calcext:value-type="float">
            <text:p>26727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411" calcext:value-type="float">
            <text:p>26341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511" calcext:value-type="float">
            <text:p>3851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821" calcext:value-type="float">
            <text:p>88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149" calcext:value-type="float">
            <text:p>4814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155" calcext:value-type="float">
            <text:p>151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304" calcext:value-type="float">
            <text:p>363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2650" calcext:value-type="float">
            <text:p>20265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541" calcext:value-type="float">
            <text:p>20854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056" calcext:value-type="float">
            <text:p>20705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15" calcext:value-type="float">
            <text:p>2641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1595" calcext:value-type="float">
            <text:p>315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609" calcext:value-type="float">
            <text:p>496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532" calcext:value-type="float">
            <text:p>3953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571" calcext:value-type="float">
            <text:p>3957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690" calcext:value-type="float">
            <text:p>2469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4863" calcext:value-type="float">
            <text:p>4486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640" calcext:value-type="float">
            <text:p>4464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954" calcext:value-type="float">
            <text:p>509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466" calcext:value-type="float">
            <text:p>474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7255" calcext:value-type="float">
            <text:p>572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2247" calcext:value-type="float">
            <text:p>6224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539" calcext:value-type="float">
            <text:p>20653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774" calcext:value-type="float">
            <text:p>1327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5530" calcext:value-type="float">
            <text:p>6553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510" calcext:value-type="float">
            <text:p>15051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5735" calcext:value-type="float">
            <text:p>13573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158" calcext:value-type="float">
            <text:p>13515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202" calcext:value-type="float">
            <text:p>1362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150" calcext:value-type="float">
            <text:p>381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828" calcext:value-type="float">
            <text:p>1368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717" calcext:value-type="float">
            <text:p>77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080" calcext:value-type="float">
            <text:p>1370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879" calcext:value-type="float">
            <text:p>13687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109" calcext:value-type="float">
            <text:p>1371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735" calcext:value-type="float">
            <text:p>13973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342" calcext:value-type="float">
            <text:p>1373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375" calcext:value-type="float">
            <text:p>13737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078" calcext:value-type="float">
            <text:p>13807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267" calcext:value-type="float">
            <text:p>138267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948" calcext:value-type="float">
            <text:p>1409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310" calcext:value-type="float">
            <text:p>14131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7209" calcext:value-type="float">
            <text:p>14720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005" calcext:value-type="float">
            <text:p>2400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898" calcext:value-type="float">
            <text:p>26589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509" calcext:value-type="float">
            <text:p>2635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985" calcext:value-type="float">
            <text:p>2659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289" calcext:value-type="float">
            <text:p>1728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868" calcext:value-type="float">
            <text:p>208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12" calcext:value-type="float">
            <text:p>1371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166" calcext:value-type="float">
            <text:p>20016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717" calcext:value-type="float">
            <text:p>167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422" calcext:value-type="float">
            <text:p>26242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014" calcext:value-type="float">
            <text:p>270014</text:p>
          </table:table-cell>
          <table:table-cell table:style-name="ce21"/>
          <table:table-cell table:number-columns-repeated="2"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5958" calcext:value-type="float">
            <text:p>26595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804" calcext:value-type="float">
            <text:p>265804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00236" calcext:value-type="float">
            <text:p>40023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186" calcext:value-type="float">
            <text:p>5318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852" calcext:value-type="float">
            <text:p>26485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541" calcext:value-type="float">
            <text:p>26254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581" calcext:value-type="float">
            <text:p>26258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532" calcext:value-type="float">
            <text:p>28532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1419" calcext:value-type="float">
            <text:p>1141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448" calcext:value-type="float">
            <text:p>27144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186" calcext:value-type="float">
            <text:p>32186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070" calcext:value-type="float">
            <text:p>20007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158" calcext:value-type="float">
            <text:p>6015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471" calcext:value-type="float">
            <text:p>5947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083" calcext:value-type="float">
            <text:p>21108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184" calcext:value-type="float">
            <text:p>2041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242" calcext:value-type="float">
            <text:p>27024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362" calcext:value-type="float">
            <text:p>270362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0020" calcext:value-type="float">
            <text:p>21002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706" calcext:value-type="float">
            <text:p>27070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356" calcext:value-type="float">
            <text:p>27035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456" calcext:value-type="float">
            <text:p>1945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4288" calcext:value-type="float">
            <text:p>2042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779" calcext:value-type="float">
            <text:p>1577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8175" calcext:value-type="float">
            <text:p>19817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294" calcext:value-type="float">
            <text:p>4129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168" calcext:value-type="float">
            <text:p>1981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274" calcext:value-type="float">
            <text:p>1627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4805" calcext:value-type="float">
            <text:p>3480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55" calcext:value-type="float">
            <text:p>2135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193" calcext:value-type="float">
            <text:p>601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461" calcext:value-type="float">
            <text:p>20446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104" calcext:value-type="float">
            <text:p>2061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3009" calcext:value-type="float">
            <text:p>2130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313" calcext:value-type="float">
            <text:p>26831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9925" calcext:value-type="float">
            <text:p>39992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2413" calcext:value-type="float">
            <text:p>5241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872" calcext:value-type="float">
            <text:p>27872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5709" calcext:value-type="float">
            <text:p>557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9877" calcext:value-type="float">
            <text:p>3998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927" calcext:value-type="float">
            <text:p>3292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190" calcext:value-type="float">
            <text:p>6019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964" calcext:value-type="float">
            <text:p>1596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855" calcext:value-type="float">
            <text:p>118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127" calcext:value-type="float">
            <text:p>1312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8792" calcext:value-type="float">
            <text:p>19879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55" calcext:value-type="float">
            <text:p>68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9494" calcext:value-type="float">
            <text:p>5949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897" calcext:value-type="float">
            <text:p>13689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429" calcext:value-type="float">
            <text:p>2442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14" calcext:value-type="float">
            <text:p>1341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638" calcext:value-type="float">
            <text:p>146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2538" calcext:value-type="float">
            <text:p>625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138" calcext:value-type="float">
            <text:p>39138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6997" calcext:value-type="float">
            <text:p>4699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689" calcext:value-type="float">
            <text:p>226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219" calcext:value-type="float">
            <text:p>13121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910" calcext:value-type="float">
            <text:p>5691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477" calcext:value-type="float">
            <text:p>19847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102" calcext:value-type="float">
            <text:p>611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4126" calcext:value-type="float">
            <text:p>641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409" calcext:value-type="float">
            <text:p>26640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847" calcext:value-type="float">
            <text:p>262847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011" calcext:value-type="float">
            <text:p>27201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837" calcext:value-type="float">
            <text:p>26483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343" calcext:value-type="float">
            <text:p>2834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4334" calcext:value-type="float">
            <text:p>39433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490" calcext:value-type="float">
            <text:p>26249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300" calcext:value-type="float">
            <text:p>135300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5944" calcext:value-type="float">
            <text:p>5594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374" calcext:value-type="float">
            <text:p>13637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168" calcext:value-type="float">
            <text:p>13616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784" calcext:value-type="float">
            <text:p>1357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084" calcext:value-type="float">
            <text:p>1008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6258" calcext:value-type="float">
            <text:p>5625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94" calcext:value-type="float">
            <text:p>262594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502" calcext:value-type="float">
            <text:p>2625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818" calcext:value-type="float">
            <text:p>2628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47" calcext:value-type="float">
            <text:p>5274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120" calcext:value-type="float">
            <text:p>26612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788" calcext:value-type="float">
            <text:p>2687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649" calcext:value-type="float">
            <text:p>2864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613" calcext:value-type="float">
            <text:p>26661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822" calcext:value-type="float">
            <text:p>2698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595" calcext:value-type="float">
            <text:p>2695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268" calcext:value-type="float">
            <text:p>362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301" calcext:value-type="float">
            <text:p>13330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557" calcext:value-type="float">
            <text:p>2085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642" calcext:value-type="float">
            <text:p>209642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411" calcext:value-type="float">
            <text:p>26241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269" calcext:value-type="float">
            <text:p>2632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413" calcext:value-type="float">
            <text:p>268413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199" calcext:value-type="float">
            <text:p>26219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95" calcext:value-type="float">
            <text:p>26259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980" calcext:value-type="float">
            <text:p>5298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152" calcext:value-type="float">
            <text:p>2631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311" calcext:value-type="float">
            <text:p>26931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923" calcext:value-type="float">
            <text:p>6192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872" calcext:value-type="float">
            <text:p>26487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177" calcext:value-type="float">
            <text:p>2217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804" calcext:value-type="float">
            <text:p>26880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818" calcext:value-type="float">
            <text:p>26781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828" calcext:value-type="float">
            <text:p>2688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883" calcext:value-type="float">
            <text:p>268883</text:p>
          </table:table-cell>
          <table:table-cell table:number-columns-repeated="3"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6519" calcext:value-type="float">
            <text:p>266519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077" calcext:value-type="float">
            <text:p>26307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4824" calcext:value-type="float">
            <text:p>264824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359" calcext:value-type="float">
            <text:p>26935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612" calcext:value-type="float">
            <text:p>265612</text:p>
          </table:table-cell>
          <table:table-cell table:number-columns-repeated="4"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8233" calcext:value-type="float">
            <text:p>1823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769" calcext:value-type="float">
            <text:p>26376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707" calcext:value-type="float">
            <text:p>2667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327" calcext:value-type="float">
            <text:p>26732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592" calcext:value-type="float">
            <text:p>605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470" calcext:value-type="float">
            <text:p>5547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203" calcext:value-type="float">
            <text:p>382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554" calcext:value-type="float">
            <text:p>3255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918" calcext:value-type="float">
            <text:p>2391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6558" calcext:value-type="float">
            <text:p>39655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915" calcext:value-type="float">
            <text:p>6291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0220" calcext:value-type="float">
            <text:p>21022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6735" calcext:value-type="float">
            <text:p>206735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153" calcext:value-type="float">
            <text:p>5215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923" calcext:value-type="float">
            <text:p>309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3626" calcext:value-type="float">
            <text:p>436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89" calcext:value-type="float">
            <text:p>2088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608" calcext:value-type="float">
            <text:p>42608</text:p>
          </table:table-cell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1449" calcext:value-type="float">
            <text:p>21449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007" calcext:value-type="float">
            <text:p>5700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7058" calcext:value-type="float">
            <text:p>57058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294" calcext:value-type="float">
            <text:p>19729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937" calcext:value-type="float">
            <text:p>2039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688" calcext:value-type="float">
            <text:p>55688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9151" calcext:value-type="float">
            <text:p>32915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399" calcext:value-type="float">
            <text:p>6339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273" calcext:value-type="float">
            <text:p>5927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3971" calcext:value-type="float">
            <text:p>6397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594" calcext:value-type="float">
            <text:p>13559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8968" calcext:value-type="float">
            <text:p>1489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613" calcext:value-type="float">
            <text:p>15061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467" calcext:value-type="float">
            <text:p>15046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818" calcext:value-type="float">
            <text:p>137818</text:p>
          </table:table-cell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8112" calcext:value-type="float">
            <text:p>13811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543" calcext:value-type="float">
            <text:p>138543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584" calcext:value-type="float">
            <text:p>1355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799" calcext:value-type="float">
            <text:p>13979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0633" calcext:value-type="float">
            <text:p>14063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766" calcext:value-type="float">
            <text:p>14176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946" calcext:value-type="float">
            <text:p>15094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803" calcext:value-type="float">
            <text:p>1680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493" calcext:value-type="float">
            <text:p>61493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962" calcext:value-type="float">
            <text:p>26296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4528" calcext:value-type="float">
            <text:p>26452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159" calcext:value-type="float">
            <text:p>26215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346" calcext:value-type="float">
            <text:p>26234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7108" calcext:value-type="float">
            <text:p>1710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035" calcext:value-type="float">
            <text:p>263035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3904" calcext:value-type="float">
            <text:p>263904</text:p>
          </table:table-cell>
          <table:table-cell table:number-columns-repeated="2"/>
          <table:table-cell table:number-columns-repeated="2"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3316" calcext:value-type="float">
            <text:p>21331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668" calcext:value-type="float">
            <text:p>2636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152" calcext:value-type="float">
            <text:p>26515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550" calcext:value-type="float">
            <text:p>2855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207" calcext:value-type="float">
            <text:p>21207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7802" calcext:value-type="float">
            <text:p>327802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102" calcext:value-type="float">
            <text:p>40102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281" calcext:value-type="float">
            <text:p>26528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414" calcext:value-type="float">
            <text:p>265414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446" calcext:value-type="float">
            <text:p>26644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321" calcext:value-type="float">
            <text:p>2663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9668" calcext:value-type="float">
            <text:p>3996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465" calcext:value-type="float">
            <text:p>26246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505" calcext:value-type="float">
            <text:p>27250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136" calcext:value-type="float">
            <text:p>271136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0813" calcext:value-type="float">
            <text:p>27081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615" calcext:value-type="float">
            <text:p>2861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195" calcext:value-type="float">
            <text:p>2631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301" calcext:value-type="float">
            <text:p>27130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052" calcext:value-type="float">
            <text:p>20005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072" calcext:value-type="float">
            <text:p>204072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777" calcext:value-type="float">
            <text:p>577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689" calcext:value-type="float">
            <text:p>2056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189" calcext:value-type="float">
            <text:p>262189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2826" calcext:value-type="float">
            <text:p>26282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720" calcext:value-type="float">
            <text:p>26972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538" calcext:value-type="float">
            <text:p>2675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947" calcext:value-type="float">
            <text:p>26994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7000" calcext:value-type="float">
            <text:p>19700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485" calcext:value-type="float">
            <text:p>21248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84" calcext:value-type="float">
            <text:p>248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7440" calcext:value-type="float">
            <text:p>19744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5320" calcext:value-type="float">
            <text:p>39532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6301" calcext:value-type="float">
            <text:p>3630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731" calcext:value-type="float">
            <text:p>2773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042" calcext:value-type="float">
            <text:p>4604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660" calcext:value-type="float">
            <text:p>2366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218" calcext:value-type="float">
            <text:p>4521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218" calcext:value-type="float">
            <text:p>462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0718" calcext:value-type="float">
            <text:p>40071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318" calcext:value-type="float">
            <text:p>93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505" calcext:value-type="float">
            <text:p>950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222" calcext:value-type="float">
            <text:p>1222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342" calcext:value-type="float">
            <text:p>2134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1216" calcext:value-type="float">
            <text:p>312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455" calcext:value-type="float">
            <text:p>845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081" calcext:value-type="float">
            <text:p>5508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637" calcext:value-type="float">
            <text:p>1263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925" calcext:value-type="float">
            <text:p>5292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35" calcext:value-type="float">
            <text:p>3983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581" calcext:value-type="float">
            <text:p>5058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195" calcext:value-type="float">
            <text:p>3819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102" calcext:value-type="float">
            <text:p>451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8906" calcext:value-type="float">
            <text:p>19890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129" calcext:value-type="float">
            <text:p>1212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855" calcext:value-type="float">
            <text:p>26585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253" calcext:value-type="float">
            <text:p>6253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216" calcext:value-type="float">
            <text:p>46216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430" calcext:value-type="float">
            <text:p>4543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757" calcext:value-type="float">
            <text:p>87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0517" calcext:value-type="float">
            <text:p>40051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164" calcext:value-type="float">
            <text:p>1616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1188" calcext:value-type="float">
            <text:p>15118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246" calcext:value-type="float">
            <text:p>46246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4968" calcext:value-type="float">
            <text:p>3949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951" calcext:value-type="float">
            <text:p>26695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684" calcext:value-type="float">
            <text:p>2656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582" calcext:value-type="float">
            <text:p>4558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9648" calcext:value-type="float">
            <text:p>2964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750" calcext:value-type="float">
            <text:p>417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157" calcext:value-type="float">
            <text:p>6115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180" calcext:value-type="float">
            <text:p>3918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595" calcext:value-type="float">
            <text:p>6159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5321" calcext:value-type="float">
            <text:p>39532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908" calcext:value-type="float">
            <text:p>3690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249" calcext:value-type="float">
            <text:p>37249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091" calcext:value-type="float">
            <text:p>2909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738" calcext:value-type="float">
            <text:p>3277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782" calcext:value-type="float">
            <text:p>32778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020" calcext:value-type="float">
            <text:p>3702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951" calcext:value-type="float">
            <text:p>3695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111" calcext:value-type="float">
            <text:p>13311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534" calcext:value-type="float">
            <text:p>2453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495" calcext:value-type="float">
            <text:p>21149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819" calcext:value-type="float">
            <text:p>26581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416" calcext:value-type="float">
            <text:p>26941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923" calcext:value-type="float">
            <text:p>3992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8638" calcext:value-type="float">
            <text:p>208638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970" calcext:value-type="float">
            <text:p>6197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589" calcext:value-type="float">
            <text:p>1558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384" calcext:value-type="float">
            <text:p>3938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161" calcext:value-type="float">
            <text:p>264161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910" calcext:value-type="float">
            <text:p>2639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483" calcext:value-type="float">
            <text:p>26848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482" calcext:value-type="float">
            <text:p>26548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169" calcext:value-type="float">
            <text:p>28169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829" calcext:value-type="float">
            <text:p>26882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153" calcext:value-type="float">
            <text:p>5315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747" calcext:value-type="float">
            <text:p>269747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900" calcext:value-type="float">
            <text:p>26290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1331" calcext:value-type="float">
            <text:p>271331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047" calcext:value-type="float">
            <text:p>5304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508" calcext:value-type="float">
            <text:p>5250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398" calcext:value-type="float">
            <text:p>26739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317" calcext:value-type="float">
            <text:p>26831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247" calcext:value-type="float">
            <text:p>1324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217" calcext:value-type="float">
            <text:p>21221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058" calcext:value-type="float">
            <text:p>3005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457" calcext:value-type="float">
            <text:p>13645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957" calcext:value-type="float">
            <text:p>519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49" calcext:value-type="float">
            <text:p>2694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861" calcext:value-type="float">
            <text:p>7861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325" calcext:value-type="float">
            <text:p>30325</text:p>
          </table:table-cell>
          <table:table-cell table:style-name="ce21"/>
          <table:table-cell table:number-columns-repeated="3"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3010" calcext:value-type="float">
            <text:p>6301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528" calcext:value-type="float">
            <text:p>19528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165" calcext:value-type="float">
            <text:p>266165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5442" calcext:value-type="float">
            <text:p>3954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3202" calcext:value-type="float">
            <text:p>21320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234" calcext:value-type="float">
            <text:p>4923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7790" calcext:value-type="float">
            <text:p>19779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759" calcext:value-type="float">
            <text:p>1275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118" calcext:value-type="float">
            <text:p>19911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550" calcext:value-type="float">
            <text:p>20555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568" calcext:value-type="float">
            <text:p>19956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8225" calcext:value-type="float">
            <text:p>19822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899" calcext:value-type="float">
            <text:p>2889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774" calcext:value-type="float">
            <text:p>20577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089" calcext:value-type="float">
            <text:p>4808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6619" calcext:value-type="float">
            <text:p>5661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001" calcext:value-type="float">
            <text:p>4500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317" calcext:value-type="float">
            <text:p>32831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804" calcext:value-type="float">
            <text:p>13480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268" calcext:value-type="float">
            <text:p>1312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366" calcext:value-type="float">
            <text:p>5536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659" calcext:value-type="float">
            <text:p>150659</text:p>
          </table:table-cell>
          <table:table-cell table:number-columns-repeated="4"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6654" calcext:value-type="float">
            <text:p>13665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934" calcext:value-type="float">
            <text:p>13893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293" calcext:value-type="float">
            <text:p>141293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204" calcext:value-type="float">
            <text:p>382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961" calcext:value-type="float">
            <text:p>14196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842" calcext:value-type="float">
            <text:p>14184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8224" calcext:value-type="float">
            <text:p>3822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892" calcext:value-type="float">
            <text:p>26589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544" calcext:value-type="float">
            <text:p>26454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611" calcext:value-type="float">
            <text:p>32611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09" calcext:value-type="float">
            <text:p>54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166" calcext:value-type="float">
            <text:p>26516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722" calcext:value-type="float">
            <text:p>5722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864" calcext:value-type="float">
            <text:p>264864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865" calcext:value-type="float">
            <text:p>19865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338" calcext:value-type="float">
            <text:p>2633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044" calcext:value-type="float">
            <text:p>1704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496" calcext:value-type="float">
            <text:p>263496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020" calcext:value-type="float">
            <text:p>27102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847" calcext:value-type="float">
            <text:p>270847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533" calcext:value-type="float">
            <text:p>271533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221" calcext:value-type="float">
            <text:p>20722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104" calcext:value-type="float">
            <text:p>9104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5011" calcext:value-type="float">
            <text:p>20501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1357" calcext:value-type="float">
            <text:p>21135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022" calcext:value-type="float">
            <text:p>26302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67" calcext:value-type="float">
            <text:p>2826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138" calcext:value-type="float">
            <text:p>271138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98" calcext:value-type="float">
            <text:p>2829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151" calcext:value-type="float">
            <text:p>6315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607" calcext:value-type="float">
            <text:p>328607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306" calcext:value-type="float">
            <text:p>3530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068" calcext:value-type="float">
            <text:p>5106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4821" calcext:value-type="float">
            <text:p>54821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238" calcext:value-type="float">
            <text:p>1723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182" calcext:value-type="float">
            <text:p>26318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138" calcext:value-type="float">
            <text:p>270138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437" calcext:value-type="float">
            <text:p>52437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118" calcext:value-type="float">
            <text:p>26118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282" calcext:value-type="float">
            <text:p>270282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209" calcext:value-type="float">
            <text:p>24209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749" calcext:value-type="float">
            <text:p>45749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643" calcext:value-type="float">
            <text:p>53643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table:style-name="ce21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226" calcext:value-type="float">
            <text:p>63226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62" calcext:value-type="float">
            <text:p>3462</text:p>
          </table:table-cell>
          <table:table-cell table:style-name="ce21" office:value-type="float" office:value="6" calcext:value-type="float">
            <text:p>6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9396" calcext:value-type="float">
            <text:p>2939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859" calcext:value-type="float">
            <text:p>1285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434" calcext:value-type="float">
            <text:p>49434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2567" calcext:value-type="float">
            <text:p>212567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610" calcext:value-type="float">
            <text:p>561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849" calcext:value-type="float">
            <text:p>884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155" calcext:value-type="float">
            <text:p>197155</text:p>
          </table:table-cell>
          <table:table-cell table:number-columns-repeated="3"/>
          <table:table-cell office:value-type="float" office:value="7" calcext:value-type="float">
            <text:p>7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29632" calcext:value-type="float">
            <text:p>29632</text:p>
          </table:table-cell>
          <table:table-cell table:style-name="ce21" table:number-columns-repeated="3"/>
          <table:table-cell table:style-name="ce21" office:value-type="float" office:value="6" calcext:value-type="float">
            <text:p>6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9467" calcext:value-type="float">
            <text:p>2946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3230" calcext:value-type="float">
            <text:p>21323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305" calcext:value-type="float">
            <text:p>3930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4019" calcext:value-type="float">
            <text:p>3401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530" calcext:value-type="float">
            <text:p>4453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653" calcext:value-type="float">
            <text:p>4165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947" calcext:value-type="float">
            <text:p>27947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62943" calcext:value-type="float">
            <text:p>62943</text:p>
          </table:table-cell>
          <table:table-cell table:style-name="ce21" office:value-type="float" office:value="5" calcext:value-type="float">
            <text:p>5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1700" calcext:value-type="float">
            <text:p>21700</text:p>
          </table:table-cell>
          <table:table-cell table:style-name="ce21" table:number-columns-repeated="3"/>
          <table:table-cell table:style-name="ce21" office:value-type="float" office:value="11" calcext:value-type="float">
            <text:p>11.0</text:p>
          </table:table-cell>
          <table:table-cell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4378" calcext:value-type="float">
            <text:p>39437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995" calcext:value-type="float">
            <text:p>4699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355" calcext:value-type="float">
            <text:p>262355</text:p>
          </table:table-cell>
          <table:table-cell table:style-name="ce21" table:number-columns-repeated="3"/>
          <table:table-cell table:style-name="ce21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17547" calcext:value-type="float">
            <text:p>1754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433" calcext:value-type="float">
            <text:p>2143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3"/>
          <table:table-cell office:value-type="float" office:value="8" calcext:value-type="float">
            <text:p>8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34863" calcext:value-type="float">
            <text:p>3486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935" calcext:value-type="float">
            <text:p>1593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837" calcext:value-type="float">
            <text:p>50837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495" calcext:value-type="float">
            <text:p>2049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0763" calcext:value-type="float">
            <text:p>50763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58601" calcext:value-type="float">
            <text:p>58601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5459" calcext:value-type="float">
            <text:p>2545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791" calcext:value-type="float">
            <text:p>271791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596" calcext:value-type="float">
            <text:p>262596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820" calcext:value-type="float">
            <text:p>26982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097" calcext:value-type="float">
            <text:p>263097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6924" calcext:value-type="float">
            <text:p>3692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628" calcext:value-type="float">
            <text:p>5062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189" calcext:value-type="float">
            <text:p>2818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575" calcext:value-type="float">
            <text:p>26757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525" calcext:value-type="float">
            <text:p>264525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57179" calcext:value-type="float">
            <text:p>5717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table:number-columns-repeated="3"/>
          <table:table-cell office:value-type="float" office:value="11" calcext:value-type="float">
            <text:p>11.0</text:p>
          </table:table-cell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62000" calcext:value-type="float">
            <text:p>6200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200" calcext:value-type="float">
            <text:p>268200</text:p>
          </table:table-cell>
          <table:table-cell/>
          <table:table-cell office:value-type="float" office:value="8" calcext:value-type="float">
            <text:p>8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68690" calcext:value-type="float">
            <text:p>26869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047" calcext:value-type="float">
            <text:p>263047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327" calcext:value-type="float">
            <text:p>263327</text:p>
          </table:table-cell>
          <table:table-cell table:style-name="ce21" table:number-columns-repeated="3"/>
          <table:table-cell table:style-name="ce2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9587" calcext:value-type="float">
            <text:p>26958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288" calcext:value-type="float">
            <text:p>39288</text:p>
          </table:table-cell>
          <table:table-cell table:number-columns-repeated="3"/>
          <table:table-cell office:value-type="float" office:value="10" calcext:value-type="float">
            <text:p>10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5220" calcext:value-type="float">
            <text:p>2522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426" calcext:value-type="float">
            <text:p>48426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2385" calcext:value-type="float">
            <text:p>4238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0679" calcext:value-type="float">
            <text:p>6067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193" calcext:value-type="float">
            <text:p>209193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4233" calcext:value-type="float">
            <text:p>3423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921" calcext:value-type="float">
            <text:p>4892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5582" calcext:value-type="float">
            <text:p>20558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3293" calcext:value-type="float">
            <text:p>63293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4" calcext:value-type="float">
            <text:p>4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328714" calcext:value-type="float">
            <text:p>32871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1464" calcext:value-type="float">
            <text:p>13146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253" calcext:value-type="float">
            <text:p>14125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6367" calcext:value-type="float">
            <text:p>39636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51" calcext:value-type="float">
            <text:p>5275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013" calcext:value-type="float">
            <text:p>264013</text:p>
          </table:table-cell>
          <table:table-cell table:style-name="ce21" table:number-columns-repeated="3"/>
          <table:table-cell table:style-name="ce21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47648" calcext:value-type="float">
            <text:p>4764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06" calcext:value-type="float">
            <text:p>13506</text:p>
          </table:table-cell>
          <table:table-cell table:style-name="ce21" table:number-columns-repeated="3"/>
          <table:table-cell table:style-name="ce21" office:value-type="float" office:value="6" calcext:value-type="float">
            <text:p>6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40731" calcext:value-type="float">
            <text:p>140731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52869" calcext:value-type="float">
            <text:p>5286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381" calcext:value-type="float">
            <text:p>26238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717" calcext:value-type="float">
            <text:p>3571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101" calcext:value-type="float">
            <text:p>19810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2096" calcext:value-type="float">
            <text:p>20209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3352" calcext:value-type="float">
            <text:p>20335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537" calcext:value-type="float">
            <text:p>20753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049" calcext:value-type="float">
            <text:p>205049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1649" calcext:value-type="float">
            <text:p>31649</text:p>
          </table:table-cell>
          <table:table-cell table:number-columns-repeated="3"/>
          <table:table-cell office:value-type="float" office:value="9" calcext:value-type="float">
            <text:p>9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197058" calcext:value-type="float">
            <text:p>19705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5238" calcext:value-type="float">
            <text:p>2523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302" calcext:value-type="float">
            <text:p>27130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3045" calcext:value-type="float">
            <text:p>213045</text:p>
          </table:table-cell>
          <table:table-cell table:number-columns-repeated="3"/>
          <table:table-cell office:value-type="float" office:value="7" calcext:value-type="float">
            <text:p>7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151194" calcext:value-type="float">
            <text:p>15119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753" calcext:value-type="float">
            <text:p>39753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6535" calcext:value-type="float">
            <text:p>13653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995" calcext:value-type="float">
            <text:p>21299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5619" calcext:value-type="float">
            <text:p>35619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0890" calcext:value-type="float">
            <text:p>20089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6315" calcext:value-type="float">
            <text:p>20631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338" calcext:value-type="float">
            <text:p>20733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3664" calcext:value-type="float">
            <text:p>203664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8040" calcext:value-type="float">
            <text:p>3804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9870" calcext:value-type="float">
            <text:p>4987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779" calcext:value-type="float">
            <text:p>20377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3352" calcext:value-type="float">
            <text:p>2335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961" calcext:value-type="float">
            <text:p>24961</text:p>
          </table:table-cell>
          <table:table-cell table:style-name="ce21" table:number-columns-repeated="3"/>
          <table:table-cell table:style-name="ce21" office:value-type="float" office:value="6" calcext:value-type="float">
            <text:p>6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2911" calcext:value-type="float">
            <text:p>2291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539" calcext:value-type="float">
            <text:p>2053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877" calcext:value-type="float">
            <text:p>6877</text:p>
          </table:table-cell>
          <table:table-cell table:style-name="ce21" table:number-columns-repeated="3"/>
          <table:table-cell table:style-name="ce2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5264" calcext:value-type="float">
            <text:p>26526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270" calcext:value-type="float">
            <text:p>13127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476" calcext:value-type="float">
            <text:p>262476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9057" calcext:value-type="float">
            <text:p>13905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365" calcext:value-type="float">
            <text:p>202365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63969" calcext:value-type="float">
            <text:p>6396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5807" calcext:value-type="float">
            <text:p>35807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6142" calcext:value-type="float">
            <text:p>26614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541" calcext:value-type="float">
            <text:p>27254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734" calcext:value-type="float">
            <text:p>26273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815" calcext:value-type="float">
            <text:p>26881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079" calcext:value-type="float">
            <text:p>26707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553" calcext:value-type="float">
            <text:p>26955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300" calcext:value-type="float">
            <text:p>2830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366" calcext:value-type="float">
            <text:p>26936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050" calcext:value-type="float">
            <text:p>26705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649" calcext:value-type="float">
            <text:p>26964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914" calcext:value-type="float">
            <text:p>26691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959" calcext:value-type="float">
            <text:p>26695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649" calcext:value-type="float">
            <text:p>263649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567" calcext:value-type="float">
            <text:p>26256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962" calcext:value-type="float">
            <text:p>43962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2"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138621" calcext:value-type="float">
            <text:p>138621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9650" calcext:value-type="float">
            <text:p>20965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442" calcext:value-type="float">
            <text:p>140442</text:p>
          </table:table-cell>
          <table:table-cell table:style-name="ce21" table:number-columns-repeated="3"/>
          <table:table-cell table:style-name="ce2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41988" calcext:value-type="float">
            <text:p>14198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637" calcext:value-type="float">
            <text:p>61637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65914" calcext:value-type="float">
            <text:p>26591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900" calcext:value-type="float">
            <text:p>6190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478" calcext:value-type="float">
            <text:p>20047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978" calcext:value-type="float">
            <text:p>26297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148" calcext:value-type="float">
            <text:p>26514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625" calcext:value-type="float">
            <text:p>5262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802" calcext:value-type="float">
            <text:p>5280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802" calcext:value-type="float">
            <text:p>6180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211" calcext:value-type="float">
            <text:p>27121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075" calcext:value-type="float">
            <text:p>5307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311" calcext:value-type="float">
            <text:p>26231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81" calcext:value-type="float">
            <text:p>5278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074" calcext:value-type="float">
            <text:p>27107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539" calcext:value-type="float">
            <text:p>26353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941" calcext:value-type="float">
            <text:p>2794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216" calcext:value-type="float">
            <text:p>266216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293" calcext:value-type="float">
            <text:p>27029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237" calcext:value-type="float">
            <text:p>141237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07445" calcext:value-type="float">
            <text:p>207445</text:p>
          </table:table-cell>
          <table:table-cell table:style-name="ce21" table:number-columns-repeated="3"/>
          <table:table-cell table:style-name="ce2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3333" calcext:value-type="float">
            <text:p>203333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03024" calcext:value-type="float">
            <text:p>203024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0630" calcext:value-type="float">
            <text:p>4063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8881" calcext:value-type="float">
            <text:p>888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302" calcext:value-type="float">
            <text:p>1630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781" calcext:value-type="float">
            <text:p>30781</text:p>
          </table:table-cell>
          <table:table-cell table:number-columns-repeated="3"/>
          <table:table-cell office:value-type="float" office:value="8" calcext:value-type="float">
            <text:p>8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60880" calcext:value-type="float">
            <text:p>6088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" calcext:value-type="float">
            <text:p>7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3770" calcext:value-type="float">
            <text:p>377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575" calcext:value-type="float">
            <text:p>2157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94256" calcext:value-type="float">
            <text:p>39425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868" calcext:value-type="float">
            <text:p>39986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663" calcext:value-type="float">
            <text:p>2866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487" calcext:value-type="float">
            <text:p>2348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703" calcext:value-type="float">
            <text:p>26370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570" calcext:value-type="float">
            <text:p>21570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58505" calcext:value-type="float">
            <text:p>5850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284" calcext:value-type="float">
            <text:p>2828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602" calcext:value-type="float">
            <text:p>26660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901" calcext:value-type="float">
            <text:p>5290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589" calcext:value-type="float">
            <text:p>26458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434" calcext:value-type="float">
            <text:p>28434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615" calcext:value-type="float">
            <text:p>26561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478" calcext:value-type="float">
            <text:p>6147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647" calcext:value-type="float">
            <text:p>2764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3623" calcext:value-type="float">
            <text:p>4362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6308" calcext:value-type="float">
            <text:p>13630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102" calcext:value-type="float">
            <text:p>13710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516" calcext:value-type="float">
            <text:p>751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1621" calcext:value-type="float">
            <text:p>141621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42470" calcext:value-type="float">
            <text:p>14247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909" calcext:value-type="float">
            <text:p>13490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580" calcext:value-type="float">
            <text:p>26458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360" calcext:value-type="float">
            <text:p>2836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119" calcext:value-type="float">
            <text:p>27011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189" calcext:value-type="float">
            <text:p>265189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6430" calcext:value-type="float">
            <text:p>26643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486" calcext:value-type="float">
            <text:p>6148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442" calcext:value-type="float">
            <text:p>5244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875" calcext:value-type="float">
            <text:p>2787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107" calcext:value-type="float">
            <text:p>2810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314" calcext:value-type="float">
            <text:p>5231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630" calcext:value-type="float">
            <text:p>26463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8548" calcext:value-type="float">
            <text:p>2854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4475" calcext:value-type="float">
            <text:p>64475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4382" calcext:value-type="float">
            <text:p>204382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72435" calcext:value-type="float">
            <text:p>27243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526" calcext:value-type="float">
            <text:p>3952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885" calcext:value-type="float">
            <text:p>27088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627" calcext:value-type="float">
            <text:p>265627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2910" calcext:value-type="float">
            <text:p>27291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670" calcext:value-type="float">
            <text:p>27167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99605" calcext:value-type="float">
            <text:p>199605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office:value-type="float" office:value="14" calcext:value-type="float">
            <text:p>14.0</text:p>
          </table:table-cell>
        </table:table-row>
        <table:table-row table:style-name="ro1">
          <table:table-cell office:value-type="float" office:value="213262" calcext:value-type="float">
            <text:p>21326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11380" calcext:value-type="float">
            <text:p>211380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9328" calcext:value-type="float">
            <text:p>13932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9763" calcext:value-type="float">
            <text:p>199763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46450" calcext:value-type="float">
            <text:p>4645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756" calcext:value-type="float">
            <text:p>134756</text:p>
          </table:table-cell>
          <table:table-cell/>
          <table:table-cell office:value-type="float" office:value="6" calcext:value-type="float">
            <text:p>6.0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54825" calcext:value-type="float">
            <text:p>5482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066" calcext:value-type="float">
            <text:p>4406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968" calcext:value-type="float">
            <text:p>2896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8722" calcext:value-type="float">
            <text:p>20872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979" calcext:value-type="float">
            <text:p>797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850" calcext:value-type="float">
            <text:p>5385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011" calcext:value-type="float">
            <text:p>6001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5605" calcext:value-type="float">
            <text:p>39560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314" calcext:value-type="float">
            <text:p>20331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133" calcext:value-type="float">
            <text:p>54133</text:p>
          </table:table-cell>
          <table:table-cell table:style-name="ce21" table:number-columns-repeated="3"/>
          <table:table-cell table:style-name="ce2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8158" calcext:value-type="float">
            <text:p>28158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63916" calcext:value-type="float">
            <text:p>6391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389" calcext:value-type="float">
            <text:p>24389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3702" calcext:value-type="float">
            <text:p>263702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901" calcext:value-type="float">
            <text:p>2790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127" calcext:value-type="float">
            <text:p>263127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238" calcext:value-type="float">
            <text:p>263238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2808" calcext:value-type="float">
            <text:p>27280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302" calcext:value-type="float">
            <text:p>3730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041" calcext:value-type="float">
            <text:p>21004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152" calcext:value-type="float">
            <text:p>26615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4089" calcext:value-type="float">
            <text:p>6408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679" calcext:value-type="float">
            <text:p>1967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9239" calcext:value-type="float">
            <text:p>5923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005" calcext:value-type="float">
            <text:p>5300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7953" calcext:value-type="float">
            <text:p>26795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817" calcext:value-type="float">
            <text:p>268817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61468" calcext:value-type="float">
            <text:p>6146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971" calcext:value-type="float">
            <text:p>52971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6924" calcext:value-type="float">
            <text:p>266924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7256" calcext:value-type="float">
            <text:p>26725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136" calcext:value-type="float">
            <text:p>3813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04" calcext:value-type="float">
            <text:p>3990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523" calcext:value-type="float">
            <text:p>4052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4291" calcext:value-type="float">
            <text:p>4429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5376" calcext:value-type="float">
            <text:p>2537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801" calcext:value-type="float">
            <text:p>6380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762" calcext:value-type="float">
            <text:p>265762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2043" calcext:value-type="float">
            <text:p>27204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918" calcext:value-type="float">
            <text:p>26491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092" calcext:value-type="float">
            <text:p>27009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094" calcext:value-type="float">
            <text:p>27209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306" calcext:value-type="float">
            <text:p>27030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7995" calcext:value-type="float">
            <text:p>4799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336" calcext:value-type="float">
            <text:p>32336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173" calcext:value-type="float">
            <text:p>38173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4307" calcext:value-type="float">
            <text:p>20430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918" calcext:value-type="float">
            <text:p>19991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0445" calcext:value-type="float">
            <text:p>60445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3472" calcext:value-type="float">
            <text:p>20347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9423" calcext:value-type="float">
            <text:p>149423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1217" calcext:value-type="float">
            <text:p>201217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695" calcext:value-type="float">
            <text:p>2869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8714" calcext:value-type="float">
            <text:p>198714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952" calcext:value-type="float">
            <text:p>20095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427" calcext:value-type="float">
            <text:p>202427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07079" calcext:value-type="float">
            <text:p>20707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613" calcext:value-type="float">
            <text:p>19961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929" calcext:value-type="float">
            <text:p>202929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3164" calcext:value-type="float">
            <text:p>21316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7521" calcext:value-type="float">
            <text:p>5752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151" calcext:value-type="float">
            <text:p>202151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8403" calcext:value-type="float">
            <text:p>18403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2843" calcext:value-type="float">
            <text:p>1284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35277" calcext:value-type="float">
            <text:p>35277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3417" calcext:value-type="float">
            <text:p>20341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2263" calcext:value-type="float">
            <text:p>4226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6039" calcext:value-type="float">
            <text:p>13603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913" calcext:value-type="float">
            <text:p>1091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559" calcext:value-type="float">
            <text:p>2155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483" calcext:value-type="float">
            <text:p>21248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5862" calcext:value-type="float">
            <text:p>2586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8447" calcext:value-type="float">
            <text:p>39844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1398" calcext:value-type="float">
            <text:p>21139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513" calcext:value-type="float">
            <text:p>6251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055" calcext:value-type="float">
            <text:p>39605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497" calcext:value-type="float">
            <text:p>3749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691" calcext:value-type="float">
            <text:p>2469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2123" calcext:value-type="float">
            <text:p>21212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477" calcext:value-type="float">
            <text:p>20647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394" calcext:value-type="float">
            <text:p>4239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244" calcext:value-type="float">
            <text:p>21124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102" calcext:value-type="float">
            <text:p>20510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5531" calcext:value-type="float">
            <text:p>20553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842" calcext:value-type="float">
            <text:p>484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883" calcext:value-type="float">
            <text:p>5788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973" calcext:value-type="float">
            <text:p>26797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586" calcext:value-type="float">
            <text:p>6158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702" calcext:value-type="float">
            <text:p>20870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635" calcext:value-type="float">
            <text:p>21263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563" calcext:value-type="float">
            <text:p>26856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105" calcext:value-type="float">
            <text:p>26410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4114" calcext:value-type="float">
            <text:p>6411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424" calcext:value-type="float">
            <text:p>26242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579" calcext:value-type="float">
            <text:p>26957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00042" calcext:value-type="float">
            <text:p>40004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408" calcext:value-type="float">
            <text:p>19840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490" calcext:value-type="float">
            <text:p>20749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744" calcext:value-type="float">
            <text:p>5174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9423" calcext:value-type="float">
            <text:p>49423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7401" calcext:value-type="float">
            <text:p>5740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490" calcext:value-type="float">
            <text:p>13749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103" calcext:value-type="float">
            <text:p>21010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138" calcext:value-type="float">
            <text:p>1713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028" calcext:value-type="float">
            <text:p>27102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22" calcext:value-type="float">
            <text:p>3982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009" calcext:value-type="float">
            <text:p>4100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037" calcext:value-type="float">
            <text:p>21103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4253" calcext:value-type="float">
            <text:p>20425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803" calcext:value-type="float">
            <text:p>20780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542" calcext:value-type="float">
            <text:p>27054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132" calcext:value-type="float">
            <text:p>20013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271" calcext:value-type="float">
            <text:p>270271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41694" calcext:value-type="float">
            <text:p>141694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09075" calcext:value-type="float">
            <text:p>20907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746" calcext:value-type="float">
            <text:p>21274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204" calcext:value-type="float">
            <text:p>21320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3092" calcext:value-type="float">
            <text:p>21309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5593" calcext:value-type="float">
            <text:p>20559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2518" calcext:value-type="float">
            <text:p>21251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088" calcext:value-type="float">
            <text:p>21108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088" calcext:value-type="float">
            <text:p>205088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1861" calcext:value-type="float">
            <text:p>5186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941" calcext:value-type="float">
            <text:p>210941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0833" calcext:value-type="float">
            <text:p>21083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270" calcext:value-type="float">
            <text:p>20027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0577" calcext:value-type="float">
            <text:p>21057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662" calcext:value-type="float">
            <text:p>5666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394" calcext:value-type="float">
            <text:p>20739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696" calcext:value-type="float">
            <text:p>21169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671" calcext:value-type="float">
            <text:p>21167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129" calcext:value-type="float">
            <text:p>21212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9022" calcext:value-type="float">
            <text:p>20902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424" calcext:value-type="float">
            <text:p>20742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9300" calcext:value-type="float">
            <text:p>20930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281" calcext:value-type="float">
            <text:p>14228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993" calcext:value-type="float">
            <text:p>13499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360" calcext:value-type="float">
            <text:p>21236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432" calcext:value-type="float">
            <text:p>205432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7071" calcext:value-type="float">
            <text:p>20707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3361" calcext:value-type="float">
            <text:p>21336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130" calcext:value-type="float">
            <text:p>14213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2425" calcext:value-type="float">
            <text:p>21242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196" calcext:value-type="float">
            <text:p>39919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508" calcext:value-type="float">
            <text:p>204508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07941" calcext:value-type="float">
            <text:p>207941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0932" calcext:value-type="float">
            <text:p>21093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085" calcext:value-type="float">
            <text:p>21208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740" calcext:value-type="float">
            <text:p>207740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1869" calcext:value-type="float">
            <text:p>21186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8434" calcext:value-type="float">
            <text:p>20843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856" calcext:value-type="float">
            <text:p>21285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613" calcext:value-type="float">
            <text:p>20761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5183" calcext:value-type="float">
            <text:p>20518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438" calcext:value-type="float">
            <text:p>20443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149" calcext:value-type="float">
            <text:p>20714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481" calcext:value-type="float">
            <text:p>21048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015" calcext:value-type="float">
            <text:p>21301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9261" calcext:value-type="float">
            <text:p>20926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767" calcext:value-type="float">
            <text:p>21276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168" calcext:value-type="float">
            <text:p>21116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688" calcext:value-type="float">
            <text:p>21168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076" calcext:value-type="float">
            <text:p>21007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370" calcext:value-type="float">
            <text:p>20837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4982" calcext:value-type="float">
            <text:p>20498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3244" calcext:value-type="float">
            <text:p>21324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421" calcext:value-type="float">
            <text:p>6142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164" calcext:value-type="float">
            <text:p>20916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8368" calcext:value-type="float">
            <text:p>836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042" calcext:value-type="float">
            <text:p>3104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030" calcext:value-type="float">
            <text:p>13030</text:p>
          </table:table-cell>
          <table:table-cell table:style-name="ce21" table:number-columns-repeated="3"/>
          <table:table-cell table:style-name="ce21" office:value-type="float" office:value="6" calcext:value-type="float">
            <text:p>6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5180" calcext:value-type="float">
            <text:p>25180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8725" calcext:value-type="float">
            <text:p>2872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356" calcext:value-type="float">
            <text:p>39635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9367" calcext:value-type="float">
            <text:p>4936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869" calcext:value-type="float">
            <text:p>47869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0105" calcext:value-type="float">
            <text:p>20010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2116" calcext:value-type="float">
            <text:p>13211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258" calcext:value-type="float">
            <text:p>13625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337" calcext:value-type="float">
            <text:p>12337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3181" calcext:value-type="float">
            <text:p>53181</text:p>
          </table:table-cell>
          <table:table-cell/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05329" calcext:value-type="float">
            <text:p>205329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195" calcext:value-type="float">
            <text:p>264195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6334" calcext:value-type="float">
            <text:p>13633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250" calcext:value-type="float">
            <text:p>26325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588" calcext:value-type="float">
            <text:p>26658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696" calcext:value-type="float">
            <text:p>5269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4790" calcext:value-type="float">
            <text:p>3479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35724" calcext:value-type="float">
            <text:p>13572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5" calcext:value-type="float">
            <text:p>2635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2306" calcext:value-type="float">
            <text:p>12306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61758" calcext:value-type="float">
            <text:p>61758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263270" calcext:value-type="float">
            <text:p>26327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7069" calcext:value-type="float">
            <text:p>26706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754" calcext:value-type="float">
            <text:p>6175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757" calcext:value-type="float">
            <text:p>267757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8334" calcext:value-type="float">
            <text:p>26833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827" calcext:value-type="float">
            <text:p>3082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817" calcext:value-type="float">
            <text:p>12817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5716" calcext:value-type="float">
            <text:p>1571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722" calcext:value-type="float">
            <text:p>13572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454" calcext:value-type="float">
            <text:p>14245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0183" calcext:value-type="float">
            <text:p>150183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7254" calcext:value-type="float">
            <text:p>14725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0924" calcext:value-type="float">
            <text:p>6092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510" calcext:value-type="float">
            <text:p>20951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894" calcext:value-type="float">
            <text:p>264894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651" calcext:value-type="float">
            <text:p>27165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226" calcext:value-type="float">
            <text:p>20322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241" calcext:value-type="float">
            <text:p>21224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4516" calcext:value-type="float">
            <text:p>3451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171" calcext:value-type="float">
            <text:p>13117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2789" calcext:value-type="float">
            <text:p>212789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9933" calcext:value-type="float">
            <text:p>209933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7411" calcext:value-type="float">
            <text:p>207411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9570" calcext:value-type="float">
            <text:p>59570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0562" calcext:value-type="float">
            <text:p>21056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460" calcext:value-type="float">
            <text:p>20946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729" calcext:value-type="float">
            <text:p>202729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2900" calcext:value-type="float">
            <text:p>21290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1377" calcext:value-type="float">
            <text:p>20137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952" calcext:value-type="float">
            <text:p>202952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0368" calcext:value-type="float">
            <text:p>20036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258" calcext:value-type="float">
            <text:p>200258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0199" calcext:value-type="float">
            <text:p>210199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2546" calcext:value-type="float">
            <text:p>27254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652" calcext:value-type="float">
            <text:p>209652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0633" calcext:value-type="float">
            <text:p>210633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11358" calcext:value-type="float">
            <text:p>21135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3062" calcext:value-type="float">
            <text:p>20306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828" calcext:value-type="float">
            <text:p>202828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3086" calcext:value-type="float">
            <text:p>213086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888" calcext:value-type="float">
            <text:p>212888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0455" calcext:value-type="float">
            <text:p>20045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3293" calcext:value-type="float">
            <text:p>21329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7299" calcext:value-type="float">
            <text:p>207299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0118" calcext:value-type="float">
            <text:p>20011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685" calcext:value-type="float">
            <text:p>21168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120" calcext:value-type="float">
            <text:p>212120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7157" calcext:value-type="float">
            <text:p>4715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568" calcext:value-type="float">
            <text:p>212568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4017" calcext:value-type="float">
            <text:p>204017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7797" calcext:value-type="float">
            <text:p>57797</text:p>
          </table:table-cell>
          <table:table-cell table:style-name="ce21" table:number-columns-repeated="3"/>
          <table:table-cell table:style-name="ce21" office:value-type="float" office:value="4" calcext:value-type="float">
            <text:p>4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98590" calcext:value-type="float">
            <text:p>19859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2278" calcext:value-type="float">
            <text:p>20227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7914" calcext:value-type="float">
            <text:p>4791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98" calcext:value-type="float">
            <text:p>539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243" calcext:value-type="float">
            <text:p>5824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4477" calcext:value-type="float">
            <text:p>4447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6655" calcext:value-type="float">
            <text:p>5665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497" calcext:value-type="float">
            <text:p>27049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546" calcext:value-type="float">
            <text:p>20546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9261" calcext:value-type="float">
            <text:p>26926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096" calcext:value-type="float">
            <text:p>26909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187" calcext:value-type="float">
            <text:p>3718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007" calcext:value-type="float">
            <text:p>400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237" calcext:value-type="float">
            <text:p>53237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097" calcext:value-type="float">
            <text:p>26609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646" calcext:value-type="float">
            <text:p>26964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113" calcext:value-type="float">
            <text:p>26711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201" calcext:value-type="float">
            <text:p>266201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880" calcext:value-type="float">
            <text:p>26388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6574" calcext:value-type="float">
            <text:p>26657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478" calcext:value-type="float">
            <text:p>26947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659" calcext:value-type="float">
            <text:p>61659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8399" calcext:value-type="float">
            <text:p>48399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8236" calcext:value-type="float">
            <text:p>20823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359" calcext:value-type="float">
            <text:p>26435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449" calcext:value-type="float">
            <text:p>268449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138" calcext:value-type="float">
            <text:p>26913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129" calcext:value-type="float">
            <text:p>264129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400" calcext:value-type="float">
            <text:p>26340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961" calcext:value-type="float">
            <text:p>26896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270" calcext:value-type="float">
            <text:p>26927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796" calcext:value-type="float">
            <text:p>27079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388" calcext:value-type="float">
            <text:p>26938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531" calcext:value-type="float">
            <text:p>269531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255" calcext:value-type="float">
            <text:p>264255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210" calcext:value-type="float">
            <text:p>26821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326" calcext:value-type="float">
            <text:p>2832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30" calcext:value-type="float">
            <text:p>2693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2167" calcext:value-type="float">
            <text:p>6216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356" calcext:value-type="float">
            <text:p>3735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6047" calcext:value-type="float">
            <text:p>13604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266" calcext:value-type="float">
            <text:p>13326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5534" calcext:value-type="float">
            <text:p>65534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4433" calcext:value-type="float">
            <text:p>26443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200" calcext:value-type="float">
            <text:p>26420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821" calcext:value-type="float">
            <text:p>3682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730" calcext:value-type="float">
            <text:p>27273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700" calcext:value-type="float">
            <text:p>27070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870" calcext:value-type="float">
            <text:p>20287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6803" calcext:value-type="float">
            <text:p>5680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991" calcext:value-type="float">
            <text:p>27099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500" calcext:value-type="float">
            <text:p>2750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922" calcext:value-type="float">
            <text:p>6192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2551" calcext:value-type="float">
            <text:p>14255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581" calcext:value-type="float">
            <text:p>48581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548" calcext:value-type="float">
            <text:p>20854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852" calcext:value-type="float">
            <text:p>207852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3888" calcext:value-type="float">
            <text:p>20388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169" calcext:value-type="float">
            <text:p>203169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125" calcext:value-type="float">
            <text:p>20612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922" calcext:value-type="float">
            <text:p>59922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98480" calcext:value-type="float">
            <text:p>19848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4465" calcext:value-type="float">
            <text:p>3446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9050" calcext:value-type="float">
            <text:p>9050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4592" calcext:value-type="float">
            <text:p>4459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05" calcext:value-type="float">
            <text:p>6805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6351" calcext:value-type="float">
            <text:p>36351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1088" calcext:value-type="float">
            <text:p>5108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578" calcext:value-type="float">
            <text:p>5578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9691" calcext:value-type="float">
            <text:p>2969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9808" calcext:value-type="float">
            <text:p>49808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3142" calcext:value-type="float">
            <text:p>43142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181" calcext:value-type="float">
            <text:p>32181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518" calcext:value-type="float">
            <text:p>251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379" calcext:value-type="float">
            <text:p>2337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468" calcext:value-type="float">
            <text:p>262468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103" calcext:value-type="float">
            <text:p>5910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313" calcext:value-type="float">
            <text:p>4131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5743" calcext:value-type="float">
            <text:p>15743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12615" calcext:value-type="float">
            <text:p>1261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346" calcext:value-type="float">
            <text:p>834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972" calcext:value-type="float">
            <text:p>36972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5038" calcext:value-type="float">
            <text:p>26503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036" calcext:value-type="float">
            <text:p>266036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127" calcext:value-type="float">
            <text:p>26412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935" calcext:value-type="float">
            <text:p>26393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680" calcext:value-type="float">
            <text:p>5268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871" calcext:value-type="float">
            <text:p>5287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423" calcext:value-type="float">
            <text:p>61423</text:p>
          </table:table-cell>
          <table:table-cell table:style-name="ce21" table:number-columns-repeated="3"/>
          <table:table-cell table:style-name="ce21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1185" calcext:value-type="float">
            <text:p>5118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8502" calcext:value-type="float">
            <text:p>26850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442" calcext:value-type="float">
            <text:p>26744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413" calcext:value-type="float">
            <text:p>266413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71049" calcext:value-type="float">
            <text:p>27104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084" calcext:value-type="float">
            <text:p>27108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93560" calcext:value-type="float">
            <text:p>393560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59105" calcext:value-type="float">
            <text:p>5910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316" calcext:value-type="float">
            <text:p>16316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28825" calcext:value-type="float">
            <text:p>328825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1246" calcext:value-type="float">
            <text:p>20124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6980" calcext:value-type="float">
            <text:p>14698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724" calcext:value-type="float">
            <text:p>6172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3" calcext:value-type="float">
            <text:p>3.0</text:p>
          </table:table-cell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5996" calcext:value-type="float">
            <text:p>2599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94" calcext:value-type="float">
            <text:p>5279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385" calcext:value-type="float">
            <text:p>27038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313" calcext:value-type="float">
            <text:p>26231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672" calcext:value-type="float">
            <text:p>2067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504" calcext:value-type="float">
            <text:p>20550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4882" calcext:value-type="float">
            <text:p>204882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2442" calcext:value-type="float">
            <text:p>27244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197" calcext:value-type="float">
            <text:p>202197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170" calcext:value-type="float">
            <text:p>317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0610" calcext:value-type="float">
            <text:p>6061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713" calcext:value-type="float">
            <text:p>207713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4574" calcext:value-type="float">
            <text:p>4457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674" calcext:value-type="float">
            <text:p>4767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916" calcext:value-type="float">
            <text:p>4591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576" calcext:value-type="float">
            <text:p>150576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3" calcext:value-type="float">
            <text:p>293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670" calcext:value-type="float">
            <text:p>567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6904" calcext:value-type="float">
            <text:p>1690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330" calcext:value-type="float">
            <text:p>26533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498" calcext:value-type="float">
            <text:p>4549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029" calcext:value-type="float">
            <text:p>6102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458" calcext:value-type="float">
            <text:p>2845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167" calcext:value-type="float">
            <text:p>26316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1290" calcext:value-type="float">
            <text:p>20129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732" calcext:value-type="float">
            <text:p>26273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417" calcext:value-type="float">
            <text:p>26841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0890" calcext:value-type="float">
            <text:p>27089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107" calcext:value-type="float">
            <text:p>269107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2909" calcext:value-type="float">
            <text:p>4290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421" calcext:value-type="float">
            <text:p>207421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512" calcext:value-type="float">
            <text:p>32851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272" calcext:value-type="float">
            <text:p>38272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096" calcext:value-type="float">
            <text:p>26409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535" calcext:value-type="float">
            <text:p>5253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788" calcext:value-type="float">
            <text:p>265788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8796" calcext:value-type="float">
            <text:p>208796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224" calcext:value-type="float">
            <text:p>5222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450" calcext:value-type="float">
            <text:p>26545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509" calcext:value-type="float">
            <text:p>21150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1019" calcext:value-type="float">
            <text:p>5101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4406" calcext:value-type="float">
            <text:p>4440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1349" calcext:value-type="float">
            <text:p>15134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668" calcext:value-type="float">
            <text:p>19966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92" calcext:value-type="float">
            <text:p>329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482" calcext:value-type="float">
            <text:p>24482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739" calcext:value-type="float">
            <text:p>134739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188" calcext:value-type="float">
            <text:p>1318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940" calcext:value-type="float">
            <text:p>26394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554" calcext:value-type="float">
            <text:p>5255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432" calcext:value-type="float">
            <text:p>26343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258" calcext:value-type="float">
            <text:p>26325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582" calcext:value-type="float">
            <text:p>6158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862" calcext:value-type="float">
            <text:p>26986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568" calcext:value-type="float">
            <text:p>396568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9673" calcext:value-type="float">
            <text:p>4967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160" calcext:value-type="float">
            <text:p>13116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0189" calcext:value-type="float">
            <text:p>14018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840" calcext:value-type="float">
            <text:p>13484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702" calcext:value-type="float">
            <text:p>61702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327" calcext:value-type="float">
            <text:p>26432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894" calcext:value-type="float">
            <text:p>6189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687" calcext:value-type="float">
            <text:p>5268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990" calcext:value-type="float">
            <text:p>27099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013" calcext:value-type="float">
            <text:p>20701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9317" calcext:value-type="float">
            <text:p>13931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0306" calcext:value-type="float">
            <text:p>200306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076" calcext:value-type="float">
            <text:p>207076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037" calcext:value-type="float">
            <text:p>212037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298" calcext:value-type="float">
            <text:p>6129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1604" calcext:value-type="float">
            <text:p>211604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488" calcext:value-type="float">
            <text:p>199488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2510" calcext:value-type="float">
            <text:p>212510</text:p>
          </table:table-cell>
          <table:table-cell table:style-name="ce21" table:number-columns-repeated="3"/>
          <table:table-cell table:style-name="ce21" office:value-type="float" office:value="2" calcext:value-type="float">
            <text:p>2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33" calcext:value-type="float">
            <text:p>26533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473" calcext:value-type="float">
            <text:p>19847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208" calcext:value-type="float">
            <text:p>2920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320" calcext:value-type="float">
            <text:p>2132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3132" calcext:value-type="float">
            <text:p>3313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52" calcext:value-type="float">
            <text:p>1365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3185" calcext:value-type="float">
            <text:p>3318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997" calcext:value-type="float">
            <text:p>13899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952" calcext:value-type="float">
            <text:p>58952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3440" calcext:value-type="float">
            <text:p>4344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933" calcext:value-type="float">
            <text:p>13693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979" calcext:value-type="float">
            <text:p>27297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985" calcext:value-type="float">
            <text:p>30985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721" calcext:value-type="float">
            <text:p>772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7755" calcext:value-type="float">
            <text:p>20775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840" calcext:value-type="float">
            <text:p>52840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733" calcext:value-type="float">
            <text:p>1073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607" calcext:value-type="float">
            <text:p>266607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361" calcext:value-type="float">
            <text:p>28361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221" calcext:value-type="float">
            <text:p>26922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448" calcext:value-type="float">
            <text:p>26844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2443" calcext:value-type="float">
            <text:p>272443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047" calcext:value-type="float">
            <text:p>26804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2691" calcext:value-type="float">
            <text:p>27269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519" calcext:value-type="float">
            <text:p>269519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986" calcext:value-type="float">
            <text:p>266986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218" calcext:value-type="float">
            <text:p>209218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481" calcext:value-type="float">
            <text:p>39648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7999" calcext:value-type="float">
            <text:p>4799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9095" calcext:value-type="float">
            <text:p>32909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3374" calcext:value-type="float">
            <text:p>23374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597" calcext:value-type="float">
            <text:p>27259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325" calcext:value-type="float">
            <text:p>27032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3420" calcext:value-type="float">
            <text:p>39342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235" calcext:value-type="float">
            <text:p>26623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478" calcext:value-type="float">
            <text:p>134478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323" calcext:value-type="float">
            <text:p>150323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2164" calcext:value-type="float">
            <text:p>14216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3714" calcext:value-type="float">
            <text:p>273714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3741" calcext:value-type="float">
            <text:p>273741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919" calcext:value-type="float">
            <text:p>206919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223" calcext:value-type="float">
            <text:p>20822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874" calcext:value-type="float">
            <text:p>203874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569" calcext:value-type="float">
            <text:p>206569</text:p>
          </table:table-cell>
          <table:table-cell table:style-name="ce21" table:number-columns-repeated="3"/>
          <table:table-cell table:style-name="ce21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912" calcext:value-type="float">
            <text:p>200912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9467" calcext:value-type="float">
            <text:p>19946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233" calcext:value-type="float">
            <text:p>210233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8764" calcext:value-type="float">
            <text:p>19876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3188" calcext:value-type="float">
            <text:p>213188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37" calcext:value-type="float">
            <text:p>4837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479" calcext:value-type="float">
            <text:p>12479</text:p>
          </table:table-cell>
          <table:table-cell table:style-name="ce21" office:value-type="float" office:value="6" calcext:value-type="float">
            <text:p>6.0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2"/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095" calcext:value-type="float">
            <text:p>4809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" calcext:value-type="float">
            <text:p>10.0</text:p>
          </table:table-cell>
          <table:table-cell table:number-columns-repeated="3"/>
          <table:table-cell table:style-name="ce28" office:value-type="float" office:value="10" calcext:value-type="float">
            <text:p>10.0</text:p>
          </table:table-cell>
        </table:table-row>
        <table:table-row table:style-name="ro1">
          <table:table-cell table:style-name="ce16" office:value-type="float" office:value="207459" calcext:value-type="float">
            <text:p>207459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3470" calcext:value-type="float">
            <text:p>23470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218" calcext:value-type="float">
            <text:p>210218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8" calcext:value-type="float">
            <text:p>8.0</text:p>
          </table:table-cell>
          <table:table-cell table:number-columns-repeated="3"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00845" calcext:value-type="float">
            <text:p>20084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float" office:value="5" calcext:value-type="float">
            <text:p>5.0</text:p>
          </table:table-cell>
          <table:table-cell office:value-type="float" office:value="6" calcext:value-type="float">
            <text:p>6.0</text:p>
          </table:table-cell>
          <table:table-cell table:number-columns-repeated="2"/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31126" calcext:value-type="float">
            <text:p>31126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424" calcext:value-type="float">
            <text:p>61424</text:p>
          </table:table-cell>
          <table:table-cell table:style-name="ce21" office:value-type="float" office:value="9" calcext:value-type="float">
            <text:p>9.0</text:p>
          </table:table-cell>
          <table:table-cell table:style-name="ce21" table:number-columns-repeated="3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8728" calcext:value-type="float">
            <text:p>4872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933" calcext:value-type="float">
            <text:p>55933</text:p>
          </table:table-cell>
          <table:table-cell office:value-type="float" office:value="8" calcext:value-type="float">
            <text:p>8.0</text:p>
          </table:table-cell>
          <table:table-cell table:number-columns-repeated="3"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68581" calcext:value-type="float">
            <text:p>268581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.0</text:p>
          </table:table-cell>
          <table:table-cell table:number-columns-repeated="3"/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18779" calcext:value-type="float">
            <text:p>18779</text:p>
          </table:table-cell>
          <table:table-cell table:style-name="ce21" office:value-type="float" office:value="9" calcext:value-type="float">
            <text:p>9.0</text:p>
          </table:table-cell>
          <table:table-cell table:style-name="ce21" table:number-columns-repeated="3"/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float" office:value="10753" calcext:value-type="float">
            <text:p>1075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378" calcext:value-type="float">
            <text:p>17378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593" calcext:value-type="float">
            <text:p>14593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8013" calcext:value-type="float">
            <text:p>1801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318" calcext:value-type="float">
            <text:p>19318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298" calcext:value-type="float">
            <text:p>322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731" calcext:value-type="float">
            <text:p>3873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9020" calcext:value-type="float">
            <text:p>14902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table:number-columns-repeated="2"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93737" calcext:value-type="float">
            <text:p>3937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4290" calcext:value-type="float">
            <text:p>54290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47524" calcext:value-type="float">
            <text:p>47524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5671" calcext:value-type="float">
            <text:p>456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609" calcext:value-type="float">
            <text:p>45609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0819" calcext:value-type="float">
            <text:p>6081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289" calcext:value-type="float">
            <text:p>43289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6046" calcext:value-type="float">
            <text:p>5604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710" calcext:value-type="float">
            <text:p>50710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138571" calcext:value-type="float">
            <text:p>138571</text:p>
          </table:table-cell>
          <table:table-cell table:style-name="ce21" office:value-type="float" office:value="5" calcext:value-type="float">
            <text:p>5.0</text:p>
          </table:table-cell>
          <table:table-cell table:style-name="ce21" table:number-columns-repeated="3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" calcext:value-type="float">
            <text:p>6.0</text:p>
          </table:table-cell>
          <table:table-cell table:number-columns-repeated="3"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6914" calcext:value-type="float">
            <text:p>36914</text:p>
          </table:table-cell>
          <table:table-cell table:style-name="ce21" office:value-type="float" office:value="6" calcext:value-type="float">
            <text:p>6.0</text:p>
          </table:table-cell>
          <table:table-cell table:style-name="ce21" table:number-columns-repeated="3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5996" calcext:value-type="float">
            <text:p>559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274" calcext:value-type="float">
            <text:p>13127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2742" calcext:value-type="float">
            <text:p>132742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8201" calcext:value-type="float">
            <text:p>3820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259" calcext:value-type="float">
            <text:p>1425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939" calcext:value-type="float">
            <text:p>6193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534" calcext:value-type="float">
            <text:p>2655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427" calcext:value-type="float">
            <text:p>26242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364" calcext:value-type="float">
            <text:p>636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260" calcext:value-type="float">
            <text:p>209260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62833" calcext:value-type="float">
            <text:p>6283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4236" calcext:value-type="float">
            <text:p>6423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1659" calcext:value-type="float">
            <text:p>5165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483" calcext:value-type="float">
            <text:p>1748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398" calcext:value-type="float">
            <text:p>1333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363" calcext:value-type="float">
            <text:p>208363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8365" calcext:value-type="float">
            <text:p>20836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348" calcext:value-type="float">
            <text:p>26534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2210" calcext:value-type="float">
            <text:p>26221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927" calcext:value-type="float">
            <text:p>26592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936" calcext:value-type="float">
            <text:p>26893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914" calcext:value-type="float">
            <text:p>26791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234" calcext:value-type="float">
            <text:p>2672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343" calcext:value-type="float">
            <text:p>26934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751" calcext:value-type="float">
            <text:p>2775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219" calcext:value-type="float">
            <text:p>26821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60" calcext:value-type="float">
            <text:p>26256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8342" calcext:value-type="float">
            <text:p>268342</text:p>
          </table:table-cell>
          <table:table-cell office:value-type="float" office:value="8" calcext:value-type="float">
            <text:p>8.0</text:p>
          </table:table-cell>
          <table:table-cell table:number-columns-repeated="3"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62352" calcext:value-type="float">
            <text:p>62352</text:p>
          </table:table-cell>
          <table:table-cell table:style-name="ce21" office:value-type="float" office:value="8" calcext:value-type="float">
            <text:p>8.0</text:p>
          </table:table-cell>
          <table:table-cell table:style-name="ce21" table:number-columns-repeated="3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17847" calcext:value-type="float">
            <text:p>1784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4152" calcext:value-type="float">
            <text:p>20415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0402" calcext:value-type="float">
            <text:p>21040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768" calcext:value-type="float">
            <text:p>476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287" calcext:value-type="float">
            <text:p>13628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887" calcext:value-type="float">
            <text:p>135887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9" calcext:value-type="float">
            <text:p>399</text:p>
          </table:table-cell>
          <table:table-cell table:style-name="ce21" office:value-type="float" office:value="6" calcext:value-type="float">
            <text:p>6.0</text:p>
          </table:table-cell>
          <table:table-cell table:style-name="ce21" table:number-columns-repeated="3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52777" calcext:value-type="float">
            <text:p>52777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10016" calcext:value-type="float">
            <text:p>21001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592" calcext:value-type="float">
            <text:p>263592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2760" calcext:value-type="float">
            <text:p>5276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9" calcext:value-type="float">
            <text:p>9.0</text:p>
          </table:table-cell>
          <table:table-cell table:number-columns-repeated="3"/>
          <table:table-cell table:style-name="ce28" office:value-type="float" office:value="9" calcext:value-type="float">
            <text:p>9.0</text:p>
          </table:table-cell>
        </table:table-row>
        <table:table-row table:style-name="ro1">
          <table:table-cell table:style-name="ce16" office:value-type="float" office:value="262949" calcext:value-type="float">
            <text:p>26294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7325" calcext:value-type="float">
            <text:p>7325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5609" calcext:value-type="float">
            <text:p>2560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04" calcext:value-type="float">
            <text:p>262504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10066" calcext:value-type="float">
            <text:p>21006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1003" calcext:value-type="float">
            <text:p>2710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382" calcext:value-type="float">
            <text:p>262382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70737" calcext:value-type="float">
            <text:p>270737</text:p>
          </table:table-cell>
          <table:table-cell table:style-name="ce21" office:value-type="float" office:value="6" calcext:value-type="float">
            <text:p>6.0</text:p>
          </table:table-cell>
          <table:table-cell table:style-name="ce21" table:number-columns-repeated="3"/>
          <table:table-cell office:value-type="float" office:value="6" calcext:value-type="float">
            <text:p>6.0</text:p>
          </table:table-cell>
        </table:table-row>
        <table:table-row table:style-name="ro1">
          <table:table-cell office:value-type="float" office:value="60929" calcext:value-type="float">
            <text:p>6092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001" calcext:value-type="float">
            <text:p>21000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1668" calcext:value-type="float">
            <text:p>20166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190" calcext:value-type="float">
            <text:p>20619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6641" calcext:value-type="float">
            <text:p>20664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846" calcext:value-type="float">
            <text:p>2884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786" calcext:value-type="float">
            <text:p>20778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71" calcext:value-type="float">
            <text:p>5371</text:p>
          </table:table-cell>
          <table:table-cell table:style-name="ce21" office:value-type="float" office:value="10" calcext:value-type="float">
            <text:p>10.0</text:p>
          </table:table-cell>
          <table:table-cell table:style-name="ce21" table:number-columns-repeated="3"/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35956" calcext:value-type="float">
            <text:p>3595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3281" calcext:value-type="float">
            <text:p>2328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6982" calcext:value-type="float">
            <text:p>39698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2735" calcext:value-type="float">
            <text:p>127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075" calcext:value-type="float">
            <text:p>807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8402" calcext:value-type="float">
            <text:p>8402</text:p>
          </table:table-cell>
          <table:table-cell table:style-name="ce21" office:value-type="float" office:value="8" calcext:value-type="float">
            <text:p>8.0</text:p>
          </table:table-cell>
          <table:table-cell table:style-name="ce21" table:number-columns-repeated="3"/>
          <table:table-cell office:value-type="float" office:value="8" calcext:value-type="float">
            <text:p>8.0</text:p>
          </table:table-cell>
        </table:table-row>
        <table:table-row table:style-name="ro1">
          <table:table-cell office:value-type="float" office:value="64267" calcext:value-type="float">
            <text:p>6426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8143" calcext:value-type="float">
            <text:p>58143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08287" calcext:value-type="float">
            <text:p>20828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9242" calcext:value-type="float">
            <text:p>20924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9802" calcext:value-type="float">
            <text:p>29802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6238" calcext:value-type="float">
            <text:p>39623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979" calcext:value-type="float">
            <text:p>1397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465" calcext:value-type="float">
            <text:p>39846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692" calcext:value-type="float">
            <text:p>36692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35377" calcext:value-type="float">
            <text:p>135377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2491" calcext:value-type="float">
            <text:p>12491</text:p>
          </table:table-cell>
          <table:table-cell table:style-name="ce21" office:value-type="float" office:value="5" calcext:value-type="float">
            <text:p>5.0</text:p>
          </table:table-cell>
          <table:table-cell table:style-name="ce21" table:number-columns-repeated="3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9537" calcext:value-type="float">
            <text:p>3953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823" calcext:value-type="float">
            <text:p>134823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4724" calcext:value-type="float">
            <text:p>4472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254" calcext:value-type="float">
            <text:p>3725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471" calcext:value-type="float">
            <text:p>328471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33847" calcext:value-type="float">
            <text:p>133847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011" calcext:value-type="float">
            <text:p>7011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5592" calcext:value-type="float">
            <text:p>5559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855" calcext:value-type="float">
            <text:p>2785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1826" calcext:value-type="float">
            <text:p>21182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371" calcext:value-type="float">
            <text:p>2093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4286" calcext:value-type="float">
            <text:p>6428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1897" calcext:value-type="float">
            <text:p>4189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427" calcext:value-type="float">
            <text:p>135427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48" calcext:value-type="float">
            <text:p>34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204" calcext:value-type="float">
            <text:p>202204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3775" calcext:value-type="float">
            <text:p>4377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711" calcext:value-type="float">
            <text:p>13471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226" calcext:value-type="float">
            <text:p>13422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8032" calcext:value-type="float">
            <text:p>13803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303" calcext:value-type="float">
            <text:p>265303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2979" calcext:value-type="float">
            <text:p>52979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2622" calcext:value-type="float">
            <text:p>26262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9107" calcext:value-type="float">
            <text:p>39910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1596" calcext:value-type="float">
            <text:p>2015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float" office:value="7" calcext:value-type="float">
            <text:p>7.0</text:p>
          </table:table-cell>
          <table:table-cell table:style-name="ce21" table:number-columns-repeated="3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960" calcext:value-type="float">
            <text:p>16960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7771" calcext:value-type="float">
            <text:p>39777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103" calcext:value-type="float">
            <text:p>8103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6548" calcext:value-type="float">
            <text:p>3654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1918" calcext:value-type="float">
            <text:p>6191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543" calcext:value-type="float">
            <text:p>26254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61" calcext:value-type="float">
            <text:p>2666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37" calcext:value-type="float">
            <text:p>12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528" calcext:value-type="float">
            <text:p>4552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40" calcext:value-type="float">
            <text:p>20940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260" calcext:value-type="float">
            <text:p>43260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090" calcext:value-type="float">
            <text:p>13109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447" calcext:value-type="float">
            <text:p>1744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19437" calcext:value-type="float">
            <text:p>194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978" calcext:value-type="float">
            <text:p>1897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8968" calcext:value-type="float">
            <text:p>138968</text:p>
          </table:table-cell>
          <table:table-cell office:value-type="float" office:value="6" calcext:value-type="float">
            <text:p>6.0</text:p>
          </table:table-cell>
          <table:table-cell table:number-columns-repeated="3"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64249" calcext:value-type="float">
            <text:p>6424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6977" calcext:value-type="float">
            <text:p>20697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147" calcext:value-type="float">
            <text:p>2214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86" calcext:value-type="float">
            <text:p>2386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5911" calcext:value-type="float">
            <text:p>3591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37" calcext:value-type="float">
            <text:p>237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1928" calcext:value-type="float">
            <text:p>21928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2282" calcext:value-type="float">
            <text:p>62282</text:p>
          </table:table-cell>
          <table:table-cell table:style-name="ce21" office:value-type="float" office:value="7" calcext:value-type="float">
            <text:p>7.0</text:p>
          </table:table-cell>
          <table:table-cell table:style-name="ce21" table:number-columns-repeated="3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684" calcext:value-type="float">
            <text:p>1268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993" calcext:value-type="float">
            <text:p>3989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0570" calcext:value-type="float">
            <text:p>14057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185" calcext:value-type="float">
            <text:p>4618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6906" calcext:value-type="float">
            <text:p>4690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3199" calcext:value-type="float">
            <text:p>133199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7620" calcext:value-type="float">
            <text:p>3762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292" calcext:value-type="float">
            <text:p>14029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178" calcext:value-type="float">
            <text:p>13117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659" calcext:value-type="float">
            <text:p>5865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428" calcext:value-type="float">
            <text:p>20942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780" calcext:value-type="float">
            <text:p>26478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8618" calcext:value-type="float">
            <text:p>26861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517" calcext:value-type="float">
            <text:p>26451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170" calcext:value-type="float">
            <text:p>26917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929" calcext:value-type="float">
            <text:p>27192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545" calcext:value-type="float">
            <text:p>26554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1148" calcext:value-type="float">
            <text:p>3114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34" calcext:value-type="float">
            <text:p>33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620" calcext:value-type="float">
            <text:p>662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439" calcext:value-type="float">
            <text:p>2243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5653" calcext:value-type="float">
            <text:p>2565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4538" calcext:value-type="float">
            <text:p>5453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21" calcext:value-type="float">
            <text:p>2702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01" calcext:value-type="float">
            <text:p>1990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4119" calcext:value-type="float">
            <text:p>54119</text:p>
          </table:table-cell>
          <table:table-cell table:style-name="ce21" office:value-type="float" office:value="5" calcext:value-type="float">
            <text:p>5.0</text:p>
          </table:table-cell>
          <table:table-cell table:style-name="ce21" table:number-columns-repeated="3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42003" calcext:value-type="float">
            <text:p>4200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3072" calcext:value-type="float">
            <text:p>43072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27687" calcext:value-type="float">
            <text:p>32768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940" calcext:value-type="float">
            <text:p>32894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1267" calcext:value-type="float">
            <text:p>131267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9430" calcext:value-type="float">
            <text:p>943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3671" calcext:value-type="float">
            <text:p>236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185" calcext:value-type="float">
            <text:p>13518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194" calcext:value-type="float">
            <text:p>14719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3591" calcext:value-type="float">
            <text:p>13359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795" calcext:value-type="float">
            <text:p>13479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573" calcext:value-type="float">
            <text:p>28573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6" calcext:value-type="float">
            <text:p>6.0</text:p>
          </table:table-cell>
          <table:table-cell table:style-name="ce21" table:number-columns-repeated="2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395973" calcext:value-type="float">
            <text:p>395973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8616" calcext:value-type="float">
            <text:p>38616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3386" calcext:value-type="float">
            <text:p>39338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" calcext:value-type="float">
            <text:p>8.0</text:p>
          </table:table-cell>
          <table:table-cell table:number-columns-repeated="3"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637" calcext:value-type="float">
            <text:p>637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8118" calcext:value-type="float">
            <text:p>28118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484" calcext:value-type="float">
            <text:p>348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951" calcext:value-type="float">
            <text:p>137951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2358" calcext:value-type="float">
            <text:p>3235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842" calcext:value-type="float">
            <text:p>26284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596" calcext:value-type="float">
            <text:p>5259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519" calcext:value-type="float">
            <text:p>26351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808" calcext:value-type="float">
            <text:p>480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676" calcext:value-type="float">
            <text:p>1767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538" calcext:value-type="float">
            <text:p>453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065" calcext:value-type="float">
            <text:p>4006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5805" calcext:value-type="float">
            <text:p>3580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023" calcext:value-type="float">
            <text:p>6302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7279" calcext:value-type="float">
            <text:p>20727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010" calcext:value-type="float">
            <text:p>5001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97423" calcext:value-type="float">
            <text:p>397423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752" calcext:value-type="float">
            <text:p>13575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8485" calcext:value-type="float">
            <text:p>208485</text:p>
          </table:table-cell>
          <table:table-cell table:style-name="ce21" office:value-type="float" office:value="5" calcext:value-type="float">
            <text:p>5.0</text:p>
          </table:table-cell>
          <table:table-cell table:style-name="ce21" table:number-columns-repeated="3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00019" calcext:value-type="float">
            <text:p>200019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544" calcext:value-type="float">
            <text:p>1544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4735" calcext:value-type="float">
            <text:p>447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392" calcext:value-type="float">
            <text:p>1039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653" calcext:value-type="float">
            <text:p>5565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994" calcext:value-type="float">
            <text:p>35994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76" calcext:value-type="float">
            <text:p>37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606" calcext:value-type="float">
            <text:p>39960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591" calcext:value-type="float">
            <text:p>1659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167" calcext:value-type="float">
            <text:p>616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6384" calcext:value-type="float">
            <text:p>13638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7967" calcext:value-type="float">
            <text:p>20796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3652" calcext:value-type="float">
            <text:p>133652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63139" calcext:value-type="float">
            <text:p>63139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705" calcext:value-type="float">
            <text:p>37705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59895" calcext:value-type="float">
            <text:p>5989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205" calcext:value-type="float">
            <text:p>3720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700" calcext:value-type="float">
            <text:p>327700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7671" calcext:value-type="float">
            <text:p>3767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28880" calcext:value-type="float">
            <text:p>32888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421" calcext:value-type="float">
            <text:p>1742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341" calcext:value-type="float">
            <text:p>13934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621" calcext:value-type="float">
            <text:p>20862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821" calcext:value-type="float">
            <text:p>13582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1732" calcext:value-type="float">
            <text:p>21173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7458" calcext:value-type="float">
            <text:p>26745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330" calcext:value-type="float">
            <text:p>26933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262529" calcext:value-type="float">
            <text:p>26252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7181" calcext:value-type="float">
            <text:p>26718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491" calcext:value-type="float">
            <text:p>26349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3760" calcext:value-type="float">
            <text:p>6376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768" calcext:value-type="float">
            <text:p>22768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70" calcext:value-type="float">
            <text:p>37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8851" calcext:value-type="float">
            <text:p>4885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34" calcext:value-type="float">
            <text:p>1343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276" calcext:value-type="float">
            <text:p>2027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4246" calcext:value-type="float">
            <text:p>5424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9974" calcext:value-type="float">
            <text:p>2997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204" calcext:value-type="float">
            <text:p>397204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0172" calcext:value-type="float">
            <text:p>20172</text:p>
          </table:table-cell>
          <table:table-cell table:number-columns-repeated="2"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4666" calcext:value-type="float">
            <text:p>3466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1082" calcext:value-type="float">
            <text:p>4108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739" calcext:value-type="float">
            <text:p>4873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392" calcext:value-type="float">
            <text:p>5839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141" calcext:value-type="float">
            <text:p>13614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843" calcext:value-type="float">
            <text:p>3884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486" calcext:value-type="float">
            <text:p>14148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7461" calcext:value-type="float">
            <text:p>13746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113" calcext:value-type="float">
            <text:p>1401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2426" calcext:value-type="float">
            <text:p>14242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9322" calcext:value-type="float">
            <text:p>14932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507" calcext:value-type="float">
            <text:p>13450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9381" calcext:value-type="float">
            <text:p>5938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231" calcext:value-type="float">
            <text:p>5231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64284" calcext:value-type="float">
            <text:p>26428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684" calcext:value-type="float">
            <text:p>1368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676" calcext:value-type="float">
            <text:p>26267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264" calcext:value-type="float">
            <text:p>2826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108" calcext:value-type="float">
            <text:p>202108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7405" calcext:value-type="float">
            <text:p>3740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60781" calcext:value-type="float">
            <text:p>60781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56" calcext:value-type="float">
            <text:p>285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787" calcext:value-type="float">
            <text:p>47787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9981" calcext:value-type="float">
            <text:p>4998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774" calcext:value-type="float">
            <text:p>1577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731" calcext:value-type="float">
            <text:p>1573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0721" calcext:value-type="float">
            <text:p>6072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9314" calcext:value-type="float">
            <text:p>2931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7819" calcext:value-type="float">
            <text:p>1781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2779" calcext:value-type="float">
            <text:p>13277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8469" calcext:value-type="float">
            <text:p>28469</text:p>
          </table:table-cell>
          <table:table-cell table:number-columns-repeated="2"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96" calcext:value-type="float">
            <text:p>26496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121" calcext:value-type="float">
            <text:p>4912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7232" calcext:value-type="float">
            <text:p>397232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7238" calcext:value-type="float">
            <text:p>397238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7222" calcext:value-type="float">
            <text:p>39722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7233" calcext:value-type="float">
            <text:p>397233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7219" calcext:value-type="float">
            <text:p>397219</text:p>
          </table:table-cell>
          <table:table-cell table:style-name="ce21" office:value-type="float" office:value="4" calcext:value-type="float">
            <text:p>4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97215" calcext:value-type="float">
            <text:p>397215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table:style-name="ce28" office:value-type="float" office:value="5" calcext:value-type="float">
            <text:p>5.0</text:p>
          </table:table-cell>
        </table:table-row>
        <table:table-row table:style-name="ro1">
          <table:table-cell table:style-name="ce16" office:value-type="float" office:value="397225" calcext:value-type="float">
            <text:p>397225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7220" calcext:value-type="float">
            <text:p>397220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7237" calcext:value-type="float">
            <text:p>397237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7218" calcext:value-type="float">
            <text:p>39721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7231" calcext:value-type="float">
            <text:p>397231</text:p>
          </table:table-cell>
          <table:table-cell table:style-name="ce21" office:value-type="float" office:value="4" calcext:value-type="float">
            <text:p>4.0</text:p>
          </table:table-cell>
          <table:table-cell table:style-name="ce21" table:number-columns-repeated="3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397213" calcext:value-type="float">
            <text:p>397213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97228" calcext:value-type="float">
            <text:p>39722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020" calcext:value-type="float">
            <text:p>5502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992" calcext:value-type="float">
            <text:p>3699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947" calcext:value-type="float">
            <text:p>3694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341" calcext:value-type="float">
            <text:p>134341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10531" calcext:value-type="float">
            <text:p>21053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1746" calcext:value-type="float">
            <text:p>20174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2384" calcext:value-type="float">
            <text:p>20238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5407" calcext:value-type="float">
            <text:p>13540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7159" calcext:value-type="float">
            <text:p>4715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4387" calcext:value-type="float">
            <text:p>4438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183" calcext:value-type="float">
            <text:p>2118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269" calcext:value-type="float">
            <text:p>13126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090" calcext:value-type="float">
            <text:p>1109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348" calcext:value-type="float">
            <text:p>20934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669" calcext:value-type="float">
            <text:p>20566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9392" calcext:value-type="float">
            <text:p>5939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871" calcext:value-type="float">
            <text:p>2387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8505" calcext:value-type="float">
            <text:p>38505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8280" calcext:value-type="float">
            <text:p>13828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7480" calcext:value-type="float">
            <text:p>13748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4475" calcext:value-type="float">
            <text:p>13447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9769" calcext:value-type="float">
            <text:p>149769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51095" calcext:value-type="float">
            <text:p>15109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6990" calcext:value-type="float">
            <text:p>13699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172" calcext:value-type="float">
            <text:p>5317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334" calcext:value-type="float">
            <text:p>2103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226" calcext:value-type="float">
            <text:p>39722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3596" calcext:value-type="float">
            <text:p>5359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943" calcext:value-type="float">
            <text:p>3094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6583" calcext:value-type="float">
            <text:p>39658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521" calcext:value-type="float">
            <text:p>2852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755" calcext:value-type="float">
            <text:p>3875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8266" calcext:value-type="float">
            <text:p>38266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49392" calcext:value-type="float">
            <text:p>49392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9351" calcext:value-type="float">
            <text:p>3935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1689" calcext:value-type="float">
            <text:p>4168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8359" calcext:value-type="float">
            <text:p>4835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699" calcext:value-type="float">
            <text:p>3569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8862" calcext:value-type="float">
            <text:p>20886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687" calcext:value-type="float">
            <text:p>13868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677" calcext:value-type="float">
            <text:p>20867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863" calcext:value-type="float">
            <text:p>24863</text:p>
          </table:table-cell>
          <table:table-cell office:value-type="float" office:value="6" calcext:value-type="float">
            <text:p>6.0</text:p>
          </table:table-cell>
          <table:table-cell table:number-columns-repeated="3"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37619" calcext:value-type="float">
            <text:p>3761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183" calcext:value-type="float">
            <text:p>3718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7287" calcext:value-type="float">
            <text:p>14728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6971" calcext:value-type="float">
            <text:p>569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3296" calcext:value-type="float">
            <text:p>21329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927" calcext:value-type="float">
            <text:p>26492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012" calcext:value-type="float">
            <text:p>26401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126" calcext:value-type="float">
            <text:p>26512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7411" calcext:value-type="float">
            <text:p>1741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2519" calcext:value-type="float">
            <text:p>14251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607" calcext:value-type="float">
            <text:p>5460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28432" calcext:value-type="float">
            <text:p>32843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700" calcext:value-type="float">
            <text:p>13570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3679" calcext:value-type="float">
            <text:p>13367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154" calcext:value-type="float">
            <text:p>13715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553" calcext:value-type="float">
            <text:p>13755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042" calcext:value-type="float">
            <text:p>147042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8030" calcext:value-type="float">
            <text:p>138030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4871" calcext:value-type="float">
            <text:p>13487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571" calcext:value-type="float">
            <text:p>26457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3770" calcext:value-type="float">
            <text:p>3377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6452" calcext:value-type="float">
            <text:p>26645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86" calcext:value-type="float">
            <text:p>19886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2866" calcext:value-type="float">
            <text:p>26286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993" calcext:value-type="float">
            <text:p>5299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70532" calcext:value-type="float">
            <text:p>27053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140" calcext:value-type="float">
            <text:p>5314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029" calcext:value-type="float">
            <text:p>2902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4843" calcext:value-type="float">
            <text:p>204843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99046" calcext:value-type="float">
            <text:p>199046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12703" calcext:value-type="float">
            <text:p>127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0907" calcext:value-type="float">
            <text:p>210907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2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934" calcext:value-type="float">
            <text:p>329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5229" calcext:value-type="float">
            <text:p>2522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1984" calcext:value-type="float">
            <text:p>4198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0197" calcext:value-type="float">
            <text:p>20019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037" calcext:value-type="float">
            <text:p>130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8823" calcext:value-type="float">
            <text:p>39882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576" calcext:value-type="float">
            <text:p>1357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99195" calcext:value-type="float">
            <text:p>39919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814" calcext:value-type="float">
            <text:p>327814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30993" calcext:value-type="float">
            <text:p>309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049" calcext:value-type="float">
            <text:p>3704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750" calcext:value-type="float">
            <text:p>32875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016" calcext:value-type="float">
            <text:p>3701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113" calcext:value-type="float">
            <text:p>2651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9496" calcext:value-type="float">
            <text:p>1994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2390" calcext:value-type="float">
            <text:p>6239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064" calcext:value-type="float">
            <text:p>200064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347" calcext:value-type="float">
            <text:p>26334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8044" calcext:value-type="float">
            <text:p>26804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136" calcext:value-type="float">
            <text:p>26813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363" calcext:value-type="float">
            <text:p>26936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886" calcext:value-type="float">
            <text:p>26988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9738" calcext:value-type="float">
            <text:p>973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260" calcext:value-type="float">
            <text:p>1626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6401" calcext:value-type="float">
            <text:p>4640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999" calcext:value-type="float">
            <text:p>20399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2586" calcext:value-type="float">
            <text:p>42586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05983" calcext:value-type="float">
            <text:p>20598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7073" calcext:value-type="float">
            <text:p>57073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7474" calcext:value-type="float">
            <text:p>5747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598" calcext:value-type="float">
            <text:p>32859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8888" calcext:value-type="float">
            <text:p>32888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531" calcext:value-type="float">
            <text:p>3753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9012" calcext:value-type="float">
            <text:p>32901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713" calcext:value-type="float">
            <text:p>387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6093" calcext:value-type="float">
            <text:p>13609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385" calcext:value-type="float">
            <text:p>13838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7298" calcext:value-type="float">
            <text:p>14729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5327" calcext:value-type="float">
            <text:p>13532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4949" calcext:value-type="float">
            <text:p>3494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37" calcext:value-type="float">
            <text:p>2713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354" calcext:value-type="float">
            <text:p>335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323" calcext:value-type="float">
            <text:p>26232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991" calcext:value-type="float">
            <text:p>26399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5124" calcext:value-type="float">
            <text:p>20512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043" calcext:value-type="float">
            <text:p>13043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28227" calcext:value-type="float">
            <text:p>32822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865" calcext:value-type="float">
            <text:p>26486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5287" calcext:value-type="float">
            <text:p>20528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435" calcext:value-type="float">
            <text:p>26343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99598" calcext:value-type="float">
            <text:p>1995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809" calcext:value-type="float">
            <text:p>5280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486" calcext:value-type="float">
            <text:p>262486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57615" calcext:value-type="float">
            <text:p>5761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3811" calcext:value-type="float">
            <text:p>20381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1990" calcext:value-type="float">
            <text:p>20199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767" calcext:value-type="float">
            <text:p>6176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523" calcext:value-type="float">
            <text:p>26752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49581" calcext:value-type="float">
            <text:p>4958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6135" calcext:value-type="float">
            <text:p>1613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068" calcext:value-type="float">
            <text:p>20306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352" calcext:value-type="float">
            <text:p>3635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00482" calcext:value-type="float">
            <text:p>20048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4868" calcext:value-type="float">
            <text:p>20486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8671" calcext:value-type="float">
            <text:p>1867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013" calcext:value-type="float">
            <text:p>130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475" calcext:value-type="float">
            <text:p>4647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443" calcext:value-type="float">
            <text:p>13744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898" calcext:value-type="float">
            <text:p>318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423" calcext:value-type="float">
            <text:p>2242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8608" calcext:value-type="float">
            <text:p>13860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8503" calcext:value-type="float">
            <text:p>485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0144" calcext:value-type="float">
            <text:p>6014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351" calcext:value-type="float">
            <text:p>6035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1302" calcext:value-type="float">
            <text:p>6130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6003" calcext:value-type="float">
            <text:p>2060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613" calcext:value-type="float">
            <text:p>5061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8879" calcext:value-type="float">
            <text:p>5887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4936" calcext:value-type="float">
            <text:p>5493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664" calcext:value-type="float">
            <text:p>11664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253" calcext:value-type="float">
            <text:p>26225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608" calcext:value-type="float">
            <text:p>32860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409" calcext:value-type="float">
            <text:p>2840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986" calcext:value-type="float">
            <text:p>3698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3929" calcext:value-type="float">
            <text:p>13392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277" calcext:value-type="float">
            <text:p>3827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983" calcext:value-type="float">
            <text:p>2798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773" calcext:value-type="float">
            <text:p>1477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1646" calcext:value-type="float">
            <text:p>271646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4" calcext:value-type="float">
            <text:p>4.0</text:p>
          </table:table-cell>
        </table:table-row>
        <table:table-row table:style-name="ro1">
          <table:table-cell table:style-name="ce16" office:value-type="float" office:value="268599" calcext:value-type="float">
            <text:p>26859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245" calcext:value-type="float">
            <text:p>5324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182" calcext:value-type="float">
            <text:p>5318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043" calcext:value-type="float">
            <text:p>26904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511" calcext:value-type="float">
            <text:p>27151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410" calcext:value-type="float">
            <text:p>39641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3844" calcext:value-type="float">
            <text:p>393844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8" calcext:value-type="float">
            <text:p>36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1093" calcext:value-type="float">
            <text:p>13109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342" calcext:value-type="float">
            <text:p>14134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0117" calcext:value-type="float">
            <text:p>6011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0279" calcext:value-type="float">
            <text:p>1027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16" calcext:value-type="float">
            <text:p>2721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703" calcext:value-type="float">
            <text:p>227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table:style-name="ce28" office:value-type="float" office:value="7" calcext:value-type="float">
            <text:p>7.0</text:p>
          </table:table-cell>
        </table:table-row>
        <table:table-row table:style-name="ro1">
          <table:table-cell table:style-name="ce16" office:value-type="float" office:value="49006" calcext:value-type="float">
            <text:p>4900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150" calcext:value-type="float">
            <text:p>3915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7663" calcext:value-type="float">
            <text:p>19766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0774" calcext:value-type="float">
            <text:p>15077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947" calcext:value-type="float">
            <text:p>14094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631" calcext:value-type="float">
            <text:p>26663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5039" calcext:value-type="float">
            <text:p>3503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52893" calcext:value-type="float">
            <text:p>528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736" calcext:value-type="float">
            <text:p>26373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704" calcext:value-type="float">
            <text:p>26570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2683" calcext:value-type="float">
            <text:p>26268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3924" calcext:value-type="float">
            <text:p>263924</text:p>
          </table:table-cell>
          <table:table-cell table:style-name="ce21" office:value-type="float" office:value="2" calcext:value-type="float">
            <text:p>2.0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2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9492" calcext:value-type="float">
            <text:p>20949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213" calcext:value-type="float">
            <text:p>2821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4923" calcext:value-type="float">
            <text:p>264923</text:p>
          </table:table-cell>
          <table:table-cell table:style-name="ce21" office:value-type="float" office:value="3" calcext:value-type="float">
            <text:p>3.0</text:p>
          </table:table-cell>
          <table:table-cell table:style-name="ce21" table:number-columns-repeated="3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262932" calcext:value-type="float">
            <text:p>26293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405" calcext:value-type="float">
            <text:p>5240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438" calcext:value-type="float">
            <text:p>262438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786" calcext:value-type="float">
            <text:p>5278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439" calcext:value-type="float">
            <text:p>26243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643" calcext:value-type="float">
            <text:p>5264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73" calcext:value-type="float">
            <text:p>5277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519" calcext:value-type="float">
            <text:p>271519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6005" calcext:value-type="float">
            <text:p>20600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7022" calcext:value-type="float">
            <text:p>5702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9909" calcext:value-type="float">
            <text:p>26990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707" calcext:value-type="float">
            <text:p>27070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8474" calcext:value-type="float">
            <text:p>847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781" calcext:value-type="float">
            <text:p>1978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4404" calcext:value-type="float">
            <text:p>39440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391" calcext:value-type="float">
            <text:p>5039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04" calcext:value-type="float">
            <text:p>1390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343" calcext:value-type="float">
            <text:p>398343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2200" calcext:value-type="float">
            <text:p>1220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883" calcext:value-type="float">
            <text:p>19888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034" calcext:value-type="float">
            <text:p>320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798" calcext:value-type="float">
            <text:p>3279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5256" calcext:value-type="float">
            <text:p>5525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646" calcext:value-type="float">
            <text:p>26464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01" calcext:value-type="float">
            <text:p>380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0175" calcext:value-type="float">
            <text:p>3017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5154" calcext:value-type="float">
            <text:p>5515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481" calcext:value-type="float">
            <text:p>27048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614" calcext:value-type="float">
            <text:p>5461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4550" calcext:value-type="float">
            <text:p>2455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688" calcext:value-type="float">
            <text:p>29688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8019" calcext:value-type="float">
            <text:p>3801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7234" calcext:value-type="float">
            <text:p>397234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7239" calcext:value-type="float">
            <text:p>397239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432" calcext:value-type="float">
            <text:p>2043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907" calcext:value-type="float">
            <text:p>27190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4488" calcext:value-type="float">
            <text:p>5448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9571" calcext:value-type="float">
            <text:p>2957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544" calcext:value-type="float">
            <text:p>3754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672" calcext:value-type="float">
            <text:p>37672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5991" calcext:value-type="float">
            <text:p>5599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01" calcext:value-type="float">
            <text:p>1301</text:p>
          </table:table-cell>
          <table:table-cell table:style-name="ce21" office:value-type="float" office:value="3" calcext:value-type="float">
            <text:p>3.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45786" calcext:value-type="float">
            <text:p>4578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353" calcext:value-type="float">
            <text:p>1635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005" calcext:value-type="float">
            <text:p>26900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593" calcext:value-type="float">
            <text:p>2695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9698" calcext:value-type="float">
            <text:p>2696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662" calcext:value-type="float">
            <text:p>26766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339" calcext:value-type="float">
            <text:p>26733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5735" calcext:value-type="float">
            <text:p>1573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0045" calcext:value-type="float">
            <text:p>40004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823" calcext:value-type="float">
            <text:p>2782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1180" calcext:value-type="float">
            <text:p>14118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7114" calcext:value-type="float">
            <text:p>20711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689" calcext:value-type="float">
            <text:p>3668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7996" calcext:value-type="float">
            <text:p>1379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042" calcext:value-type="float">
            <text:p>13404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3501" calcext:value-type="float">
            <text:p>13350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173" calcext:value-type="float">
            <text:p>39817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431" calcext:value-type="float">
            <text:p>5243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951" calcext:value-type="float">
            <text:p>5295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156" calcext:value-type="float">
            <text:p>39815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8194" calcext:value-type="float">
            <text:p>2819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450" calcext:value-type="float">
            <text:p>26345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007" calcext:value-type="float">
            <text:p>26500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5032" calcext:value-type="float">
            <text:p>26503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209" calcext:value-type="float">
            <text:p>28209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837" calcext:value-type="float">
            <text:p>278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024" calcext:value-type="float">
            <text:p>5302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719" calcext:value-type="float">
            <text:p>26271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245" calcext:value-type="float">
            <text:p>26324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409" calcext:value-type="float">
            <text:p>1440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262" calcext:value-type="float">
            <text:p>27026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026" calcext:value-type="float">
            <text:p>1402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271" calcext:value-type="float">
            <text:p>45271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9286" calcext:value-type="float">
            <text:p>2928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00377" calcext:value-type="float">
            <text:p>40037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1549" calcext:value-type="float">
            <text:p>3154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6236" calcext:value-type="float">
            <text:p>3623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2083" calcext:value-type="float">
            <text:p>1208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660" calcext:value-type="float">
            <text:p>13966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428" calcext:value-type="float">
            <text:p>1342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5286" calcext:value-type="float">
            <text:p>55286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1765" calcext:value-type="float">
            <text:p>5176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623" calcext:value-type="float">
            <text:p>1762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6044" calcext:value-type="float">
            <text:p>5604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258" calcext:value-type="float">
            <text:p>20825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158" calcext:value-type="float">
            <text:p>27015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9077" calcext:value-type="float">
            <text:p>39907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5804" calcext:value-type="float">
            <text:p>4580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225" calcext:value-type="float">
            <text:p>37225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3889" calcext:value-type="float">
            <text:p>2388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233" calcext:value-type="float">
            <text:p>37233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288" calcext:value-type="float">
            <text:p>26428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917" calcext:value-type="float">
            <text:p>61917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8700" calcext:value-type="float">
            <text:p>39870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0893" calcext:value-type="float">
            <text:p>608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0385" calcext:value-type="float">
            <text:p>20038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566" calcext:value-type="float">
            <text:p>265566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43088" calcext:value-type="float">
            <text:p>4308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631" calcext:value-type="float">
            <text:p>2263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0120" calcext:value-type="float">
            <text:p>40012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1803" calcext:value-type="float">
            <text:p>218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107" calcext:value-type="float">
            <text:p>53107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703" calcext:value-type="float">
            <text:p>1570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2428" calcext:value-type="float">
            <text:p>4242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8965" calcext:value-type="float">
            <text:p>13896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2675" calcext:value-type="float">
            <text:p>26267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0614" calcext:value-type="float">
            <text:p>3061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7834" calcext:value-type="float">
            <text:p>783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564" calcext:value-type="float">
            <text:p>19564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387" calcext:value-type="float">
            <text:p>26538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478" calcext:value-type="float">
            <text:p>26547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6386" calcext:value-type="float">
            <text:p>26638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09" calcext:value-type="float">
            <text:p>5270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805" calcext:value-type="float">
            <text:p>26280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639" calcext:value-type="float">
            <text:p>26363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6571" calcext:value-type="float">
            <text:p>396571</text:p>
          </table:table-cell>
          <table:table-cell table:style-name="ce21" office:value-type="float" office:value="2" calcext:value-type="float">
            <text:p>2.0</text:p>
          </table:table-cell>
          <table:table-cell table:style-name="ce21" table:number-columns-repeated="3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3326" calcext:value-type="float">
            <text:p>26332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6547" calcext:value-type="float">
            <text:p>39654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0926" calcext:value-type="float">
            <text:p>4092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0113" calcext:value-type="float">
            <text:p>501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802" calcext:value-type="float">
            <text:p>19880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046" calcext:value-type="float">
            <text:p>20804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3696" calcext:value-type="float">
            <text:p>3369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1585" calcext:value-type="float">
            <text:p>21158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6713" calcext:value-type="float">
            <text:p>1671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0509" calcext:value-type="float">
            <text:p>40050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0277" calcext:value-type="float">
            <text:p>3027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8425" calcext:value-type="float">
            <text:p>39842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9194" calcext:value-type="float">
            <text:p>1919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496" calcext:value-type="float">
            <text:p>27049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053" calcext:value-type="float">
            <text:p>3705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3059" calcext:value-type="float">
            <text:p>5305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7563" calcext:value-type="float">
            <text:p>39756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5319" calcext:value-type="float">
            <text:p>3531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5112" calcext:value-type="float">
            <text:p>20511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471" calcext:value-type="float">
            <text:p>5247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151" calcext:value-type="float">
            <text:p>268151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036" calcext:value-type="float">
            <text:p>265036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004" calcext:value-type="float">
            <text:p>26900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279" calcext:value-type="float">
            <text:p>5227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780" calcext:value-type="float">
            <text:p>5278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9637" calcext:value-type="float">
            <text:p>26963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993" calcext:value-type="float">
            <text:p>26699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233" calcext:value-type="float">
            <text:p>26823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3481" calcext:value-type="float">
            <text:p>203481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2432" calcext:value-type="float">
            <text:p>27243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596" calcext:value-type="float">
            <text:p>659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6542" calcext:value-type="float">
            <text:p>396542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047" calcext:value-type="float">
            <text:p>26047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9040" calcext:value-type="float">
            <text:p>4904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49373" calcext:value-type="float">
            <text:p>49373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813" calcext:value-type="float">
            <text:p>32781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1642" calcext:value-type="float">
            <text:p>13164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55" calcext:value-type="float">
            <text:p>2825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895" calcext:value-type="float">
            <text:p>26389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8194" calcext:value-type="float">
            <text:p>398194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240" calcext:value-type="float">
            <text:p>265240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6023" calcext:value-type="float">
            <text:p>266023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019" calcext:value-type="float">
            <text:p>263019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598" calcext:value-type="float">
            <text:p>263598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266" calcext:value-type="float">
            <text:p>2826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2790" calcext:value-type="float">
            <text:p>5279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095" calcext:value-type="float">
            <text:p>3909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3537" calcext:value-type="float">
            <text:p>263537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7498" calcext:value-type="float">
            <text:p>267498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50689" calcext:value-type="float">
            <text:p>5068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7342" calcext:value-type="float">
            <text:p>37342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295" calcext:value-type="float">
            <text:p>270295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549" calcext:value-type="float">
            <text:p>267549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96546" calcext:value-type="float">
            <text:p>396546</text:p>
          </table:table-cell>
          <table:table-cell table:style-name="ce21" office:value-type="float" office:value="1" calcext:value-type="float">
            <text:p>1.0</text:p>
          </table:table-cell>
          <table:table-cell table:style-name="ce21" table:number-columns-repeated="3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7019" calcext:value-type="float">
            <text:p>37019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4409" calcext:value-type="float">
            <text:p>2440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46966" calcext:value-type="float">
            <text:p>146966</text:p>
          </table:table-cell>
          <table:table-cell/>
          <table:table-cell office:value-type="float" office:value="8" calcext:value-type="float">
            <text:p>8.0</text:p>
          </table:table-cell>
          <table:table-cell table:number-columns-repeated="2"/>
          <table:table-cell table:style-name="ce28" office:value-type="float" office:value="8" calcext:value-type="float">
            <text:p>8.0</text:p>
          </table:table-cell>
        </table:table-row>
        <table:table-row table:style-name="ro1">
          <table:table-cell table:style-name="ce16" office:value-type="float" office:value="24158" calcext:value-type="float">
            <text:p>24158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416" calcext:value-type="float">
            <text:p>21416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4300" calcext:value-type="float">
            <text:p>64300</text:p>
          </table:table-cell>
          <table:table-cell table:style-name="ce21"/>
          <table:table-cell table:style-name="ce21" office:value-type="float" office:value="3" calcext:value-type="float">
            <text:p>3.0</text:p>
          </table:table-cell>
          <table:table-cell table:style-name="ce21" table:number-columns-repeated="2"/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37703" calcext:value-type="float">
            <text:p>137703</text:p>
          </table:table-cell>
          <table:table-cell/>
          <table:table-cell office:value-type="float" office:value="6" calcext:value-type="float">
            <text:p>6.0</text:p>
          </table:table-cell>
          <table:table-cell table:number-columns-repeated="2"/>
          <table:table-cell table:style-name="ce28" office:value-type="float" office:value="6" calcext:value-type="float">
            <text:p>6.0</text:p>
          </table:table-cell>
        </table:table-row>
        <table:table-row table:style-name="ro1">
          <table:table-cell table:style-name="ce16" office:value-type="float" office:value="264461" calcext:value-type="float">
            <text:p>26446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881" calcext:value-type="float">
            <text:p>272881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2744" calcext:value-type="float">
            <text:p>27274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2256" calcext:value-type="float">
            <text:p>202256</text:p>
          </table:table-cell>
          <table:table-cell/>
          <table:table-cell office:value-type="float" office:value="11" calcext:value-type="float">
            <text:p>11.0</text:p>
          </table:table-cell>
          <table:table-cell table:number-columns-repeated="2"/>
          <table:table-cell table:style-name="ce28" office:value-type="float" office:value="11" calcext:value-type="float">
            <text:p>11.0</text:p>
          </table:table-cell>
        </table:table-row>
        <table:table-row table:style-name="ro1">
          <table:table-cell table:style-name="ce16" office:value-type="float" office:value="204318" calcext:value-type="float">
            <text:p>204318</text:p>
          </table:table-cell>
          <table:table-cell table:style-name="ce21"/>
          <table:table-cell table:style-name="ce21" office:value-type="float" office:value="7" calcext:value-type="float">
            <text:p>7.0</text:p>
          </table:table-cell>
          <table:table-cell table:style-name="ce21" table:number-columns-repeated="2"/>
          <table:table-cell office:value-type="float" office:value="7" calcext:value-type="float">
            <text:p>7.0</text:p>
          </table:table-cell>
        </table:table-row>
        <table:table-row table:style-name="ro1">
          <table:table-cell office:value-type="float" office:value="51847" calcext:value-type="float">
            <text:p>51847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50698" calcext:value-type="float">
            <text:p>150698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99200" calcext:value-type="float">
            <text:p>39920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871" calcext:value-type="float">
            <text:p>6871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 table:number-columns-repeated="2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263689" calcext:value-type="float">
            <text:p>263689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4349" calcext:value-type="float">
            <text:p>264349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3115" calcext:value-type="float">
            <text:p>5311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52795" calcext:value-type="float">
            <text:p>52795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0253" calcext:value-type="float">
            <text:p>20253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588" calcext:value-type="float">
            <text:p>262588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636" calcext:value-type="float">
            <text:p>272636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36630" calcext:value-type="float">
            <text:p>36630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35395" calcext:value-type="float">
            <text:p>13539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427" calcext:value-type="float">
            <text:p>1142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1955" calcext:value-type="float">
            <text:p>11955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608" calcext:value-type="float">
            <text:p>265608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7961" calcext:value-type="float">
            <text:p>137961</text:p>
          </table:table-cell>
          <table:table-cell table:style-name="ce21"/>
          <table:table-cell table:style-name="ce21" office:value-type="float" office:value="5" calcext:value-type="float">
            <text:p>5.0</text:p>
          </table:table-cell>
          <table:table-cell table:style-name="ce21" table:number-columns-repeated="2"/>
          <table:table-cell office:value-type="float" office:value="5" calcext:value-type="float">
            <text:p>5.0</text:p>
          </table:table-cell>
        </table:table-row>
        <table:table-row table:style-name="ro1">
          <table:table-cell office:value-type="float" office:value="134970" calcext:value-type="float">
            <text:p>13497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61496" calcext:value-type="float">
            <text:p>61496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883" calcext:value-type="float">
            <text:p>272883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62454" calcext:value-type="float">
            <text:p>262454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1773" calcext:value-type="float">
            <text:p>271773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536" calcext:value-type="float">
            <text:p>200536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38345" calcext:value-type="float">
            <text:p>3834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352" calcext:value-type="float">
            <text:p>335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7853" calcext:value-type="float">
            <text:p>1785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9836" calcext:value-type="float">
            <text:p>19836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41679" calcext:value-type="float">
            <text:p>14167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2884" calcext:value-type="float">
            <text:p>22884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8403" calcext:value-type="float">
            <text:p>28403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2238" calcext:value-type="float">
            <text:p>52238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98825" calcext:value-type="float">
            <text:p>198825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72710" calcext:value-type="float">
            <text:p>27271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1429" calcext:value-type="float">
            <text:p>13142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5607" calcext:value-type="float">
            <text:p>265607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11691" calcext:value-type="float">
            <text:p>21169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847" calcext:value-type="float">
            <text:p>272847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4812" calcext:value-type="float">
            <text:p>4481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51338" calcext:value-type="float">
            <text:p>151338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52257" calcext:value-type="float">
            <text:p>52257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08454" calcext:value-type="float">
            <text:p>208454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2618" calcext:value-type="float">
            <text:p>212618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207" calcext:value-type="float">
            <text:p>268207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9615" calcext:value-type="float">
            <text:p>26961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49037" calcext:value-type="float">
            <text:p>4903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27733" calcext:value-type="float">
            <text:p>327733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328437" calcext:value-type="float">
            <text:p>32843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47224" calcext:value-type="float">
            <text:p>147224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2748" calcext:value-type="float">
            <text:p>262748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5419" calcext:value-type="float">
            <text:p>265419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3642" calcext:value-type="float">
            <text:p>263642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10258" calcext:value-type="float">
            <text:p>210258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321" calcext:value-type="float">
            <text:p>13932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2656" calcext:value-type="float">
            <text:p>272656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200780" calcext:value-type="float">
            <text:p>200780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0264" calcext:value-type="float">
            <text:p>40264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36868" calcext:value-type="float">
            <text:p>36868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10626" calcext:value-type="float">
            <text:p>210626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7927" calcext:value-type="float">
            <text:p>27927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8130" calcext:value-type="float">
            <text:p>58130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263267" calcext:value-type="float">
            <text:p>263267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4708" calcext:value-type="float">
            <text:p>24708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2"/>
          <table:table-cell table:style-name="ce28" office:value-type="float" office:value="3" calcext:value-type="float">
            <text:p>3.0</text:p>
          </table:table-cell>
        </table:table-row>
        <table:table-row table:style-name="ro1">
          <table:table-cell table:style-name="ce16" office:value-type="float" office:value="7016" calcext:value-type="float">
            <text:p>7016</text:p>
          </table:table-cell>
          <table:table-cell table:style-name="ce21"/>
          <table:table-cell table:style-name="ce21" office:value-type="float" office:value="2" calcext:value-type="float">
            <text:p>2.0</text:p>
          </table:table-cell>
          <table:table-cell table:style-name="ce21" table:number-columns-repeated="2"/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64962" calcext:value-type="float">
            <text:p>264962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table:style-name="ce28" office:value-type="float" office:value="2" calcext:value-type="float">
            <text:p>2.0</text:p>
          </table:table-cell>
        </table:table-row>
        <table:table-row table:style-name="ro1">
          <table:table-cell table:style-name="ce16" office:value-type="float" office:value="134331" calcext:value-type="float">
            <text:p>13433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7270" calcext:value-type="float">
            <text:p>26727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139967" calcext:value-type="float">
            <text:p>13996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8613" calcext:value-type="float">
            <text:p>28613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5953" calcext:value-type="float">
            <text:p>26595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64796" calcext:value-type="float">
            <text:p>264796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517" calcext:value-type="float">
            <text:p>271517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09209" calcext:value-type="float">
            <text:p>209209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653" calcext:value-type="float">
            <text:p>27065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46969" calcext:value-type="float">
            <text:p>46969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6801" calcext:value-type="float">
            <text:p>26801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31445" calcext:value-type="float">
            <text:p>13144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2379" calcext:value-type="float">
            <text:p>22379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70088" calcext:value-type="float">
            <text:p>270088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1282" calcext:value-type="float">
            <text:p>271282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98041" calcext:value-type="float">
            <text:p>398041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6" office:value-type="float" office:value="270393" calcext:value-type="float">
            <text:p>270393</text:p>
          </table:table-cell>
          <table:table-cell table:style-name="ce21"/>
          <table:table-cell table:style-name="ce21" office:value-type="float" office:value="1" calcext:value-type="float">
            <text:p>1.0</text:p>
          </table:table-cell>
          <table:table-cell table:style-name="ce21" table:number-columns-repeated="2"/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29789" calcext:value-type="float">
            <text:p>29789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table:style-name="ce28" office:value-type="float" office:value="1" calcext:value-type="float">
            <text:p>1.0</text:p>
          </table:table-cell>
        </table:table-row>
        <table:table-row table:style-name="ro1">
          <table:table-cell table:style-name="ce18" office:value-type="float" office:value="48741" calcext:value-type="float">
            <text:p>48741</text:p>
          </table:table-cell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29" office:value-type="float" office:value="1" calcext:value-type="float">
            <text:p>1.0</text:p>
          </table:table-cell>
        </table:table-row>
        <calcext:conditional-formats>
          <calcext:conditional-format calcext:target-range-address="as_change_counts_day.F7:as_change_counts_day.F4433">
            <calcext:color-scale>
              <calcext:color-scale-entry calcext:value="0" calcext:type="minimum" calcext:color="#18a30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23:37:07.2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23:38:03.573000000</dc:date>
    <meta:editing-duration>PT2M40S</meta:editing-duration>
    <meta:editing-cycles>2</meta:editing-cycles>
    <meta:generator>LibreOffice/24.8.2.1$Windows_X86_64 LibreOffice_project/0f794b6e29741098670a3b95d60478a65d05ef13</meta:generator>
    <meta:document-statistic meta:table-count="1" meta:cell-count="14884" meta:object-count="0"/>
  </office:meta>
</office:document-meta>
</file>